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font-face-decls>
    <style:font-face style:font-family-generic="system" style:font-pitch="variable" style:name="함초롬바탕" svg:font-family="함초롬바탕"/>
    <style:font-face style:font-family-generic="system" style:font-pitch="variable" style:name="함초롬바탕" svg:font-family="함초롬바탕"/>
    <style:font-face style:font-family-generic="system" style:font-pitch="variable" style:name="함초롬바탕" svg:font-family="함초롬바탕"/>
    <style:font-face style:font-family-generic="system" style:font-pitch="variable" style:name="함초롬바탕" svg:font-family="함초롬바탕"/>
    <style:font-face style:font-family-generic="system" style:font-pitch="variable" style:name="함초롬바탕" svg:font-family="함초롬바탕"/>
  </office:font-face-decls>
  <office:automatic-styles>
    <style:style style:family="paragraph" style:name="P1" style:parent-style-name="0">
      <style:paragraph-properties style:snap-to-layout-grid="false"/>
    </style:style>
    <style:style style:family="text" style:name="T1">
      <style:text-properties style:font-name="바탕" style:font-name-asian="함초롬바탕"/>
    </style:style>
    <style:style style:family="paragraph" style:name="P2" style:parent-style-name="0">
      <style:paragraph-properties style:snap-to-layout-grid="false"/>
    </style:style>
    <style:style style:family="paragraph" style:name="P3" style:parent-style-name="0">
      <style:paragraph-properties style:snap-to-layout-grid="false"/>
    </style:style>
    <style:style style:family="table" style:name="T1">
      <style:table-properties style:width="0.000cm" table:border-model="collapsing"/>
    </style:style>
    <style:style style:family="graphic" style:name="fr1" style:parent-style-name="Frame">
      <style:graphic-properties fo:border="none" fo:margin-bottom="0.100cm" fo:margin-left="0.100cm" fo:margin-right="0.100cm" fo:margin-top="0.100cm" fo:padding-bottom="0cm" fo:padding-left="0cm" fo:padding-right="0cm" fo:padding-top="0cm" style:horizontal-pos="from-left" style:number-wrapped-paragraphs="no-limit" style:run-through="" style:vertical-pos="from-top" style:wrap="none"/>
    </style:style>
    <style:style style:family="table-column" style:name="T1.C65">
      <style:table-column-properties style:column-width="4.200cm"/>
    </style:style>
    <style:style style:family="table-column" style:name="T1.C66">
      <style:table-column-properties style:column-width="4.200cm"/>
    </style:style>
    <style:style style:family="table-column" style:name="T1.C67">
      <style:table-column-properties style:column-width="4.200cm"/>
    </style:style>
    <style:style style:family="table-column" style:name="T1.C68">
      <style:table-column-properties style:column-width="4.200cm"/>
    </style:style>
    <style:style style:family="paragraph" style:name="P4" style:parent-style-name="0">
      <style:paragraph-properties style:snap-to-layout-grid="false"/>
    </style:style>
    <style:style style:family="text" style:name="T2">
      <style:text-properties style:font-name="바탕" style:font-name-asian="함초롬바탕"/>
    </style:style>
    <style:style style:family="table-cell" style:name="T1.R1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" style:parent-style-name="0">
      <style:paragraph-properties style:snap-to-layout-grid="false"/>
    </style:style>
    <style:style style:family="text" style:name="T3">
      <style:text-properties style:font-name="바탕" style:font-name-asian="함초롬바탕"/>
    </style:style>
    <style:style style:family="table-cell" style:name="T1.R1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" style:parent-style-name="0">
      <style:paragraph-properties style:snap-to-layout-grid="false"/>
    </style:style>
    <style:style style:family="text" style:name="T4">
      <style:text-properties style:font-name="바탕" style:font-name-asian="함초롬바탕"/>
    </style:style>
    <style:style style:family="table-cell" style:name="T1.R1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" style:parent-style-name="0">
      <style:paragraph-properties style:snap-to-layout-grid="false"/>
    </style:style>
    <style:style style:family="text" style:name="T5">
      <style:text-properties style:font-name="바탕" style:font-name-asian="함초롬바탕"/>
    </style:style>
    <style:style style:family="table-cell" style:name="T1.R1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.R1">
      <style:table-row-properties style:min-row-height="0.452cm"/>
    </style:style>
    <style:style style:family="paragraph" style:name="P8" style:parent-style-name="0">
      <style:paragraph-properties style:snap-to-layout-grid="false"/>
    </style:style>
    <style:style style:family="text" style:name="T6">
      <style:text-properties style:font-name="바탕" style:font-name-asian="함초롬바탕"/>
    </style:style>
    <style:style style:family="table-cell" style:name="T1.R2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9" style:parent-style-name="0">
      <style:paragraph-properties style:snap-to-layout-grid="false"/>
    </style:style>
    <style:style style:family="text" style:name="T7">
      <style:text-properties style:font-name="바탕" style:font-name-asian="함초롬바탕"/>
    </style:style>
    <style:style style:family="table-cell" style:name="T1.R2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0" style:parent-style-name="0">
      <style:paragraph-properties style:snap-to-layout-grid="false"/>
    </style:style>
    <style:style style:family="text" style:name="T8">
      <style:text-properties style:font-name="바탕" style:font-name-asian="함초롬바탕"/>
    </style:style>
    <style:style style:family="table-cell" style:name="T1.R2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1" style:parent-style-name="0">
      <style:paragraph-properties style:snap-to-layout-grid="false"/>
    </style:style>
    <style:style style:family="text" style:name="T9">
      <style:text-properties style:font-name="바탕" style:font-name-asian="함초롬바탕"/>
    </style:style>
    <style:style style:family="table-cell" style:name="T1.R2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.R2">
      <style:table-row-properties style:min-row-height="0.452cm"/>
    </style:style>
    <style:style style:family="paragraph" style:name="P12" style:parent-style-name="0">
      <style:paragraph-properties style:snap-to-layout-grid="false"/>
    </style:style>
    <style:style style:family="text" style:name="T10">
      <style:text-properties style:font-name="바탕" style:font-name-asian="함초롬바탕"/>
    </style:style>
    <style:style style:family="table-cell" style:name="T1.R3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3" style:parent-style-name="0">
      <style:paragraph-properties style:snap-to-layout-grid="false"/>
    </style:style>
    <style:style style:family="text" style:name="T11">
      <style:text-properties style:font-name="바탕" style:font-name-asian="함초롬바탕"/>
    </style:style>
    <style:style style:family="table-cell" style:name="T1.R3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4" style:parent-style-name="0">
      <style:paragraph-properties style:snap-to-layout-grid="false"/>
    </style:style>
    <style:style style:family="text" style:name="T12">
      <style:text-properties style:font-name="바탕" style:font-name-asian="함초롬바탕"/>
    </style:style>
    <style:style style:family="table-cell" style:name="T1.R3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5" style:parent-style-name="0">
      <style:paragraph-properties style:snap-to-layout-grid="false"/>
    </style:style>
    <style:style style:family="text" style:name="T13">
      <style:text-properties style:font-name="바탕" style:font-name-asian="함초롬바탕"/>
    </style:style>
    <style:style style:family="table-cell" style:name="T1.R3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.R3">
      <style:table-row-properties style:min-row-height="0.452cm"/>
    </style:style>
    <style:style style:family="paragraph" style:name="P16" style:parent-style-name="0">
      <style:paragraph-properties style:snap-to-layout-grid="false"/>
    </style:style>
    <style:style style:family="text" style:name="T14">
      <style:text-properties style:font-name="바탕" style:font-name-asian="함초롬바탕"/>
    </style:style>
    <style:style style:family="table-cell" style:name="T1.R4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7" style:parent-style-name="0">
      <style:paragraph-properties style:snap-to-layout-grid="false"/>
    </style:style>
    <style:style style:family="text" style:name="T15">
      <style:text-properties style:font-name="바탕" style:font-name-asian="함초롬바탕"/>
    </style:style>
    <style:style style:family="table-cell" style:name="T1.R4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8" style:parent-style-name="0">
      <style:paragraph-properties style:snap-to-layout-grid="false"/>
    </style:style>
    <style:style style:family="text" style:name="T16">
      <style:text-properties style:font-name="바탕" style:font-name-asian="함초롬바탕"/>
    </style:style>
    <style:style style:family="table-cell" style:name="T1.R4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9" style:parent-style-name="0">
      <style:paragraph-properties style:snap-to-layout-grid="false"/>
    </style:style>
    <style:style style:family="text" style:name="T17">
      <style:text-properties style:font-name="바탕" style:font-name-asian="함초롬바탕"/>
    </style:style>
    <style:style style:family="table-cell" style:name="T1.R4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.R4">
      <style:table-row-properties style:min-row-height="0.452cm"/>
    </style:style>
    <style:style style:family="paragraph" style:name="P20" style:parent-style-name="0">
      <style:paragraph-properties style:snap-to-layout-grid="false"/>
    </style:style>
    <style:style style:family="text" style:name="T18">
      <style:text-properties style:font-name="바탕" style:font-name-asian="함초롬바탕"/>
    </style:style>
    <style:style style:family="table-cell" style:name="T1.R5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1" style:parent-style-name="0">
      <style:paragraph-properties style:snap-to-layout-grid="false"/>
    </style:style>
    <style:style style:family="text" style:name="T19">
      <style:text-properties style:font-name="바탕" style:font-name-asian="함초롬바탕"/>
    </style:style>
    <style:style style:family="table-cell" style:name="T1.R5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2" style:parent-style-name="0">
      <style:paragraph-properties style:snap-to-layout-grid="false"/>
    </style:style>
    <style:style style:family="text" style:name="T20">
      <style:text-properties style:font-name="바탕" style:font-name-asian="함초롬바탕"/>
    </style:style>
    <style:style style:family="table-cell" style:name="T1.R5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3" style:parent-style-name="0">
      <style:paragraph-properties style:snap-to-layout-grid="false"/>
    </style:style>
    <style:style style:family="text" style:name="T21">
      <style:text-properties style:font-name="바탕" style:font-name-asian="함초롬바탕"/>
    </style:style>
    <style:style style:family="table-cell" style:name="T1.R5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.R5">
      <style:table-row-properties style:min-row-height="0.452cm"/>
    </style:style>
    <style:style style:family="paragraph" style:name="P24" style:parent-style-name="0">
      <style:paragraph-properties style:snap-to-layout-grid="false"/>
    </style:style>
    <style:style style:family="text" style:name="T22">
      <style:text-properties style:font-name="바탕" style:font-name-asian="함초롬바탕"/>
    </style:style>
    <style:style style:family="table-cell" style:name="T1.R6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5" style:parent-style-name="0">
      <style:paragraph-properties style:snap-to-layout-grid="false"/>
    </style:style>
    <style:style style:family="text" style:name="T23">
      <style:text-properties style:font-name="바탕" style:font-name-asian="함초롬바탕"/>
    </style:style>
    <style:style style:family="table-cell" style:name="T1.R6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6" style:parent-style-name="0">
      <style:paragraph-properties style:snap-to-layout-grid="false"/>
    </style:style>
    <style:style style:family="text" style:name="T24">
      <style:text-properties style:font-name="바탕" style:font-name-asian="함초롬바탕"/>
    </style:style>
    <style:style style:family="table-cell" style:name="T1.R6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7" style:parent-style-name="0">
      <style:paragraph-properties style:snap-to-layout-grid="false"/>
    </style:style>
    <style:style style:family="text" style:name="T25">
      <style:text-properties style:font-name="바탕" style:font-name-asian="함초롬바탕"/>
    </style:style>
    <style:style style:family="table-cell" style:name="T1.R6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.R6">
      <style:table-row-properties style:min-row-height="0.452cm"/>
    </style:style>
    <style:style style:family="paragraph" style:name="P28" style:parent-style-name="0">
      <style:paragraph-properties style:snap-to-layout-grid="false"/>
    </style:style>
    <style:style style:family="text" style:name="T26">
      <style:text-properties style:font-name="바탕" style:font-name-asian="함초롬바탕"/>
    </style:style>
    <style:style style:family="table-cell" style:name="T1.R7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9" style:parent-style-name="0">
      <style:paragraph-properties style:snap-to-layout-grid="false"/>
    </style:style>
    <style:style style:family="text" style:name="T27">
      <style:text-properties style:font-name="바탕" style:font-name-asian="함초롬바탕"/>
    </style:style>
    <style:style style:family="table-cell" style:name="T1.R7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0" style:parent-style-name="0">
      <style:paragraph-properties style:snap-to-layout-grid="false"/>
    </style:style>
    <style:style style:family="text" style:name="T28">
      <style:text-properties style:font-name="바탕" style:font-name-asian="함초롬바탕"/>
    </style:style>
    <style:style style:family="table-cell" style:name="T1.R7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1" style:parent-style-name="0">
      <style:paragraph-properties style:snap-to-layout-grid="false"/>
    </style:style>
    <style:style style:family="text" style:name="T29">
      <style:text-properties style:font-name="바탕" style:font-name-asian="함초롬바탕"/>
    </style:style>
    <style:style style:family="table-cell" style:name="T1.R7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.R7">
      <style:table-row-properties style:min-row-height="0.452cm"/>
    </style:style>
    <style:style style:family="paragraph" style:name="P32" style:parent-style-name="0">
      <style:paragraph-properties style:snap-to-layout-grid="false"/>
    </style:style>
    <style:style style:family="text" style:name="T30">
      <style:text-properties style:font-name="바탕" style:font-name-asian="함초롬바탕" style:text-line-through-style="solid"/>
    </style:style>
    <style:style style:family="table-cell" style:name="T1.R8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3" style:parent-style-name="0">
      <style:paragraph-properties style:snap-to-layout-grid="false"/>
    </style:style>
    <style:style style:family="text" style:name="T31">
      <style:text-properties style:font-name="바탕" style:font-name-asian="함초롬바탕" style:text-line-through-style="solid"/>
    </style:style>
    <style:style style:family="table-cell" style:name="T1.R8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4" style:parent-style-name="0">
      <style:paragraph-properties style:snap-to-layout-grid="false"/>
    </style:style>
    <style:style style:family="text" style:name="T32">
      <style:text-properties style:font-name="바탕" style:font-name-asian="함초롬바탕" style:text-line-through-style="solid"/>
    </style:style>
    <style:style style:family="table-cell" style:name="T1.R8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5" style:parent-style-name="0">
      <style:paragraph-properties style:snap-to-layout-grid="false"/>
    </style:style>
    <style:style style:family="text" style:name="T33">
      <style:text-properties style:font-name="바탕" style:font-name-asian="함초롬바탕" style:text-line-through-style="solid"/>
    </style:style>
    <style:style style:family="table-cell" style:name="T1.R8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.R8">
      <style:table-row-properties style:min-row-height="0.452cm"/>
    </style:style>
    <style:style style:family="paragraph" style:name="P36" style:parent-style-name="0">
      <style:paragraph-properties style:snap-to-layout-grid="false"/>
    </style:style>
    <style:style style:family="text" style:name="T34">
      <style:text-properties style:font-name="바탕" style:font-name-asian="함초롬바탕"/>
    </style:style>
    <style:style style:family="text" style:name="T35">
      <style:text-properties style:font-name="바탕" style:font-name-asian="함초롬바탕"/>
    </style:style>
    <style:style style:family="table-cell" style:name="T1.R9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7" style:parent-style-name="0">
      <style:paragraph-properties style:snap-to-layout-grid="false"/>
    </style:style>
    <style:style style:family="text" style:name="T36">
      <style:text-properties style:font-name="바탕" style:font-name-asian="함초롬바탕"/>
    </style:style>
    <style:style style:family="table-cell" style:name="T1.R9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8" style:parent-style-name="0">
      <style:paragraph-properties style:snap-to-layout-grid="false"/>
    </style:style>
    <style:style style:family="text" style:name="T37">
      <style:text-properties style:font-name="바탕" style:font-name-asian="함초롬바탕"/>
    </style:style>
    <style:style style:family="table-cell" style:name="T1.R9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9" style:parent-style-name="0">
      <style:paragraph-properties style:snap-to-layout-grid="false"/>
    </style:style>
    <style:style style:family="text" style:name="T38">
      <style:text-properties style:font-name="바탕" style:font-name-asian="함초롬바탕"/>
    </style:style>
    <style:style style:family="table-cell" style:name="T1.R9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.R9">
      <style:table-row-properties style:min-row-height="0.452cm"/>
    </style:style>
    <style:style style:family="paragraph" style:name="P40" style:parent-style-name="0">
      <style:paragraph-properties style:snap-to-layout-grid="false"/>
    </style:style>
    <style:style style:family="text" style:name="T39">
      <style:text-properties style:font-name="바탕" style:font-name-asian="함초롬바탕"/>
    </style:style>
    <style:style style:family="table-cell" style:name="T1.R10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1" style:parent-style-name="0">
      <style:paragraph-properties style:snap-to-layout-grid="false"/>
    </style:style>
    <style:style style:family="text" style:name="T40">
      <style:text-properties style:font-name="바탕" style:font-name-asian="함초롬바탕"/>
    </style:style>
    <style:style style:family="table-cell" style:name="T1.R10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2" style:parent-style-name="0">
      <style:paragraph-properties style:snap-to-layout-grid="false"/>
    </style:style>
    <style:style style:family="text" style:name="T41">
      <style:text-properties style:font-name="바탕" style:font-name-asian="함초롬바탕"/>
    </style:style>
    <style:style style:family="table-cell" style:name="T1.R10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3" style:parent-style-name="0">
      <style:paragraph-properties style:snap-to-layout-grid="false"/>
    </style:style>
    <style:style style:family="text" style:name="T42">
      <style:text-properties style:font-name="바탕" style:font-name-asian="함초롬바탕"/>
    </style:style>
    <style:style style:family="table-cell" style:name="T1.R10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.R10">
      <style:table-row-properties style:min-row-height="0.452cm"/>
    </style:style>
    <style:style style:family="paragraph" style:name="P44" style:parent-style-name="0">
      <style:paragraph-properties style:snap-to-layout-grid="false"/>
    </style:style>
    <style:style style:family="paragraph" style:name="P45" style:parent-style-name="0">
      <style:paragraph-properties style:snap-to-layout-grid="false"/>
    </style:style>
    <style:style style:family="paragraph" style:name="P46" style:parent-style-name="0">
      <style:paragraph-properties style:snap-to-layout-grid="false"/>
    </style:style>
    <style:style style:family="text" style:name="T43">
      <style:text-properties style:font-name="바탕" style:font-name-asian="함초롬바탕"/>
    </style:style>
    <style:style style:family="paragraph" style:name="P47" style:parent-style-name="0">
      <style:paragraph-properties style:snap-to-layout-grid="false"/>
    </style:style>
    <style:style style:family="paragraph" style:name="P48" style:parent-style-name="0">
      <style:paragraph-properties style:snap-to-layout-grid="false"/>
    </style:style>
    <style:style style:family="table" style:name="T2">
      <style:table-properties style:width="0.000cm" table:border-model="collapsing"/>
    </style:style>
    <style:style style:family="graphic" style:name="fr2" style:parent-style-name="Frame">
      <style:graphic-properties fo:border="none" fo:margin-bottom="0.100cm" fo:margin-left="0.100cm" fo:margin-right="0.100cm" fo:margin-top="0.100cm" fo:padding-bottom="0cm" fo:padding-left="0cm" fo:padding-right="0cm" fo:padding-top="0cm" style:horizontal-pos="from-left" style:number-wrapped-paragraphs="no-limit" style:run-through="" style:vertical-pos="from-top" style:wrap="none"/>
    </style:style>
    <style:style style:family="table-column" style:name="T2.C69">
      <style:table-column-properties style:column-width="4.200cm"/>
    </style:style>
    <style:style style:family="table-column" style:name="T2.C70">
      <style:table-column-properties style:column-width="4.200cm"/>
    </style:style>
    <style:style style:family="table-column" style:name="T2.C71">
      <style:table-column-properties style:column-width="4.200cm"/>
    </style:style>
    <style:style style:family="table-column" style:name="T2.C72">
      <style:table-column-properties style:column-width="4.200cm"/>
    </style:style>
    <style:style style:family="paragraph" style:name="P49" style:parent-style-name="0">
      <style:paragraph-properties style:snap-to-layout-grid="false"/>
    </style:style>
    <style:style style:family="text" style:name="T44">
      <style:text-properties style:font-name="바탕" style:font-name-asian="함초롬바탕"/>
    </style:style>
    <style:style style:family="table-cell" style:name="T2.R1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0" style:parent-style-name="0">
      <style:paragraph-properties style:snap-to-layout-grid="false"/>
    </style:style>
    <style:style style:family="text" style:name="T45">
      <style:text-properties style:font-name="바탕" style:font-name-asian="함초롬바탕"/>
    </style:style>
    <style:style style:family="table-cell" style:name="T2.R1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1" style:parent-style-name="0">
      <style:paragraph-properties style:snap-to-layout-grid="false"/>
    </style:style>
    <style:style style:family="text" style:name="T46">
      <style:text-properties style:font-name="바탕" style:font-name-asian="함초롬바탕"/>
    </style:style>
    <style:style style:family="table-cell" style:name="T2.R1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2" style:parent-style-name="0">
      <style:paragraph-properties style:snap-to-layout-grid="false"/>
    </style:style>
    <style:style style:family="text" style:name="T47">
      <style:text-properties style:font-name="바탕" style:font-name-asian="함초롬바탕"/>
    </style:style>
    <style:style style:family="table-cell" style:name="T2.R1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2.R1">
      <style:table-row-properties style:min-row-height="0.452cm"/>
    </style:style>
    <style:style style:family="paragraph" style:name="P53" style:parent-style-name="0">
      <style:paragraph-properties style:snap-to-layout-grid="false"/>
    </style:style>
    <style:style style:family="text" style:name="T48">
      <style:text-properties style:font-name="바탕" style:font-name-asian="함초롬바탕"/>
    </style:style>
    <style:style style:family="text" style:name="T49">
      <style:text-properties style:font-name="바탕" style:font-name-asian="함초롬바탕"/>
    </style:style>
    <style:style style:family="table-cell" style:name="T2.R2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4" style:parent-style-name="0">
      <style:paragraph-properties style:snap-to-layout-grid="false"/>
    </style:style>
    <style:style style:family="text" style:name="T50">
      <style:text-properties style:font-name="바탕" style:font-name-asian="함초롬바탕"/>
    </style:style>
    <style:style style:family="table-cell" style:name="T2.R2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5" style:parent-style-name="0">
      <style:paragraph-properties style:snap-to-layout-grid="false"/>
    </style:style>
    <style:style style:family="text" style:name="T51">
      <style:text-properties style:font-name="바탕" style:font-name-asian="함초롬바탕"/>
    </style:style>
    <style:style style:family="table-cell" style:name="T2.R2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6" style:parent-style-name="0">
      <style:paragraph-properties style:snap-to-layout-grid="false"/>
    </style:style>
    <style:style style:family="text" style:name="T52">
      <style:text-properties style:font-name="바탕" style:font-name-asian="함초롬바탕"/>
    </style:style>
    <style:style style:family="table-cell" style:name="T2.R2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2.R2">
      <style:table-row-properties style:min-row-height="0.452cm"/>
    </style:style>
    <style:style style:family="paragraph" style:name="P57" style:parent-style-name="0">
      <style:paragraph-properties style:snap-to-layout-grid="false"/>
    </style:style>
    <style:style style:family="text" style:name="T53">
      <style:text-properties style:font-name="바탕" style:font-name-asian="함초롬바탕"/>
    </style:style>
    <style:style style:family="table-cell" style:name="T2.R3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8" style:parent-style-name="0">
      <style:paragraph-properties style:snap-to-layout-grid="false"/>
    </style:style>
    <style:style style:family="text" style:name="T54">
      <style:text-properties style:font-name="바탕" style:font-name-asian="함초롬바탕"/>
    </style:style>
    <style:style style:family="table-cell" style:name="T2.R3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9" style:parent-style-name="0">
      <style:paragraph-properties style:snap-to-layout-grid="false"/>
    </style:style>
    <style:style style:family="text" style:name="T55">
      <style:text-properties style:font-name="바탕" style:font-name-asian="함초롬바탕"/>
    </style:style>
    <style:style style:family="table-cell" style:name="T2.R3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0" style:parent-style-name="0">
      <style:paragraph-properties style:snap-to-layout-grid="false"/>
    </style:style>
    <style:style style:family="text" style:name="T56">
      <style:text-properties style:font-name="바탕" style:font-name-asian="함초롬바탕"/>
    </style:style>
    <style:style style:family="text" style:name="T57">
      <style:text-properties style:font-name="바탕" style:font-name-asian="함초롬바탕"/>
    </style:style>
    <style:style style:family="text" style:name="T58">
      <style:text-properties style:font-name="바탕" style:font-name-asian="함초롬바탕"/>
    </style:style>
    <style:style style:family="table-cell" style:name="T2.R3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2.R3">
      <style:table-row-properties style:min-row-height="0.452cm"/>
    </style:style>
    <style:style style:family="paragraph" style:name="P61" style:parent-style-name="0">
      <style:paragraph-properties style:snap-to-layout-grid="false"/>
    </style:style>
    <style:style style:family="text" style:name="T59">
      <style:text-properties style:font-name="바탕" style:font-name-asian="함초롬바탕"/>
    </style:style>
    <style:style style:family="table-cell" style:name="T2.R4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2" style:parent-style-name="0">
      <style:paragraph-properties style:snap-to-layout-grid="false"/>
    </style:style>
    <style:style style:family="text" style:name="T60">
      <style:text-properties style:font-name="바탕" style:font-name-asian="함초롬바탕"/>
    </style:style>
    <style:style style:family="table-cell" style:name="T2.R4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3" style:parent-style-name="0">
      <style:paragraph-properties style:snap-to-layout-grid="false"/>
    </style:style>
    <style:style style:family="text" style:name="T61">
      <style:text-properties style:font-name="바탕" style:font-name-asian="함초롬바탕"/>
    </style:style>
    <style:style style:family="table-cell" style:name="T2.R4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4" style:parent-style-name="0">
      <style:paragraph-properties style:snap-to-layout-grid="false"/>
    </style:style>
    <style:style style:family="text" style:name="T62">
      <style:text-properties style:font-name="바탕" style:font-name-asian="함초롬바탕"/>
    </style:style>
    <style:style style:family="table-cell" style:name="T2.R4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2.R4">
      <style:table-row-properties style:min-row-height="0.452cm"/>
    </style:style>
    <style:style style:family="paragraph" style:name="P65" style:parent-style-name="0">
      <style:paragraph-properties style:snap-to-layout-grid="false"/>
    </style:style>
    <style:style style:family="table-cell" style:name="T2.R5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6" style:parent-style-name="0">
      <style:paragraph-properties style:snap-to-layout-grid="false"/>
    </style:style>
    <style:style style:family="table-cell" style:name="T2.R5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7" style:parent-style-name="0">
      <style:paragraph-properties style:snap-to-layout-grid="false"/>
    </style:style>
    <style:style style:family="table-cell" style:name="T2.R5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8" style:parent-style-name="0">
      <style:paragraph-properties style:snap-to-layout-grid="false"/>
    </style:style>
    <style:style style:family="table-cell" style:name="T2.R5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2.R5">
      <style:table-row-properties style:min-row-height="0.452cm"/>
    </style:style>
    <style:style style:family="paragraph" style:name="P69" style:parent-style-name="0">
      <style:paragraph-properties style:snap-to-layout-grid="false"/>
    </style:style>
    <style:style style:family="table-cell" style:name="T2.R6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0" style:parent-style-name="0">
      <style:paragraph-properties style:snap-to-layout-grid="false"/>
    </style:style>
    <style:style style:family="table-cell" style:name="T2.R6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1" style:parent-style-name="0">
      <style:paragraph-properties style:snap-to-layout-grid="false"/>
    </style:style>
    <style:style style:family="table-cell" style:name="T2.R6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2" style:parent-style-name="0">
      <style:paragraph-properties style:snap-to-layout-grid="false"/>
    </style:style>
    <style:style style:family="table-cell" style:name="T2.R6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2.R6">
      <style:table-row-properties style:min-row-height="0.452cm"/>
    </style:style>
    <style:style style:family="paragraph" style:name="P73" style:parent-style-name="0">
      <style:paragraph-properties style:snap-to-layout-grid="false"/>
    </style:style>
    <style:style style:family="table-cell" style:name="T2.R7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4" style:parent-style-name="0">
      <style:paragraph-properties style:snap-to-layout-grid="false"/>
    </style:style>
    <style:style style:family="table-cell" style:name="T2.R7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5" style:parent-style-name="0">
      <style:paragraph-properties style:snap-to-layout-grid="false"/>
    </style:style>
    <style:style style:family="table-cell" style:name="T2.R7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6" style:parent-style-name="0">
      <style:paragraph-properties style:snap-to-layout-grid="false"/>
    </style:style>
    <style:style style:family="table-cell" style:name="T2.R7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2.R7">
      <style:table-row-properties style:min-row-height="0.452cm"/>
    </style:style>
    <style:style style:family="paragraph" style:name="P77" style:parent-style-name="0">
      <style:paragraph-properties style:snap-to-layout-grid="false"/>
    </style:style>
    <style:style style:family="table-cell" style:name="T2.R8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8" style:parent-style-name="0">
      <style:paragraph-properties style:snap-to-layout-grid="false"/>
    </style:style>
    <style:style style:family="table-cell" style:name="T2.R8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9" style:parent-style-name="0">
      <style:paragraph-properties style:snap-to-layout-grid="false"/>
    </style:style>
    <style:style style:family="table-cell" style:name="T2.R8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0" style:parent-style-name="0">
      <style:paragraph-properties style:snap-to-layout-grid="false"/>
    </style:style>
    <style:style style:family="table-cell" style:name="T2.R8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2.R8">
      <style:table-row-properties style:min-row-height="0.452cm"/>
    </style:style>
    <style:style style:family="paragraph" style:name="P81" style:parent-style-name="0">
      <style:paragraph-properties style:snap-to-layout-grid="false"/>
    </style:style>
    <style:style style:family="table-cell" style:name="T2.R9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2" style:parent-style-name="0">
      <style:paragraph-properties style:snap-to-layout-grid="false"/>
    </style:style>
    <style:style style:family="table-cell" style:name="T2.R9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3" style:parent-style-name="0">
      <style:paragraph-properties style:snap-to-layout-grid="false"/>
    </style:style>
    <style:style style:family="table-cell" style:name="T2.R9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4" style:parent-style-name="0">
      <style:paragraph-properties style:snap-to-layout-grid="false"/>
    </style:style>
    <style:style style:family="table-cell" style:name="T2.R9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2.R9">
      <style:table-row-properties style:min-row-height="0.452cm"/>
    </style:style>
    <style:style style:family="paragraph" style:name="P85" style:parent-style-name="0">
      <style:paragraph-properties style:snap-to-layout-grid="false"/>
    </style:style>
    <style:style style:family="table-cell" style:name="T2.R10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6" style:parent-style-name="0">
      <style:paragraph-properties style:snap-to-layout-grid="false"/>
    </style:style>
    <style:style style:family="table-cell" style:name="T2.R10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7" style:parent-style-name="0">
      <style:paragraph-properties style:snap-to-layout-grid="false"/>
    </style:style>
    <style:style style:family="table-cell" style:name="T2.R10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8" style:parent-style-name="0">
      <style:paragraph-properties style:snap-to-layout-grid="false"/>
    </style:style>
    <style:style style:family="table-cell" style:name="T2.R10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2.R10">
      <style:table-row-properties style:min-row-height="0.452cm"/>
    </style:style>
    <style:style style:family="paragraph" style:name="P89" style:parent-style-name="0">
      <style:paragraph-properties style:snap-to-layout-grid="false"/>
    </style:style>
    <style:style style:family="paragraph" style:name="P90" style:parent-style-name="0">
      <style:paragraph-properties style:snap-to-layout-grid="false"/>
    </style:style>
    <style:style style:family="paragraph" style:name="P91" style:parent-style-name="0">
      <style:paragraph-properties style:snap-to-layout-grid="false"/>
    </style:style>
    <style:style style:family="text" style:name="T63">
      <style:text-properties style:font-name="바탕" style:font-name-asian="함초롬바탕"/>
    </style:style>
    <style:style style:family="paragraph" style:name="P92" style:parent-style-name="0">
      <style:paragraph-properties style:snap-to-layout-grid="false"/>
    </style:style>
    <style:style style:family="paragraph" style:name="P93" style:parent-style-name="0">
      <style:paragraph-properties style:snap-to-layout-grid="false"/>
    </style:style>
    <style:style style:family="table" style:name="T3">
      <style:table-properties style:width="0.000cm" table:border-model="collapsing"/>
    </style:style>
    <style:style style:family="graphic" style:name="fr3" style:parent-style-name="Frame">
      <style:graphic-properties fo:border="none" fo:margin-bottom="0.100cm" fo:margin-left="0.100cm" fo:margin-right="0.100cm" fo:margin-top="0.100cm" fo:padding-bottom="0cm" fo:padding-left="0cm" fo:padding-right="0cm" fo:padding-top="0cm" style:horizontal-pos="from-left" style:number-wrapped-paragraphs="no-limit" style:run-through="" style:vertical-pos="from-top" style:wrap="none"/>
    </style:style>
    <style:style style:family="table-column" style:name="T3.C73">
      <style:table-column-properties style:column-width="4.200cm"/>
    </style:style>
    <style:style style:family="table-column" style:name="T3.C74">
      <style:table-column-properties style:column-width="4.200cm"/>
    </style:style>
    <style:style style:family="table-column" style:name="T3.C75">
      <style:table-column-properties style:column-width="4.200cm"/>
    </style:style>
    <style:style style:family="table-column" style:name="T3.C76">
      <style:table-column-properties style:column-width="4.200cm"/>
    </style:style>
    <style:style style:family="paragraph" style:name="P94" style:parent-style-name="0">
      <style:paragraph-properties style:snap-to-layout-grid="false"/>
    </style:style>
    <style:style style:family="text" style:name="T64">
      <style:text-properties style:font-name="바탕" style:font-name-asian="함초롬바탕"/>
    </style:style>
    <style:style style:family="table-cell" style:name="T3.R1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95" style:parent-style-name="0">
      <style:paragraph-properties style:snap-to-layout-grid="false"/>
    </style:style>
    <style:style style:family="text" style:name="T65">
      <style:text-properties style:font-name="바탕" style:font-name-asian="함초롬바탕"/>
    </style:style>
    <style:style style:family="table-cell" style:name="T3.R1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96" style:parent-style-name="0">
      <style:paragraph-properties style:snap-to-layout-grid="false"/>
    </style:style>
    <style:style style:family="text" style:name="T66">
      <style:text-properties style:font-name="바탕" style:font-name-asian="함초롬바탕"/>
    </style:style>
    <style:style style:family="table-cell" style:name="T3.R1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97" style:parent-style-name="0">
      <style:paragraph-properties style:snap-to-layout-grid="false"/>
    </style:style>
    <style:style style:family="text" style:name="T67">
      <style:text-properties style:font-name="바탕" style:font-name-asian="함초롬바탕"/>
    </style:style>
    <style:style style:family="table-cell" style:name="T3.R1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3.R1">
      <style:table-row-properties style:min-row-height="0.452cm"/>
    </style:style>
    <style:style style:family="paragraph" style:name="P98" style:parent-style-name="0">
      <style:paragraph-properties style:snap-to-layout-grid="false"/>
    </style:style>
    <style:style style:family="text" style:name="T68">
      <style:text-properties style:font-name="바탕" style:font-name-asian="함초롬바탕"/>
    </style:style>
    <style:style style:family="table-cell" style:name="T3.R2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99" style:parent-style-name="0">
      <style:paragraph-properties style:snap-to-layout-grid="false"/>
    </style:style>
    <style:style style:family="text" style:name="T69">
      <style:text-properties style:font-name="바탕" style:font-name-asian="함초롬바탕"/>
    </style:style>
    <style:style style:family="table-cell" style:name="T3.R2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00" style:parent-style-name="0">
      <style:paragraph-properties style:snap-to-layout-grid="false"/>
    </style:style>
    <style:style style:family="text" style:name="T70">
      <style:text-properties style:font-name="바탕" style:font-name-asian="함초롬바탕"/>
    </style:style>
    <style:style style:family="table-cell" style:name="T3.R2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01" style:parent-style-name="0">
      <style:paragraph-properties style:snap-to-layout-grid="false"/>
    </style:style>
    <style:style style:family="text" style:name="T71">
      <style:text-properties style:font-name="바탕" style:font-name-asian="함초롬바탕"/>
    </style:style>
    <style:style style:family="table-cell" style:name="T3.R2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3.R2">
      <style:table-row-properties style:min-row-height="0.452cm"/>
    </style:style>
    <style:style style:family="paragraph" style:name="P102" style:parent-style-name="0">
      <style:paragraph-properties style:snap-to-layout-grid="false"/>
    </style:style>
    <style:style style:family="text" style:name="T72">
      <style:text-properties style:font-name="바탕" style:font-name-asian="함초롬바탕"/>
    </style:style>
    <style:style style:family="table-cell" style:name="T3.R3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03" style:parent-style-name="0">
      <style:paragraph-properties style:snap-to-layout-grid="false"/>
    </style:style>
    <style:style style:family="text" style:name="T73">
      <style:text-properties style:font-name="바탕" style:font-name-asian="함초롬바탕"/>
    </style:style>
    <style:style style:family="table-cell" style:name="T3.R3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04" style:parent-style-name="0">
      <style:paragraph-properties style:snap-to-layout-grid="false"/>
    </style:style>
    <style:style style:family="text" style:name="T74">
      <style:text-properties style:font-name="바탕" style:font-name-asian="함초롬바탕"/>
    </style:style>
    <style:style style:family="table-cell" style:name="T3.R3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05" style:parent-style-name="0">
      <style:paragraph-properties style:snap-to-layout-grid="false"/>
    </style:style>
    <style:style style:family="text" style:name="T75">
      <style:text-properties style:font-name="바탕" style:font-name-asian="함초롬바탕"/>
    </style:style>
    <style:style style:family="table-cell" style:name="T3.R3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3.R3">
      <style:table-row-properties style:min-row-height="0.452cm"/>
    </style:style>
    <style:style style:family="paragraph" style:name="P106" style:parent-style-name="0">
      <style:paragraph-properties style:snap-to-layout-grid="false"/>
    </style:style>
    <style:style style:family="text" style:name="T76">
      <style:text-properties style:font-name="바탕" style:font-name-asian="함초롬바탕"/>
    </style:style>
    <style:style style:family="table-cell" style:name="T3.R4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07" style:parent-style-name="0">
      <style:paragraph-properties style:snap-to-layout-grid="false"/>
    </style:style>
    <style:style style:family="text" style:name="T77">
      <style:text-properties style:font-name="바탕" style:font-name-asian="함초롬바탕"/>
    </style:style>
    <style:style style:family="table-cell" style:name="T3.R4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08" style:parent-style-name="0">
      <style:paragraph-properties style:snap-to-layout-grid="false"/>
    </style:style>
    <style:style style:family="text" style:name="T78">
      <style:text-properties style:font-name="바탕" style:font-name-asian="함초롬바탕"/>
    </style:style>
    <style:style style:family="table-cell" style:name="T3.R4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09" style:parent-style-name="0">
      <style:paragraph-properties style:snap-to-layout-grid="false"/>
    </style:style>
    <style:style style:family="text" style:name="T79">
      <style:text-properties style:font-name="바탕" style:font-name-asian="함초롬바탕"/>
    </style:style>
    <style:style style:family="table-cell" style:name="T3.R4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3.R4">
      <style:table-row-properties style:min-row-height="0.452cm"/>
    </style:style>
    <style:style style:family="paragraph" style:name="P110" style:parent-style-name="0">
      <style:paragraph-properties style:snap-to-layout-grid="false"/>
    </style:style>
    <style:style style:family="text" style:name="T80">
      <style:text-properties style:font-name="바탕" style:font-name-asian="함초롬바탕"/>
    </style:style>
    <style:style style:family="table-cell" style:name="T3.R5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11" style:parent-style-name="0">
      <style:paragraph-properties style:snap-to-layout-grid="false"/>
    </style:style>
    <style:style style:family="text" style:name="T81">
      <style:text-properties style:font-name="바탕" style:font-name-asian="함초롬바탕"/>
    </style:style>
    <style:style style:family="table-cell" style:name="T3.R5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12" style:parent-style-name="0">
      <style:paragraph-properties style:snap-to-layout-grid="false"/>
    </style:style>
    <style:style style:family="text" style:name="T82">
      <style:text-properties style:font-name="바탕" style:font-name-asian="함초롬바탕"/>
    </style:style>
    <style:style style:family="table-cell" style:name="T3.R5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13" style:parent-style-name="0">
      <style:paragraph-properties style:snap-to-layout-grid="false"/>
    </style:style>
    <style:style style:family="text" style:name="T83">
      <style:text-properties style:font-name="바탕" style:font-name-asian="함초롬바탕"/>
    </style:style>
    <style:style style:family="table-cell" style:name="T3.R5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3.R5">
      <style:table-row-properties style:min-row-height="0.452cm"/>
    </style:style>
    <style:style style:family="paragraph" style:name="P114" style:parent-style-name="0">
      <style:paragraph-properties style:snap-to-layout-grid="false"/>
    </style:style>
    <style:style style:family="text" style:name="T84">
      <style:text-properties style:font-name="바탕" style:font-name-asian="함초롬바탕"/>
    </style:style>
    <style:style style:family="table-cell" style:name="T3.R6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15" style:parent-style-name="0">
      <style:paragraph-properties style:snap-to-layout-grid="false"/>
    </style:style>
    <style:style style:family="text" style:name="T85">
      <style:text-properties style:font-name="바탕" style:font-name-asian="함초롬바탕"/>
    </style:style>
    <style:style style:family="table-cell" style:name="T3.R6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16" style:parent-style-name="0">
      <style:paragraph-properties style:snap-to-layout-grid="false"/>
    </style:style>
    <style:style style:family="text" style:name="T86">
      <style:text-properties style:font-name="바탕" style:font-name-asian="함초롬바탕"/>
    </style:style>
    <style:style style:family="table-cell" style:name="T3.R6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17" style:parent-style-name="0">
      <style:paragraph-properties style:snap-to-layout-grid="false"/>
    </style:style>
    <style:style style:family="text" style:name="T87">
      <style:text-properties style:font-name="바탕" style:font-name-asian="함초롬바탕"/>
    </style:style>
    <style:style style:family="text" style:name="T88">
      <style:text-properties style:font-name="바탕" style:font-name-asian="함초롬바탕"/>
    </style:style>
    <style:style style:family="text" style:name="T89">
      <style:text-properties style:font-name="바탕" style:font-name-asian="함초롬바탕"/>
    </style:style>
    <style:style style:family="table-cell" style:name="T3.R6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3.R6">
      <style:table-row-properties style:min-row-height="0.452cm"/>
    </style:style>
    <style:style style:family="paragraph" style:name="P118" style:parent-style-name="0">
      <style:paragraph-properties style:snap-to-layout-grid="false"/>
    </style:style>
    <style:style style:family="text" style:name="T90">
      <style:text-properties style:font-name="바탕" style:font-name-asian="함초롬바탕"/>
    </style:style>
    <style:style style:family="table-cell" style:name="T3.R7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19" style:parent-style-name="0">
      <style:paragraph-properties style:snap-to-layout-grid="false"/>
    </style:style>
    <style:style style:family="text" style:name="T91">
      <style:text-properties style:font-name="바탕" style:font-name-asian="함초롬바탕"/>
    </style:style>
    <style:style style:family="table-cell" style:name="T3.R7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20" style:parent-style-name="0">
      <style:paragraph-properties style:snap-to-layout-grid="false"/>
    </style:style>
    <style:style style:family="text" style:name="T92">
      <style:text-properties style:font-name="바탕" style:font-name-asian="함초롬바탕"/>
    </style:style>
    <style:style style:family="table-cell" style:name="T3.R7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21" style:parent-style-name="0">
      <style:paragraph-properties style:snap-to-layout-grid="false"/>
    </style:style>
    <style:style style:family="text" style:name="T93">
      <style:text-properties style:font-name="바탕" style:font-name-asian="함초롬바탕"/>
    </style:style>
    <style:style style:family="table-cell" style:name="T3.R7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3.R7">
      <style:table-row-properties style:min-row-height="0.452cm"/>
    </style:style>
    <style:style style:family="paragraph" style:name="P122" style:parent-style-name="0">
      <style:paragraph-properties style:snap-to-layout-grid="false"/>
    </style:style>
    <style:style style:family="table-cell" style:name="T3.R8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23" style:parent-style-name="0">
      <style:paragraph-properties style:snap-to-layout-grid="false"/>
    </style:style>
    <style:style style:family="table-cell" style:name="T3.R8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24" style:parent-style-name="0">
      <style:paragraph-properties style:snap-to-layout-grid="false"/>
    </style:style>
    <style:style style:family="table-cell" style:name="T3.R8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25" style:parent-style-name="0">
      <style:paragraph-properties style:snap-to-layout-grid="false"/>
    </style:style>
    <style:style style:family="table-cell" style:name="T3.R8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3.R8">
      <style:table-row-properties style:min-row-height="0.452cm"/>
    </style:style>
    <style:style style:family="paragraph" style:name="P126" style:parent-style-name="0">
      <style:paragraph-properties style:snap-to-layout-grid="false"/>
    </style:style>
    <style:style style:family="table-cell" style:name="T3.R9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27" style:parent-style-name="0">
      <style:paragraph-properties style:snap-to-layout-grid="false"/>
    </style:style>
    <style:style style:family="table-cell" style:name="T3.R9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28" style:parent-style-name="0">
      <style:paragraph-properties style:snap-to-layout-grid="false"/>
    </style:style>
    <style:style style:family="table-cell" style:name="T3.R9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29" style:parent-style-name="0">
      <style:paragraph-properties style:snap-to-layout-grid="false"/>
    </style:style>
    <style:style style:family="table-cell" style:name="T3.R9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3.R9">
      <style:table-row-properties style:min-row-height="0.452cm"/>
    </style:style>
    <style:style style:family="paragraph" style:name="P130" style:parent-style-name="0">
      <style:paragraph-properties style:snap-to-layout-grid="false"/>
    </style:style>
    <style:style style:family="table-cell" style:name="T3.R10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31" style:parent-style-name="0">
      <style:paragraph-properties style:snap-to-layout-grid="false"/>
    </style:style>
    <style:style style:family="table-cell" style:name="T3.R10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32" style:parent-style-name="0">
      <style:paragraph-properties style:snap-to-layout-grid="false"/>
    </style:style>
    <style:style style:family="table-cell" style:name="T3.R10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33" style:parent-style-name="0">
      <style:paragraph-properties style:snap-to-layout-grid="false"/>
    </style:style>
    <style:style style:family="table-cell" style:name="T3.R10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3.R10">
      <style:table-row-properties style:min-row-height="0.452cm"/>
    </style:style>
    <style:style style:family="paragraph" style:name="P134" style:parent-style-name="0">
      <style:paragraph-properties style:snap-to-layout-grid="false"/>
    </style:style>
    <style:style style:family="paragraph" style:name="P135" style:parent-style-name="0">
      <style:paragraph-properties style:snap-to-layout-grid="false"/>
    </style:style>
    <style:style style:family="paragraph" style:name="P136" style:parent-style-name="0">
      <style:paragraph-properties style:snap-to-layout-grid="false"/>
    </style:style>
    <style:style style:family="text" style:name="T94">
      <style:text-properties style:font-name="바탕" style:font-name-asian="함초롬바탕"/>
    </style:style>
    <style:style style:family="paragraph" style:name="P137" style:parent-style-name="0">
      <style:paragraph-properties style:snap-to-layout-grid="false"/>
    </style:style>
    <style:style style:family="paragraph" style:name="P138" style:parent-style-name="0">
      <style:paragraph-properties style:snap-to-layout-grid="false"/>
    </style:style>
    <style:style style:family="table" style:name="T4">
      <style:table-properties style:width="0.000cm" table:border-model="collapsing"/>
    </style:style>
    <style:style style:family="graphic" style:name="fr4" style:parent-style-name="Frame">
      <style:graphic-properties fo:border="none" fo:margin-bottom="0.100cm" fo:margin-left="0.100cm" fo:margin-right="0.100cm" fo:margin-top="0.100cm" fo:padding-bottom="0cm" fo:padding-left="0cm" fo:padding-right="0cm" fo:padding-top="0cm" style:horizontal-pos="from-left" style:number-wrapped-paragraphs="no-limit" style:run-through="" style:vertical-pos="from-top" style:wrap="none"/>
    </style:style>
    <style:style style:family="table-column" style:name="T4.C77">
      <style:table-column-properties style:column-width="4.200cm"/>
    </style:style>
    <style:style style:family="table-column" style:name="T4.C78">
      <style:table-column-properties style:column-width="4.200cm"/>
    </style:style>
    <style:style style:family="table-column" style:name="T4.C79">
      <style:table-column-properties style:column-width="4.200cm"/>
    </style:style>
    <style:style style:family="table-column" style:name="T4.C80">
      <style:table-column-properties style:column-width="4.200cm"/>
    </style:style>
    <style:style style:family="paragraph" style:name="P139" style:parent-style-name="0">
      <style:paragraph-properties style:snap-to-layout-grid="false"/>
    </style:style>
    <style:style style:family="text" style:name="T95">
      <style:text-properties style:font-name="바탕" style:font-name-asian="함초롬바탕"/>
    </style:style>
    <style:style style:family="table-cell" style:name="T4.R1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40" style:parent-style-name="0">
      <style:paragraph-properties style:snap-to-layout-grid="false"/>
    </style:style>
    <style:style style:family="text" style:name="T96">
      <style:text-properties style:font-name="바탕" style:font-name-asian="함초롬바탕"/>
    </style:style>
    <style:style style:family="table-cell" style:name="T4.R1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41" style:parent-style-name="0">
      <style:paragraph-properties style:snap-to-layout-grid="false"/>
    </style:style>
    <style:style style:family="text" style:name="T97">
      <style:text-properties style:font-name="바탕" style:font-name-asian="함초롬바탕"/>
    </style:style>
    <style:style style:family="table-cell" style:name="T4.R1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42" style:parent-style-name="0">
      <style:paragraph-properties style:snap-to-layout-grid="false"/>
    </style:style>
    <style:style style:family="text" style:name="T98">
      <style:text-properties style:font-name="바탕" style:font-name-asian="함초롬바탕"/>
    </style:style>
    <style:style style:family="table-cell" style:name="T4.R1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4.R1">
      <style:table-row-properties style:min-row-height="0.452cm"/>
    </style:style>
    <style:style style:family="paragraph" style:name="P143" style:parent-style-name="0">
      <style:paragraph-properties style:snap-to-layout-grid="false"/>
    </style:style>
    <style:style style:family="text" style:name="T99">
      <style:text-properties style:font-name="바탕" style:font-name-asian="함초롬바탕"/>
    </style:style>
    <style:style style:family="table-cell" style:name="T4.R2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44" style:parent-style-name="0">
      <style:paragraph-properties style:snap-to-layout-grid="false"/>
    </style:style>
    <style:style style:family="text" style:name="T100">
      <style:text-properties style:font-name="바탕" style:font-name-asian="함초롬바탕"/>
    </style:style>
    <style:style style:family="table-cell" style:name="T4.R2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45" style:parent-style-name="0">
      <style:paragraph-properties style:snap-to-layout-grid="false"/>
    </style:style>
    <style:style style:family="text" style:name="T101">
      <style:text-properties style:font-name="바탕" style:font-name-asian="함초롬바탕"/>
    </style:style>
    <style:style style:family="table-cell" style:name="T4.R2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46" style:parent-style-name="0">
      <style:paragraph-properties style:snap-to-layout-grid="false"/>
    </style:style>
    <style:style style:family="text" style:name="T102">
      <style:text-properties style:font-name="바탕" style:font-name-asian="함초롬바탕"/>
    </style:style>
    <style:style style:family="table-cell" style:name="T4.R2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4.R2">
      <style:table-row-properties style:min-row-height="0.452cm"/>
    </style:style>
    <style:style style:family="paragraph" style:name="P147" style:parent-style-name="0">
      <style:paragraph-properties style:snap-to-layout-grid="false"/>
    </style:style>
    <style:style style:family="text" style:name="T103">
      <style:text-properties style:font-name="바탕" style:font-name-asian="함초롬바탕"/>
    </style:style>
    <style:style style:family="table-cell" style:name="T4.R3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48" style:parent-style-name="0">
      <style:paragraph-properties style:snap-to-layout-grid="false"/>
    </style:style>
    <style:style style:family="text" style:name="T104">
      <style:text-properties style:font-name="바탕" style:font-name-asian="함초롬바탕"/>
    </style:style>
    <style:style style:family="table-cell" style:name="T4.R3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49" style:parent-style-name="0">
      <style:paragraph-properties style:snap-to-layout-grid="false"/>
    </style:style>
    <style:style style:family="text" style:name="T105">
      <style:text-properties style:font-name="바탕" style:font-name-asian="함초롬바탕"/>
    </style:style>
    <style:style style:family="table-cell" style:name="T4.R3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50" style:parent-style-name="0">
      <style:paragraph-properties style:snap-to-layout-grid="false"/>
    </style:style>
    <style:style style:family="text" style:name="T106">
      <style:text-properties style:font-name="바탕" style:font-name-asian="함초롬바탕"/>
    </style:style>
    <style:style style:family="table-cell" style:name="T4.R3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4.R3">
      <style:table-row-properties style:min-row-height="0.452cm"/>
    </style:style>
    <style:style style:family="paragraph" style:name="P151" style:parent-style-name="0">
      <style:paragraph-properties style:snap-to-layout-grid="false"/>
    </style:style>
    <style:style style:family="text" style:name="T107">
      <style:text-properties style:font-name="바탕" style:font-name-asian="함초롬바탕"/>
    </style:style>
    <style:style style:family="table-cell" style:name="T4.R4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52" style:parent-style-name="0">
      <style:paragraph-properties style:snap-to-layout-grid="false"/>
    </style:style>
    <style:style style:family="text" style:name="T108">
      <style:text-properties style:font-name="바탕" style:font-name-asian="함초롬바탕"/>
    </style:style>
    <style:style style:family="table-cell" style:name="T4.R4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53" style:parent-style-name="0">
      <style:paragraph-properties style:snap-to-layout-grid="false"/>
    </style:style>
    <style:style style:family="text" style:name="T109">
      <style:text-properties style:font-name="바탕" style:font-name-asian="함초롬바탕"/>
    </style:style>
    <style:style style:family="table-cell" style:name="T4.R4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54" style:parent-style-name="0">
      <style:paragraph-properties style:snap-to-layout-grid="false"/>
    </style:style>
    <style:style style:family="text" style:name="T110">
      <style:text-properties style:font-name="바탕" style:font-name-asian="함초롬바탕"/>
    </style:style>
    <style:style style:family="table-cell" style:name="T4.R4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4.R4">
      <style:table-row-properties style:min-row-height="0.452cm"/>
    </style:style>
    <style:style style:family="paragraph" style:name="P155" style:parent-style-name="0">
      <style:paragraph-properties style:snap-to-layout-grid="false"/>
    </style:style>
    <style:style style:family="text" style:name="T111">
      <style:text-properties style:font-name="바탕" style:font-name-asian="함초롬바탕"/>
    </style:style>
    <style:style style:family="table-cell" style:name="T4.R5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56" style:parent-style-name="0">
      <style:paragraph-properties style:snap-to-layout-grid="false"/>
    </style:style>
    <style:style style:family="text" style:name="T112">
      <style:text-properties style:font-name="바탕" style:font-name-asian="함초롬바탕"/>
    </style:style>
    <style:style style:family="table-cell" style:name="T4.R5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57" style:parent-style-name="0">
      <style:paragraph-properties style:snap-to-layout-grid="false"/>
    </style:style>
    <style:style style:family="text" style:name="T113">
      <style:text-properties style:font-name="바탕" style:font-name-asian="함초롬바탕"/>
    </style:style>
    <style:style style:family="table-cell" style:name="T4.R5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58" style:parent-style-name="0">
      <style:paragraph-properties style:snap-to-layout-grid="false"/>
    </style:style>
    <style:style style:family="text" style:name="T114">
      <style:text-properties style:font-name="바탕" style:font-name-asian="함초롬바탕"/>
    </style:style>
    <style:style style:family="table-cell" style:name="T4.R5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4.R5">
      <style:table-row-properties style:min-row-height="0.452cm"/>
    </style:style>
    <style:style style:family="paragraph" style:name="P159" style:parent-style-name="0">
      <style:paragraph-properties style:snap-to-layout-grid="false"/>
    </style:style>
    <style:style style:family="text" style:name="T115">
      <style:text-properties style:font-name="바탕" style:font-name-asian="함초롬바탕"/>
    </style:style>
    <style:style style:family="table-cell" style:name="T4.R6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60" style:parent-style-name="0">
      <style:paragraph-properties style:snap-to-layout-grid="false"/>
    </style:style>
    <style:style style:family="text" style:name="T116">
      <style:text-properties style:font-name="바탕" style:font-name-asian="함초롬바탕"/>
    </style:style>
    <style:style style:family="table-cell" style:name="T4.R6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61" style:parent-style-name="0">
      <style:paragraph-properties style:snap-to-layout-grid="false"/>
    </style:style>
    <style:style style:family="text" style:name="T117">
      <style:text-properties style:font-name="바탕" style:font-name-asian="함초롬바탕"/>
    </style:style>
    <style:style style:family="table-cell" style:name="T4.R6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62" style:parent-style-name="0">
      <style:paragraph-properties style:snap-to-layout-grid="false"/>
    </style:style>
    <style:style style:family="text" style:name="T118">
      <style:text-properties style:font-name="바탕" style:font-name-asian="함초롬바탕"/>
    </style:style>
    <style:style style:family="table-cell" style:name="T4.R6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4.R6">
      <style:table-row-properties style:min-row-height="0.452cm"/>
    </style:style>
    <style:style style:family="paragraph" style:name="P163" style:parent-style-name="0">
      <style:paragraph-properties style:snap-to-layout-grid="false"/>
    </style:style>
    <style:style style:family="text" style:name="T119">
      <style:text-properties style:font-name="바탕" style:font-name-asian="함초롬바탕"/>
    </style:style>
    <style:style style:family="table-cell" style:name="T4.R7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64" style:parent-style-name="0">
      <style:paragraph-properties style:snap-to-layout-grid="false"/>
    </style:style>
    <style:style style:family="text" style:name="T120">
      <style:text-properties style:font-name="바탕" style:font-name-asian="함초롬바탕"/>
    </style:style>
    <style:style style:family="table-cell" style:name="T4.R7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65" style:parent-style-name="0">
      <style:paragraph-properties style:snap-to-layout-grid="false"/>
    </style:style>
    <style:style style:family="text" style:name="T121">
      <style:text-properties style:font-name="바탕" style:font-name-asian="함초롬바탕"/>
    </style:style>
    <style:style style:family="table-cell" style:name="T4.R7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66" style:parent-style-name="0">
      <style:paragraph-properties style:snap-to-layout-grid="false"/>
    </style:style>
    <style:style style:family="text" style:name="T122">
      <style:text-properties style:font-name="바탕" style:font-name-asian="함초롬바탕"/>
    </style:style>
    <style:style style:family="table-cell" style:name="T4.R7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4.R7">
      <style:table-row-properties style:min-row-height="0.452cm"/>
    </style:style>
    <style:style style:family="paragraph" style:name="P167" style:parent-style-name="0">
      <style:paragraph-properties style:snap-to-layout-grid="false"/>
    </style:style>
    <style:style style:family="table-cell" style:name="T4.R8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68" style:parent-style-name="0">
      <style:paragraph-properties style:snap-to-layout-grid="false"/>
    </style:style>
    <style:style style:family="table-cell" style:name="T4.R8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69" style:parent-style-name="0">
      <style:paragraph-properties style:snap-to-layout-grid="false"/>
    </style:style>
    <style:style style:family="table-cell" style:name="T4.R8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70" style:parent-style-name="0">
      <style:paragraph-properties style:snap-to-layout-grid="false"/>
    </style:style>
    <style:style style:family="table-cell" style:name="T4.R8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4.R8">
      <style:table-row-properties style:min-row-height="0.452cm"/>
    </style:style>
    <style:style style:family="paragraph" style:name="P171" style:parent-style-name="0">
      <style:paragraph-properties style:snap-to-layout-grid="false"/>
    </style:style>
    <style:style style:family="table-cell" style:name="T4.R9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72" style:parent-style-name="0">
      <style:paragraph-properties style:snap-to-layout-grid="false"/>
    </style:style>
    <style:style style:family="table-cell" style:name="T4.R9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73" style:parent-style-name="0">
      <style:paragraph-properties style:snap-to-layout-grid="false"/>
    </style:style>
    <style:style style:family="table-cell" style:name="T4.R9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74" style:parent-style-name="0">
      <style:paragraph-properties style:snap-to-layout-grid="false"/>
    </style:style>
    <style:style style:family="table-cell" style:name="T4.R9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4.R9">
      <style:table-row-properties style:min-row-height="0.452cm"/>
    </style:style>
    <style:style style:family="paragraph" style:name="P175" style:parent-style-name="0">
      <style:paragraph-properties style:snap-to-layout-grid="false"/>
    </style:style>
    <style:style style:family="table-cell" style:name="T4.R10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76" style:parent-style-name="0">
      <style:paragraph-properties style:snap-to-layout-grid="false"/>
    </style:style>
    <style:style style:family="table-cell" style:name="T4.R10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77" style:parent-style-name="0">
      <style:paragraph-properties style:snap-to-layout-grid="false"/>
    </style:style>
    <style:style style:family="table-cell" style:name="T4.R10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78" style:parent-style-name="0">
      <style:paragraph-properties style:snap-to-layout-grid="false"/>
    </style:style>
    <style:style style:family="table-cell" style:name="T4.R10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4.R10">
      <style:table-row-properties style:min-row-height="0.452cm"/>
    </style:style>
    <style:style style:family="paragraph" style:name="P179" style:parent-style-name="0">
      <style:paragraph-properties fo:break-before="page" style:snap-to-layout-grid="false"/>
    </style:style>
    <style:style style:family="text" style:name="T123">
      <style:text-properties style:font-name="바탕" style:font-name-asian="함초롬바탕"/>
    </style:style>
    <style:style style:family="paragraph" style:name="P180" style:parent-style-name="0">
      <style:paragraph-properties style:snap-to-layout-grid="false"/>
    </style:style>
    <style:style style:family="paragraph" style:name="P181" style:parent-style-name="0">
      <style:paragraph-properties style:snap-to-layout-grid="false"/>
    </style:style>
    <style:style style:family="table" style:name="T5">
      <style:table-properties style:width="0.000cm" table:border-model="collapsing"/>
    </style:style>
    <style:style style:family="graphic" style:name="fr5" style:parent-style-name="Frame">
      <style:graphic-properties fo:border="none" fo:margin-bottom="0.100cm" fo:margin-left="0.100cm" fo:margin-right="0.100cm" fo:margin-top="0.100cm" fo:padding-bottom="0cm" fo:padding-left="0cm" fo:padding-right="0cm" fo:padding-top="0cm" style:horizontal-pos="from-left" style:number-wrapped-paragraphs="no-limit" style:run-through="" style:vertical-pos="from-top" style:wrap="none"/>
    </style:style>
    <style:style style:family="table-column" style:name="T5.C81">
      <style:table-column-properties style:column-width="4.200cm"/>
    </style:style>
    <style:style style:family="table-column" style:name="T5.C82">
      <style:table-column-properties style:column-width="4.200cm"/>
    </style:style>
    <style:style style:family="table-column" style:name="T5.C83">
      <style:table-column-properties style:column-width="4.200cm"/>
    </style:style>
    <style:style style:family="table-column" style:name="T5.C84">
      <style:table-column-properties style:column-width="4.200cm"/>
    </style:style>
    <style:style style:family="paragraph" style:name="P182" style:parent-style-name="0">
      <style:paragraph-properties style:snap-to-layout-grid="false"/>
    </style:style>
    <style:style style:family="text" style:name="T124">
      <style:text-properties style:font-name="바탕" style:font-name-asian="함초롬바탕"/>
    </style:style>
    <style:style style:family="table-cell" style:name="T5.R1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83" style:parent-style-name="0">
      <style:paragraph-properties style:snap-to-layout-grid="false"/>
    </style:style>
    <style:style style:family="text" style:name="T125">
      <style:text-properties style:font-name="바탕" style:font-name-asian="함초롬바탕"/>
    </style:style>
    <style:style style:family="table-cell" style:name="T5.R1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84" style:parent-style-name="0">
      <style:paragraph-properties style:snap-to-layout-grid="false"/>
    </style:style>
    <style:style style:family="text" style:name="T126">
      <style:text-properties style:font-name="바탕" style:font-name-asian="함초롬바탕"/>
    </style:style>
    <style:style style:family="table-cell" style:name="T5.R1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85" style:parent-style-name="0">
      <style:paragraph-properties style:snap-to-layout-grid="false"/>
    </style:style>
    <style:style style:family="text" style:name="T127">
      <style:text-properties style:font-name="바탕" style:font-name-asian="함초롬바탕"/>
    </style:style>
    <style:style style:family="table-cell" style:name="T5.R1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5.R1">
      <style:table-row-properties style:min-row-height="0.452cm"/>
    </style:style>
    <style:style style:family="paragraph" style:name="P186" style:parent-style-name="0">
      <style:paragraph-properties style:snap-to-layout-grid="false"/>
    </style:style>
    <style:style style:family="text" style:name="T128">
      <style:text-properties style:font-name="바탕" style:font-name-asian="함초롬바탕"/>
    </style:style>
    <style:style style:family="table-cell" style:name="T5.R2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87" style:parent-style-name="0">
      <style:paragraph-properties style:snap-to-layout-grid="false"/>
    </style:style>
    <style:style style:family="text" style:name="T129">
      <style:text-properties style:font-name="바탕" style:font-name-asian="함초롬바탕"/>
    </style:style>
    <style:style style:family="table-cell" style:name="T5.R2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88" style:parent-style-name="0">
      <style:paragraph-properties style:snap-to-layout-grid="false"/>
    </style:style>
    <style:style style:family="text" style:name="T130">
      <style:text-properties style:font-name="바탕" style:font-name-asian="함초롬바탕"/>
    </style:style>
    <style:style style:family="table-cell" style:name="T5.R2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89" style:parent-style-name="0">
      <style:paragraph-properties style:snap-to-layout-grid="false"/>
    </style:style>
    <style:style style:family="text" style:name="T131">
      <style:text-properties style:font-name="바탕" style:font-name-asian="함초롬바탕"/>
    </style:style>
    <style:style style:family="table-cell" style:name="T5.R2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5.R2">
      <style:table-row-properties style:min-row-height="0.452cm"/>
    </style:style>
    <style:style style:family="paragraph" style:name="P190" style:parent-style-name="0">
      <style:paragraph-properties style:snap-to-layout-grid="false"/>
    </style:style>
    <style:style style:family="text" style:name="T132">
      <style:text-properties style:font-name="바탕" style:font-name-asian="함초롬바탕"/>
    </style:style>
    <style:style style:family="table-cell" style:name="T5.R3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91" style:parent-style-name="0">
      <style:paragraph-properties style:snap-to-layout-grid="false"/>
    </style:style>
    <style:style style:family="text" style:name="T133">
      <style:text-properties style:font-name="바탕" style:font-name-asian="함초롬바탕"/>
    </style:style>
    <style:style style:family="table-cell" style:name="T5.R3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92" style:parent-style-name="0">
      <style:paragraph-properties style:snap-to-layout-grid="false"/>
    </style:style>
    <style:style style:family="text" style:name="T134">
      <style:text-properties style:font-name="바탕" style:font-name-asian="함초롬바탕"/>
    </style:style>
    <style:style style:family="table-cell" style:name="T5.R3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93" style:parent-style-name="0">
      <style:paragraph-properties style:snap-to-layout-grid="false"/>
    </style:style>
    <style:style style:family="text" style:name="T135">
      <style:text-properties style:font-name="바탕" style:font-name-asian="함초롬바탕"/>
    </style:style>
    <style:style style:family="table-cell" style:name="T5.R3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5.R3">
      <style:table-row-properties style:min-row-height="0.452cm"/>
    </style:style>
    <style:style style:family="paragraph" style:name="P194" style:parent-style-name="0">
      <style:paragraph-properties style:snap-to-layout-grid="false"/>
    </style:style>
    <style:style style:family="table-cell" style:name="T5.R4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95" style:parent-style-name="0">
      <style:paragraph-properties style:snap-to-layout-grid="false"/>
    </style:style>
    <style:style style:family="table-cell" style:name="T5.R4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96" style:parent-style-name="0">
      <style:paragraph-properties style:snap-to-layout-grid="false"/>
    </style:style>
    <style:style style:family="table-cell" style:name="T5.R4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97" style:parent-style-name="0">
      <style:paragraph-properties style:snap-to-layout-grid="false"/>
    </style:style>
    <style:style style:family="table-cell" style:name="T5.R4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5.R4">
      <style:table-row-properties style:min-row-height="0.452cm"/>
    </style:style>
    <style:style style:family="paragraph" style:name="P198" style:parent-style-name="0">
      <style:paragraph-properties style:snap-to-layout-grid="false"/>
    </style:style>
    <style:style style:family="table-cell" style:name="T5.R5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199" style:parent-style-name="0">
      <style:paragraph-properties style:snap-to-layout-grid="false"/>
    </style:style>
    <style:style style:family="table-cell" style:name="T5.R5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00" style:parent-style-name="0">
      <style:paragraph-properties style:snap-to-layout-grid="false"/>
    </style:style>
    <style:style style:family="table-cell" style:name="T5.R5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01" style:parent-style-name="0">
      <style:paragraph-properties style:snap-to-layout-grid="false"/>
    </style:style>
    <style:style style:family="table-cell" style:name="T5.R5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5.R5">
      <style:table-row-properties style:min-row-height="0.452cm"/>
    </style:style>
    <style:style style:family="paragraph" style:name="P202" style:parent-style-name="0">
      <style:paragraph-properties style:snap-to-layout-grid="false"/>
    </style:style>
    <style:style style:family="table-cell" style:name="T5.R6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03" style:parent-style-name="0">
      <style:paragraph-properties style:snap-to-layout-grid="false"/>
    </style:style>
    <style:style style:family="table-cell" style:name="T5.R6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04" style:parent-style-name="0">
      <style:paragraph-properties style:snap-to-layout-grid="false"/>
    </style:style>
    <style:style style:family="table-cell" style:name="T5.R6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05" style:parent-style-name="0">
      <style:paragraph-properties style:snap-to-layout-grid="false"/>
    </style:style>
    <style:style style:family="table-cell" style:name="T5.R6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5.R6">
      <style:table-row-properties style:min-row-height="0.452cm"/>
    </style:style>
    <style:style style:family="paragraph" style:name="P206" style:parent-style-name="0">
      <style:paragraph-properties style:snap-to-layout-grid="false"/>
    </style:style>
    <style:style style:family="table-cell" style:name="T5.R7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07" style:parent-style-name="0">
      <style:paragraph-properties style:snap-to-layout-grid="false"/>
    </style:style>
    <style:style style:family="table-cell" style:name="T5.R7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08" style:parent-style-name="0">
      <style:paragraph-properties style:snap-to-layout-grid="false"/>
    </style:style>
    <style:style style:family="table-cell" style:name="T5.R7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09" style:parent-style-name="0">
      <style:paragraph-properties style:snap-to-layout-grid="false"/>
    </style:style>
    <style:style style:family="table-cell" style:name="T5.R7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5.R7">
      <style:table-row-properties style:min-row-height="0.452cm"/>
    </style:style>
    <style:style style:family="paragraph" style:name="P210" style:parent-style-name="0">
      <style:paragraph-properties style:snap-to-layout-grid="false"/>
    </style:style>
    <style:style style:family="table-cell" style:name="T5.R8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11" style:parent-style-name="0">
      <style:paragraph-properties style:snap-to-layout-grid="false"/>
    </style:style>
    <style:style style:family="table-cell" style:name="T5.R8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12" style:parent-style-name="0">
      <style:paragraph-properties style:snap-to-layout-grid="false"/>
    </style:style>
    <style:style style:family="table-cell" style:name="T5.R8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13" style:parent-style-name="0">
      <style:paragraph-properties style:snap-to-layout-grid="false"/>
    </style:style>
    <style:style style:family="table-cell" style:name="T5.R8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5.R8">
      <style:table-row-properties style:min-row-height="0.452cm"/>
    </style:style>
    <style:style style:family="paragraph" style:name="P214" style:parent-style-name="0">
      <style:paragraph-properties style:snap-to-layout-grid="false"/>
    </style:style>
    <style:style style:family="table-cell" style:name="T5.R9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15" style:parent-style-name="0">
      <style:paragraph-properties style:snap-to-layout-grid="false"/>
    </style:style>
    <style:style style:family="table-cell" style:name="T5.R9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16" style:parent-style-name="0">
      <style:paragraph-properties style:snap-to-layout-grid="false"/>
    </style:style>
    <style:style style:family="table-cell" style:name="T5.R9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17" style:parent-style-name="0">
      <style:paragraph-properties style:snap-to-layout-grid="false"/>
    </style:style>
    <style:style style:family="table-cell" style:name="T5.R9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5.R9">
      <style:table-row-properties style:min-row-height="0.452cm"/>
    </style:style>
    <style:style style:family="paragraph" style:name="P218" style:parent-style-name="0">
      <style:paragraph-properties style:snap-to-layout-grid="false"/>
    </style:style>
    <style:style style:family="table-cell" style:name="T5.R10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19" style:parent-style-name="0">
      <style:paragraph-properties style:snap-to-layout-grid="false"/>
    </style:style>
    <style:style style:family="table-cell" style:name="T5.R10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20" style:parent-style-name="0">
      <style:paragraph-properties style:snap-to-layout-grid="false"/>
    </style:style>
    <style:style style:family="table-cell" style:name="T5.R10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21" style:parent-style-name="0">
      <style:paragraph-properties style:snap-to-layout-grid="false"/>
    </style:style>
    <style:style style:family="table-cell" style:name="T5.R10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5.R10">
      <style:table-row-properties style:min-row-height="0.452cm"/>
    </style:style>
    <style:style style:family="paragraph" style:name="P222" style:parent-style-name="0">
      <style:paragraph-properties style:snap-to-layout-grid="false"/>
    </style:style>
    <style:style style:family="paragraph" style:name="P223" style:parent-style-name="0">
      <style:paragraph-properties style:snap-to-layout-grid="false"/>
    </style:style>
    <style:style style:family="text" style:name="T136">
      <style:text-properties style:font-name="바탕" style:font-name-asian="함초롬바탕"/>
    </style:style>
    <style:style style:family="paragraph" style:name="P224" style:parent-style-name="0">
      <style:paragraph-properties style:snap-to-layout-grid="false"/>
    </style:style>
    <style:style style:family="paragraph" style:name="P225" style:parent-style-name="0">
      <style:paragraph-properties style:snap-to-layout-grid="false"/>
    </style:style>
    <style:style style:family="table" style:name="T6">
      <style:table-properties style:width="0.000cm" table:border-model="collapsing"/>
    </style:style>
    <style:style style:family="graphic" style:name="fr6" style:parent-style-name="Frame">
      <style:graphic-properties fo:border="none" fo:margin-bottom="0.100cm" fo:margin-left="0.100cm" fo:margin-right="0.100cm" fo:margin-top="0.100cm" fo:padding-bottom="0cm" fo:padding-left="0cm" fo:padding-right="0cm" fo:padding-top="0cm" style:horizontal-pos="from-left" style:number-wrapped-paragraphs="no-limit" style:run-through="" style:vertical-pos="from-top" style:wrap="none"/>
    </style:style>
    <style:style style:family="table-column" style:name="T6.C85">
      <style:table-column-properties style:column-width="4.200cm"/>
    </style:style>
    <style:style style:family="table-column" style:name="T6.C86">
      <style:table-column-properties style:column-width="4.200cm"/>
    </style:style>
    <style:style style:family="table-column" style:name="T6.C87">
      <style:table-column-properties style:column-width="4.200cm"/>
    </style:style>
    <style:style style:family="table-column" style:name="T6.C88">
      <style:table-column-properties style:column-width="4.200cm"/>
    </style:style>
    <style:style style:family="paragraph" style:name="P226" style:parent-style-name="0">
      <style:paragraph-properties style:snap-to-layout-grid="false"/>
    </style:style>
    <style:style style:family="text" style:name="T137">
      <style:text-properties style:font-name="바탕" style:font-name-asian="함초롬바탕"/>
    </style:style>
    <style:style style:family="table-cell" style:name="T6.R1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27" style:parent-style-name="0">
      <style:paragraph-properties style:snap-to-layout-grid="false"/>
    </style:style>
    <style:style style:family="text" style:name="T138">
      <style:text-properties style:font-name="바탕" style:font-name-asian="함초롬바탕"/>
    </style:style>
    <style:style style:family="table-cell" style:name="T6.R1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28" style:parent-style-name="0">
      <style:paragraph-properties style:snap-to-layout-grid="false"/>
    </style:style>
    <style:style style:family="text" style:name="T139">
      <style:text-properties style:font-name="바탕" style:font-name-asian="함초롬바탕"/>
    </style:style>
    <style:style style:family="table-cell" style:name="T6.R1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29" style:parent-style-name="0">
      <style:paragraph-properties style:snap-to-layout-grid="false"/>
    </style:style>
    <style:style style:family="text" style:name="T140">
      <style:text-properties style:font-name="바탕" style:font-name-asian="함초롬바탕"/>
    </style:style>
    <style:style style:family="table-cell" style:name="T6.R1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6.R1">
      <style:table-row-properties style:min-row-height="0.452cm"/>
    </style:style>
    <style:style style:family="paragraph" style:name="P230" style:parent-style-name="0">
      <style:paragraph-properties style:snap-to-layout-grid="false"/>
    </style:style>
    <style:style style:family="text" style:name="T141">
      <style:text-properties style:font-name="바탕" style:font-name-asian="함초롬바탕"/>
    </style:style>
    <style:style style:family="table-cell" style:name="T6.R2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31" style:parent-style-name="0">
      <style:paragraph-properties style:snap-to-layout-grid="false"/>
    </style:style>
    <style:style style:family="text" style:name="T142">
      <style:text-properties style:font-name="바탕" style:font-name-asian="함초롬바탕"/>
    </style:style>
    <style:style style:family="table-cell" style:name="T6.R2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32" style:parent-style-name="0">
      <style:paragraph-properties style:snap-to-layout-grid="false"/>
    </style:style>
    <style:style style:family="text" style:name="T143">
      <style:text-properties style:font-name="바탕" style:font-name-asian="함초롬바탕"/>
    </style:style>
    <style:style style:family="table-cell" style:name="T6.R2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33" style:parent-style-name="0">
      <style:paragraph-properties style:snap-to-layout-grid="false"/>
    </style:style>
    <style:style style:family="text" style:name="T144">
      <style:text-properties style:font-name="바탕" style:font-name-asian="함초롬바탕"/>
    </style:style>
    <style:style style:family="table-cell" style:name="T6.R2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6.R2">
      <style:table-row-properties style:min-row-height="0.452cm"/>
    </style:style>
    <style:style style:family="paragraph" style:name="P234" style:parent-style-name="0">
      <style:paragraph-properties style:snap-to-layout-grid="false"/>
    </style:style>
    <style:style style:family="text" style:name="T145">
      <style:text-properties style:font-name="바탕" style:font-name-asian="함초롬바탕"/>
    </style:style>
    <style:style style:family="table-cell" style:name="T6.R3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35" style:parent-style-name="0">
      <style:paragraph-properties style:snap-to-layout-grid="false"/>
    </style:style>
    <style:style style:family="text" style:name="T146">
      <style:text-properties style:font-name="바탕" style:font-name-asian="함초롬바탕"/>
    </style:style>
    <style:style style:family="table-cell" style:name="T6.R3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36" style:parent-style-name="0">
      <style:paragraph-properties style:snap-to-layout-grid="false"/>
    </style:style>
    <style:style style:family="text" style:name="T147">
      <style:text-properties style:font-name="바탕" style:font-name-asian="함초롬바탕"/>
    </style:style>
    <style:style style:family="table-cell" style:name="T6.R3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37" style:parent-style-name="0">
      <style:paragraph-properties style:snap-to-layout-grid="false"/>
    </style:style>
    <style:style style:family="text" style:name="T148">
      <style:text-properties style:font-name="바탕" style:font-name-asian="함초롬바탕"/>
    </style:style>
    <style:style style:family="table-cell" style:name="T6.R3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6.R3">
      <style:table-row-properties style:min-row-height="0.452cm"/>
    </style:style>
    <style:style style:family="paragraph" style:name="P238" style:parent-style-name="0">
      <style:paragraph-properties style:snap-to-layout-grid="false"/>
    </style:style>
    <style:style style:family="table-cell" style:name="T6.R4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39" style:parent-style-name="0">
      <style:paragraph-properties style:snap-to-layout-grid="false"/>
    </style:style>
    <style:style style:family="table-cell" style:name="T6.R4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40" style:parent-style-name="0">
      <style:paragraph-properties style:snap-to-layout-grid="false"/>
    </style:style>
    <style:style style:family="table-cell" style:name="T6.R4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41" style:parent-style-name="0">
      <style:paragraph-properties style:snap-to-layout-grid="false"/>
    </style:style>
    <style:style style:family="table-cell" style:name="T6.R4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6.R4">
      <style:table-row-properties style:min-row-height="0.452cm"/>
    </style:style>
    <style:style style:family="paragraph" style:name="P242" style:parent-style-name="0">
      <style:paragraph-properties style:snap-to-layout-grid="false"/>
    </style:style>
    <style:style style:family="table-cell" style:name="T6.R5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43" style:parent-style-name="0">
      <style:paragraph-properties style:snap-to-layout-grid="false"/>
    </style:style>
    <style:style style:family="table-cell" style:name="T6.R5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44" style:parent-style-name="0">
      <style:paragraph-properties style:snap-to-layout-grid="false"/>
    </style:style>
    <style:style style:family="table-cell" style:name="T6.R5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45" style:parent-style-name="0">
      <style:paragraph-properties style:snap-to-layout-grid="false"/>
    </style:style>
    <style:style style:family="table-cell" style:name="T6.R5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6.R5">
      <style:table-row-properties style:min-row-height="0.452cm"/>
    </style:style>
    <style:style style:family="paragraph" style:name="P246" style:parent-style-name="0">
      <style:paragraph-properties style:snap-to-layout-grid="false"/>
    </style:style>
    <style:style style:family="table-cell" style:name="T6.R6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47" style:parent-style-name="0">
      <style:paragraph-properties style:snap-to-layout-grid="false"/>
    </style:style>
    <style:style style:family="table-cell" style:name="T6.R6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48" style:parent-style-name="0">
      <style:paragraph-properties style:snap-to-layout-grid="false"/>
    </style:style>
    <style:style style:family="table-cell" style:name="T6.R6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49" style:parent-style-name="0">
      <style:paragraph-properties style:snap-to-layout-grid="false"/>
    </style:style>
    <style:style style:family="table-cell" style:name="T6.R6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6.R6">
      <style:table-row-properties style:min-row-height="0.452cm"/>
    </style:style>
    <style:style style:family="paragraph" style:name="P250" style:parent-style-name="0">
      <style:paragraph-properties style:snap-to-layout-grid="false"/>
    </style:style>
    <style:style style:family="table-cell" style:name="T6.R7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51" style:parent-style-name="0">
      <style:paragraph-properties style:snap-to-layout-grid="false"/>
    </style:style>
    <style:style style:family="table-cell" style:name="T6.R7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52" style:parent-style-name="0">
      <style:paragraph-properties style:snap-to-layout-grid="false"/>
    </style:style>
    <style:style style:family="table-cell" style:name="T6.R7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53" style:parent-style-name="0">
      <style:paragraph-properties style:snap-to-layout-grid="false"/>
    </style:style>
    <style:style style:family="table-cell" style:name="T6.R7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6.R7">
      <style:table-row-properties style:min-row-height="0.452cm"/>
    </style:style>
    <style:style style:family="paragraph" style:name="P254" style:parent-style-name="0">
      <style:paragraph-properties style:snap-to-layout-grid="false"/>
    </style:style>
    <style:style style:family="table-cell" style:name="T6.R8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55" style:parent-style-name="0">
      <style:paragraph-properties style:snap-to-layout-grid="false"/>
    </style:style>
    <style:style style:family="table-cell" style:name="T6.R8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56" style:parent-style-name="0">
      <style:paragraph-properties style:snap-to-layout-grid="false"/>
    </style:style>
    <style:style style:family="table-cell" style:name="T6.R8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57" style:parent-style-name="0">
      <style:paragraph-properties style:snap-to-layout-grid="false"/>
    </style:style>
    <style:style style:family="table-cell" style:name="T6.R8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6.R8">
      <style:table-row-properties style:min-row-height="0.452cm"/>
    </style:style>
    <style:style style:family="paragraph" style:name="P258" style:parent-style-name="0">
      <style:paragraph-properties style:snap-to-layout-grid="false"/>
    </style:style>
    <style:style style:family="table-cell" style:name="T6.R9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59" style:parent-style-name="0">
      <style:paragraph-properties style:snap-to-layout-grid="false"/>
    </style:style>
    <style:style style:family="table-cell" style:name="T6.R9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60" style:parent-style-name="0">
      <style:paragraph-properties style:snap-to-layout-grid="false"/>
    </style:style>
    <style:style style:family="table-cell" style:name="T6.R9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61" style:parent-style-name="0">
      <style:paragraph-properties style:snap-to-layout-grid="false"/>
    </style:style>
    <style:style style:family="table-cell" style:name="T6.R9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6.R9">
      <style:table-row-properties style:min-row-height="0.452cm"/>
    </style:style>
    <style:style style:family="paragraph" style:name="P262" style:parent-style-name="0">
      <style:paragraph-properties style:snap-to-layout-grid="false"/>
    </style:style>
    <style:style style:family="table-cell" style:name="T6.R10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63" style:parent-style-name="0">
      <style:paragraph-properties style:snap-to-layout-grid="false"/>
    </style:style>
    <style:style style:family="table-cell" style:name="T6.R10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64" style:parent-style-name="0">
      <style:paragraph-properties style:snap-to-layout-grid="false"/>
    </style:style>
    <style:style style:family="table-cell" style:name="T6.R10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65" style:parent-style-name="0">
      <style:paragraph-properties style:snap-to-layout-grid="false"/>
    </style:style>
    <style:style style:family="table-cell" style:name="T6.R10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6.R10">
      <style:table-row-properties style:min-row-height="0.452cm"/>
    </style:style>
    <style:style style:family="paragraph" style:name="P266" style:parent-style-name="0">
      <style:paragraph-properties style:snap-to-layout-grid="false"/>
    </style:style>
    <style:style style:family="paragraph" style:name="P267" style:parent-style-name="0">
      <style:paragraph-properties style:snap-to-layout-grid="false"/>
    </style:style>
    <style:style style:family="text" style:name="T149">
      <style:text-properties style:font-name="바탕" style:font-name-asian="함초롬바탕"/>
    </style:style>
    <style:style style:family="paragraph" style:name="P268" style:parent-style-name="0">
      <style:paragraph-properties style:snap-to-layout-grid="false"/>
    </style:style>
    <style:style style:family="paragraph" style:name="P269" style:parent-style-name="0">
      <style:paragraph-properties style:snap-to-layout-grid="false"/>
    </style:style>
    <style:style style:family="table" style:name="T7">
      <style:table-properties style:width="0.000cm" table:border-model="collapsing"/>
    </style:style>
    <style:style style:family="graphic" style:name="fr7" style:parent-style-name="Frame">
      <style:graphic-properties fo:border="none" fo:margin-bottom="0.100cm" fo:margin-left="0.100cm" fo:margin-right="0.100cm" fo:margin-top="0.100cm" fo:padding-bottom="0cm" fo:padding-left="0cm" fo:padding-right="0cm" fo:padding-top="0cm" style:horizontal-pos="from-left" style:number-wrapped-paragraphs="no-limit" style:run-through="" style:vertical-pos="from-top" style:wrap="none"/>
    </style:style>
    <style:style style:family="table-column" style:name="T7.C89">
      <style:table-column-properties style:column-width="4.200cm"/>
    </style:style>
    <style:style style:family="table-column" style:name="T7.C90">
      <style:table-column-properties style:column-width="4.200cm"/>
    </style:style>
    <style:style style:family="table-column" style:name="T7.C91">
      <style:table-column-properties style:column-width="4.200cm"/>
    </style:style>
    <style:style style:family="table-column" style:name="T7.C92">
      <style:table-column-properties style:column-width="4.200cm"/>
    </style:style>
    <style:style style:family="paragraph" style:name="P270" style:parent-style-name="0">
      <style:paragraph-properties style:snap-to-layout-grid="false"/>
    </style:style>
    <style:style style:family="text" style:name="T150">
      <style:text-properties style:font-name="바탕" style:font-name-asian="함초롬바탕"/>
    </style:style>
    <style:style style:family="table-cell" style:name="T7.R1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71" style:parent-style-name="0">
      <style:paragraph-properties style:snap-to-layout-grid="false"/>
    </style:style>
    <style:style style:family="text" style:name="T151">
      <style:text-properties style:font-name="바탕" style:font-name-asian="함초롬바탕"/>
    </style:style>
    <style:style style:family="table-cell" style:name="T7.R1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72" style:parent-style-name="0">
      <style:paragraph-properties style:snap-to-layout-grid="false"/>
    </style:style>
    <style:style style:family="text" style:name="T152">
      <style:text-properties style:font-name="바탕" style:font-name-asian="함초롬바탕"/>
    </style:style>
    <style:style style:family="table-cell" style:name="T7.R1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73" style:parent-style-name="0">
      <style:paragraph-properties style:snap-to-layout-grid="false"/>
    </style:style>
    <style:style style:family="text" style:name="T153">
      <style:text-properties style:font-name="바탕" style:font-name-asian="함초롬바탕"/>
    </style:style>
    <style:style style:family="table-cell" style:name="T7.R1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7.R1">
      <style:table-row-properties style:min-row-height="0.452cm"/>
    </style:style>
    <style:style style:family="paragraph" style:name="P274" style:parent-style-name="0">
      <style:paragraph-properties style:snap-to-layout-grid="false"/>
    </style:style>
    <style:style style:family="text" style:name="T154">
      <style:text-properties style:font-name="바탕" style:font-name-asian="함초롬바탕"/>
    </style:style>
    <style:style style:family="table-cell" style:name="T7.R2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75" style:parent-style-name="0">
      <style:paragraph-properties style:snap-to-layout-grid="false"/>
    </style:style>
    <style:style style:family="text" style:name="T155">
      <style:text-properties style:font-name="바탕" style:font-name-asian="함초롬바탕"/>
    </style:style>
    <style:style style:family="table-cell" style:name="T7.R2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76" style:parent-style-name="0">
      <style:paragraph-properties style:snap-to-layout-grid="false"/>
    </style:style>
    <style:style style:family="text" style:name="T156">
      <style:text-properties style:font-name="바탕" style:font-name-asian="함초롬바탕"/>
    </style:style>
    <style:style style:family="table-cell" style:name="T7.R2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77" style:parent-style-name="0">
      <style:paragraph-properties style:snap-to-layout-grid="false"/>
    </style:style>
    <style:style style:family="text" style:name="T157">
      <style:text-properties style:font-name="바탕" style:font-name-asian="함초롬바탕"/>
    </style:style>
    <style:style style:family="table-cell" style:name="T7.R2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7.R2">
      <style:table-row-properties style:min-row-height="0.452cm"/>
    </style:style>
    <style:style style:family="paragraph" style:name="P278" style:parent-style-name="0">
      <style:paragraph-properties style:snap-to-layout-grid="false"/>
    </style:style>
    <style:style style:family="text" style:name="T158">
      <style:text-properties style:font-name="바탕" style:font-name-asian="함초롬바탕"/>
    </style:style>
    <style:style style:family="table-cell" style:name="T7.R3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79" style:parent-style-name="0">
      <style:paragraph-properties style:snap-to-layout-grid="false"/>
    </style:style>
    <style:style style:family="text" style:name="T159">
      <style:text-properties style:font-name="바탕" style:font-name-asian="함초롬바탕"/>
    </style:style>
    <style:style style:family="table-cell" style:name="T7.R3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80" style:parent-style-name="0">
      <style:paragraph-properties style:snap-to-layout-grid="false"/>
    </style:style>
    <style:style style:family="text" style:name="T160">
      <style:text-properties style:font-name="바탕" style:font-name-asian="함초롬바탕"/>
    </style:style>
    <style:style style:family="table-cell" style:name="T7.R3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81" style:parent-style-name="0">
      <style:paragraph-properties style:snap-to-layout-grid="false"/>
    </style:style>
    <style:style style:family="text" style:name="T161">
      <style:text-properties style:font-name="바탕" style:font-name-asian="함초롬바탕"/>
    </style:style>
    <style:style style:family="table-cell" style:name="T7.R3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7.R3">
      <style:table-row-properties style:min-row-height="0.452cm"/>
    </style:style>
    <style:style style:family="paragraph" style:name="P282" style:parent-style-name="0">
      <style:paragraph-properties style:snap-to-layout-grid="false"/>
    </style:style>
    <style:style style:family="text" style:name="T162">
      <style:text-properties style:font-name="바탕" style:font-name-asian="함초롬바탕"/>
    </style:style>
    <style:style style:family="table-cell" style:name="T7.R4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83" style:parent-style-name="0">
      <style:paragraph-properties style:snap-to-layout-grid="false"/>
    </style:style>
    <style:style style:family="text" style:name="T163">
      <style:text-properties style:font-name="바탕" style:font-name-asian="함초롬바탕"/>
    </style:style>
    <style:style style:family="table-cell" style:name="T7.R4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84" style:parent-style-name="0">
      <style:paragraph-properties style:snap-to-layout-grid="false"/>
    </style:style>
    <style:style style:family="text" style:name="T164">
      <style:text-properties style:font-name="바탕" style:font-name-asian="함초롬바탕"/>
    </style:style>
    <style:style style:family="table-cell" style:name="T7.R4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85" style:parent-style-name="0">
      <style:paragraph-properties style:snap-to-layout-grid="false"/>
    </style:style>
    <style:style style:family="text" style:name="T165">
      <style:text-properties style:font-name="바탕" style:font-name-asian="함초롬바탕"/>
    </style:style>
    <style:style style:family="table-cell" style:name="T7.R4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7.R4">
      <style:table-row-properties style:min-row-height="0.452cm"/>
    </style:style>
    <style:style style:family="paragraph" style:name="P286" style:parent-style-name="0">
      <style:paragraph-properties style:snap-to-layout-grid="false"/>
    </style:style>
    <style:style style:family="table-cell" style:name="T7.R5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87" style:parent-style-name="0">
      <style:paragraph-properties style:snap-to-layout-grid="false"/>
    </style:style>
    <style:style style:family="table-cell" style:name="T7.R5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88" style:parent-style-name="0">
      <style:paragraph-properties style:snap-to-layout-grid="false"/>
    </style:style>
    <style:style style:family="table-cell" style:name="T7.R5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89" style:parent-style-name="0">
      <style:paragraph-properties style:snap-to-layout-grid="false"/>
    </style:style>
    <style:style style:family="table-cell" style:name="T7.R5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7.R5">
      <style:table-row-properties style:min-row-height="0.452cm"/>
    </style:style>
    <style:style style:family="paragraph" style:name="P290" style:parent-style-name="0">
      <style:paragraph-properties style:snap-to-layout-grid="false"/>
    </style:style>
    <style:style style:family="table-cell" style:name="T7.R6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91" style:parent-style-name="0">
      <style:paragraph-properties style:snap-to-layout-grid="false"/>
    </style:style>
    <style:style style:family="table-cell" style:name="T7.R6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92" style:parent-style-name="0">
      <style:paragraph-properties style:snap-to-layout-grid="false"/>
    </style:style>
    <style:style style:family="table-cell" style:name="T7.R6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93" style:parent-style-name="0">
      <style:paragraph-properties style:snap-to-layout-grid="false"/>
    </style:style>
    <style:style style:family="table-cell" style:name="T7.R6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7.R6">
      <style:table-row-properties style:min-row-height="0.452cm"/>
    </style:style>
    <style:style style:family="paragraph" style:name="P294" style:parent-style-name="0">
      <style:paragraph-properties style:snap-to-layout-grid="false"/>
    </style:style>
    <style:style style:family="table-cell" style:name="T7.R7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95" style:parent-style-name="0">
      <style:paragraph-properties style:snap-to-layout-grid="false"/>
    </style:style>
    <style:style style:family="table-cell" style:name="T7.R7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96" style:parent-style-name="0">
      <style:paragraph-properties style:snap-to-layout-grid="false"/>
    </style:style>
    <style:style style:family="table-cell" style:name="T7.R7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97" style:parent-style-name="0">
      <style:paragraph-properties style:snap-to-layout-grid="false"/>
    </style:style>
    <style:style style:family="table-cell" style:name="T7.R7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7.R7">
      <style:table-row-properties style:min-row-height="0.452cm"/>
    </style:style>
    <style:style style:family="paragraph" style:name="P298" style:parent-style-name="0">
      <style:paragraph-properties style:snap-to-layout-grid="false"/>
    </style:style>
    <style:style style:family="table-cell" style:name="T7.R8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299" style:parent-style-name="0">
      <style:paragraph-properties style:snap-to-layout-grid="false"/>
    </style:style>
    <style:style style:family="table-cell" style:name="T7.R8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00" style:parent-style-name="0">
      <style:paragraph-properties style:snap-to-layout-grid="false"/>
    </style:style>
    <style:style style:family="table-cell" style:name="T7.R8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01" style:parent-style-name="0">
      <style:paragraph-properties style:snap-to-layout-grid="false"/>
    </style:style>
    <style:style style:family="table-cell" style:name="T7.R8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7.R8">
      <style:table-row-properties style:min-row-height="0.452cm"/>
    </style:style>
    <style:style style:family="paragraph" style:name="P302" style:parent-style-name="0">
      <style:paragraph-properties style:snap-to-layout-grid="false"/>
    </style:style>
    <style:style style:family="table-cell" style:name="T7.R9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03" style:parent-style-name="0">
      <style:paragraph-properties style:snap-to-layout-grid="false"/>
    </style:style>
    <style:style style:family="table-cell" style:name="T7.R9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04" style:parent-style-name="0">
      <style:paragraph-properties style:snap-to-layout-grid="false"/>
    </style:style>
    <style:style style:family="table-cell" style:name="T7.R9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05" style:parent-style-name="0">
      <style:paragraph-properties style:snap-to-layout-grid="false"/>
    </style:style>
    <style:style style:family="table-cell" style:name="T7.R9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7.R9">
      <style:table-row-properties style:min-row-height="0.452cm"/>
    </style:style>
    <style:style style:family="paragraph" style:name="P306" style:parent-style-name="0">
      <style:paragraph-properties style:snap-to-layout-grid="false"/>
    </style:style>
    <style:style style:family="table-cell" style:name="T7.R10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07" style:parent-style-name="0">
      <style:paragraph-properties style:snap-to-layout-grid="false"/>
    </style:style>
    <style:style style:family="table-cell" style:name="T7.R10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08" style:parent-style-name="0">
      <style:paragraph-properties style:snap-to-layout-grid="false"/>
    </style:style>
    <style:style style:family="table-cell" style:name="T7.R10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09" style:parent-style-name="0">
      <style:paragraph-properties style:snap-to-layout-grid="false"/>
    </style:style>
    <style:style style:family="table-cell" style:name="T7.R10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7.R10">
      <style:table-row-properties style:min-row-height="0.452cm"/>
    </style:style>
    <style:style style:family="paragraph" style:name="P310" style:parent-style-name="0">
      <style:paragraph-properties style:snap-to-layout-grid="false"/>
    </style:style>
    <style:style style:family="paragraph" style:name="P311" style:parent-style-name="0">
      <style:paragraph-properties style:snap-to-layout-grid="false"/>
    </style:style>
    <style:style style:family="text" style:name="T166">
      <style:text-properties style:font-name="바탕" style:font-name-asian="함초롬바탕"/>
    </style:style>
    <style:style style:family="paragraph" style:name="P312" style:parent-style-name="0">
      <style:paragraph-properties style:snap-to-layout-grid="false"/>
    </style:style>
    <style:style style:family="paragraph" style:name="P313" style:parent-style-name="0">
      <style:paragraph-properties style:snap-to-layout-grid="false"/>
    </style:style>
    <style:style style:family="table" style:name="T8">
      <style:table-properties style:width="0.000cm" table:border-model="collapsing"/>
    </style:style>
    <style:style style:family="graphic" style:name="fr8" style:parent-style-name="Frame">
      <style:graphic-properties fo:border="none" fo:margin-bottom="0.100cm" fo:margin-left="0.100cm" fo:margin-right="0.100cm" fo:margin-top="0.100cm" fo:padding-bottom="0cm" fo:padding-left="0cm" fo:padding-right="0cm" fo:padding-top="0cm" style:horizontal-pos="from-left" style:number-wrapped-paragraphs="no-limit" style:run-through="" style:vertical-pos="from-top" style:wrap="none"/>
    </style:style>
    <style:style style:family="table-column" style:name="T8.C93">
      <style:table-column-properties style:column-width="4.200cm"/>
    </style:style>
    <style:style style:family="table-column" style:name="T8.C94">
      <style:table-column-properties style:column-width="4.200cm"/>
    </style:style>
    <style:style style:family="table-column" style:name="T8.C95">
      <style:table-column-properties style:column-width="4.200cm"/>
    </style:style>
    <style:style style:family="table-column" style:name="T8.C96">
      <style:table-column-properties style:column-width="4.200cm"/>
    </style:style>
    <style:style style:family="paragraph" style:name="P314" style:parent-style-name="0">
      <style:paragraph-properties style:snap-to-layout-grid="false"/>
    </style:style>
    <style:style style:family="text" style:name="T167">
      <style:text-properties style:font-name="바탕" style:font-name-asian="함초롬바탕"/>
    </style:style>
    <style:style style:family="table-cell" style:name="T8.R1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15" style:parent-style-name="0">
      <style:paragraph-properties style:snap-to-layout-grid="false"/>
    </style:style>
    <style:style style:family="text" style:name="T168">
      <style:text-properties style:font-name="바탕" style:font-name-asian="함초롬바탕"/>
    </style:style>
    <style:style style:family="table-cell" style:name="T8.R1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16" style:parent-style-name="0">
      <style:paragraph-properties style:snap-to-layout-grid="false"/>
    </style:style>
    <style:style style:family="text" style:name="T169">
      <style:text-properties style:font-name="바탕" style:font-name-asian="함초롬바탕"/>
    </style:style>
    <style:style style:family="table-cell" style:name="T8.R1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17" style:parent-style-name="0">
      <style:paragraph-properties style:snap-to-layout-grid="false"/>
    </style:style>
    <style:style style:family="text" style:name="T170">
      <style:text-properties style:font-name="바탕" style:font-name-asian="함초롬바탕"/>
    </style:style>
    <style:style style:family="table-cell" style:name="T8.R1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8.R1">
      <style:table-row-properties style:min-row-height="0.452cm"/>
    </style:style>
    <style:style style:family="paragraph" style:name="P318" style:parent-style-name="0">
      <style:paragraph-properties style:snap-to-layout-grid="false"/>
    </style:style>
    <style:style style:family="text" style:name="T171">
      <style:text-properties style:font-name="바탕" style:font-name-asian="함초롬바탕"/>
    </style:style>
    <style:style style:family="table-cell" style:name="T8.R2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19" style:parent-style-name="0">
      <style:paragraph-properties style:snap-to-layout-grid="false"/>
    </style:style>
    <style:style style:family="text" style:name="T172">
      <style:text-properties style:font-name="바탕" style:font-name-asian="함초롬바탕"/>
    </style:style>
    <style:style style:family="table-cell" style:name="T8.R2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20" style:parent-style-name="0">
      <style:paragraph-properties style:snap-to-layout-grid="false"/>
    </style:style>
    <style:style style:family="text" style:name="T173">
      <style:text-properties style:font-name="바탕" style:font-name-asian="함초롬바탕"/>
    </style:style>
    <style:style style:family="table-cell" style:name="T8.R2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21" style:parent-style-name="0">
      <style:paragraph-properties style:snap-to-layout-grid="false"/>
    </style:style>
    <style:style style:family="text" style:name="T174">
      <style:text-properties style:font-name="바탕" style:font-name-asian="함초롬바탕"/>
    </style:style>
    <style:style style:family="table-cell" style:name="T8.R2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8.R2">
      <style:table-row-properties style:min-row-height="0.452cm"/>
    </style:style>
    <style:style style:family="paragraph" style:name="P322" style:parent-style-name="0">
      <style:paragraph-properties style:snap-to-layout-grid="false"/>
    </style:style>
    <style:style style:family="text" style:name="T175">
      <style:text-properties style:font-name="바탕" style:font-name-asian="함초롬바탕"/>
    </style:style>
    <style:style style:family="table-cell" style:name="T8.R3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23" style:parent-style-name="0">
      <style:paragraph-properties style:snap-to-layout-grid="false"/>
    </style:style>
    <style:style style:family="text" style:name="T176">
      <style:text-properties style:font-name="바탕" style:font-name-asian="함초롬바탕"/>
    </style:style>
    <style:style style:family="table-cell" style:name="T8.R3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24" style:parent-style-name="0">
      <style:paragraph-properties style:snap-to-layout-grid="false"/>
    </style:style>
    <style:style style:family="text" style:name="T177">
      <style:text-properties style:font-name="바탕" style:font-name-asian="함초롬바탕"/>
    </style:style>
    <style:style style:family="table-cell" style:name="T8.R3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25" style:parent-style-name="0">
      <style:paragraph-properties style:snap-to-layout-grid="false"/>
    </style:style>
    <style:style style:family="text" style:name="T178">
      <style:text-properties style:font-name="바탕" style:font-name-asian="함초롬바탕"/>
    </style:style>
    <style:style style:family="table-cell" style:name="T8.R3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8.R3">
      <style:table-row-properties style:min-row-height="0.452cm"/>
    </style:style>
    <style:style style:family="paragraph" style:name="P326" style:parent-style-name="0">
      <style:paragraph-properties style:snap-to-layout-grid="false"/>
    </style:style>
    <style:style style:family="table-cell" style:name="T8.R4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27" style:parent-style-name="0">
      <style:paragraph-properties style:snap-to-layout-grid="false"/>
    </style:style>
    <style:style style:family="table-cell" style:name="T8.R4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28" style:parent-style-name="0">
      <style:paragraph-properties style:snap-to-layout-grid="false"/>
    </style:style>
    <style:style style:family="table-cell" style:name="T8.R4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29" style:parent-style-name="0">
      <style:paragraph-properties style:snap-to-layout-grid="false"/>
    </style:style>
    <style:style style:family="table-cell" style:name="T8.R4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8.R4">
      <style:table-row-properties style:min-row-height="0.452cm"/>
    </style:style>
    <style:style style:family="paragraph" style:name="P330" style:parent-style-name="0">
      <style:paragraph-properties style:snap-to-layout-grid="false"/>
    </style:style>
    <style:style style:family="table-cell" style:name="T8.R5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31" style:parent-style-name="0">
      <style:paragraph-properties style:snap-to-layout-grid="false"/>
    </style:style>
    <style:style style:family="table-cell" style:name="T8.R5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32" style:parent-style-name="0">
      <style:paragraph-properties style:snap-to-layout-grid="false"/>
    </style:style>
    <style:style style:family="table-cell" style:name="T8.R5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33" style:parent-style-name="0">
      <style:paragraph-properties style:snap-to-layout-grid="false"/>
    </style:style>
    <style:style style:family="table-cell" style:name="T8.R5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8.R5">
      <style:table-row-properties style:min-row-height="0.452cm"/>
    </style:style>
    <style:style style:family="paragraph" style:name="P334" style:parent-style-name="0">
      <style:paragraph-properties style:snap-to-layout-grid="false"/>
    </style:style>
    <style:style style:family="table-cell" style:name="T8.R6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35" style:parent-style-name="0">
      <style:paragraph-properties style:snap-to-layout-grid="false"/>
    </style:style>
    <style:style style:family="table-cell" style:name="T8.R6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36" style:parent-style-name="0">
      <style:paragraph-properties style:snap-to-layout-grid="false"/>
    </style:style>
    <style:style style:family="table-cell" style:name="T8.R6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37" style:parent-style-name="0">
      <style:paragraph-properties style:snap-to-layout-grid="false"/>
    </style:style>
    <style:style style:family="table-cell" style:name="T8.R6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8.R6">
      <style:table-row-properties style:min-row-height="0.452cm"/>
    </style:style>
    <style:style style:family="paragraph" style:name="P338" style:parent-style-name="0">
      <style:paragraph-properties style:snap-to-layout-grid="false"/>
    </style:style>
    <style:style style:family="table-cell" style:name="T8.R7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39" style:parent-style-name="0">
      <style:paragraph-properties style:snap-to-layout-grid="false"/>
    </style:style>
    <style:style style:family="table-cell" style:name="T8.R7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40" style:parent-style-name="0">
      <style:paragraph-properties style:snap-to-layout-grid="false"/>
    </style:style>
    <style:style style:family="table-cell" style:name="T8.R7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41" style:parent-style-name="0">
      <style:paragraph-properties style:snap-to-layout-grid="false"/>
    </style:style>
    <style:style style:family="table-cell" style:name="T8.R7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8.R7">
      <style:table-row-properties style:min-row-height="0.452cm"/>
    </style:style>
    <style:style style:family="paragraph" style:name="P342" style:parent-style-name="0">
      <style:paragraph-properties style:snap-to-layout-grid="false"/>
    </style:style>
    <style:style style:family="table-cell" style:name="T8.R8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43" style:parent-style-name="0">
      <style:paragraph-properties style:snap-to-layout-grid="false"/>
    </style:style>
    <style:style style:family="table-cell" style:name="T8.R8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44" style:parent-style-name="0">
      <style:paragraph-properties style:snap-to-layout-grid="false"/>
    </style:style>
    <style:style style:family="table-cell" style:name="T8.R8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45" style:parent-style-name="0">
      <style:paragraph-properties style:snap-to-layout-grid="false"/>
    </style:style>
    <style:style style:family="table-cell" style:name="T8.R8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8.R8">
      <style:table-row-properties style:min-row-height="0.452cm"/>
    </style:style>
    <style:style style:family="paragraph" style:name="P346" style:parent-style-name="0">
      <style:paragraph-properties style:snap-to-layout-grid="false"/>
    </style:style>
    <style:style style:family="table-cell" style:name="T8.R9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47" style:parent-style-name="0">
      <style:paragraph-properties style:snap-to-layout-grid="false"/>
    </style:style>
    <style:style style:family="table-cell" style:name="T8.R9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48" style:parent-style-name="0">
      <style:paragraph-properties style:snap-to-layout-grid="false"/>
    </style:style>
    <style:style style:family="table-cell" style:name="T8.R9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49" style:parent-style-name="0">
      <style:paragraph-properties style:snap-to-layout-grid="false"/>
    </style:style>
    <style:style style:family="table-cell" style:name="T8.R9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8.R9">
      <style:table-row-properties style:min-row-height="0.452cm"/>
    </style:style>
    <style:style style:family="paragraph" style:name="P350" style:parent-style-name="0">
      <style:paragraph-properties style:snap-to-layout-grid="false"/>
    </style:style>
    <style:style style:family="table-cell" style:name="T8.R10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51" style:parent-style-name="0">
      <style:paragraph-properties style:snap-to-layout-grid="false"/>
    </style:style>
    <style:style style:family="table-cell" style:name="T8.R10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52" style:parent-style-name="0">
      <style:paragraph-properties style:snap-to-layout-grid="false"/>
    </style:style>
    <style:style style:family="table-cell" style:name="T8.R10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53" style:parent-style-name="0">
      <style:paragraph-properties style:snap-to-layout-grid="false"/>
    </style:style>
    <style:style style:family="table-cell" style:name="T8.R10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8.R10">
      <style:table-row-properties style:min-row-height="0.452cm"/>
    </style:style>
    <style:style style:family="paragraph" style:name="P354" style:parent-style-name="0">
      <style:paragraph-properties fo:break-before="page" style:snap-to-layout-grid="false"/>
    </style:style>
    <style:style style:family="text" style:name="T179">
      <style:text-properties fo:color="#ff0000" style:font-name="바탕" style:font-name-asian="함초롬바탕"/>
    </style:style>
    <style:style style:family="paragraph" style:name="P355" style:parent-style-name="0">
      <style:paragraph-properties style:snap-to-layout-grid="false"/>
    </style:style>
    <style:style style:family="paragraph" style:name="P356" style:parent-style-name="0">
      <style:paragraph-properties style:snap-to-layout-grid="false"/>
    </style:style>
    <style:style style:family="table" style:name="T9">
      <style:table-properties style:width="0.000cm" table:border-model="collapsing"/>
    </style:style>
    <style:style style:family="graphic" style:name="fr9" style:parent-style-name="Frame">
      <style:graphic-properties fo:border="none" fo:margin-bottom="0.100cm" fo:margin-left="0.100cm" fo:margin-right="0.100cm" fo:margin-top="0.100cm" fo:padding-bottom="0cm" fo:padding-left="0cm" fo:padding-right="0cm" fo:padding-top="0cm" style:horizontal-pos="from-left" style:number-wrapped-paragraphs="no-limit" style:run-through="" style:vertical-pos="from-top" style:wrap="none"/>
    </style:style>
    <style:style style:family="table-column" style:name="T9.C97">
      <style:table-column-properties style:column-width="4.200cm"/>
    </style:style>
    <style:style style:family="table-column" style:name="T9.C98">
      <style:table-column-properties style:column-width="4.200cm"/>
    </style:style>
    <style:style style:family="table-column" style:name="T9.C99">
      <style:table-column-properties style:column-width="4.200cm"/>
    </style:style>
    <style:style style:family="table-column" style:name="T9.C100">
      <style:table-column-properties style:column-width="4.200cm"/>
    </style:style>
    <style:style style:family="paragraph" style:name="P357" style:parent-style-name="0">
      <style:paragraph-properties style:snap-to-layout-grid="false"/>
    </style:style>
    <style:style style:family="text" style:name="T180">
      <style:text-properties style:font-name="바탕" style:font-name-asian="함초롬바탕"/>
    </style:style>
    <style:style style:family="table-cell" style:name="T9.R1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58" style:parent-style-name="0">
      <style:paragraph-properties style:snap-to-layout-grid="false"/>
    </style:style>
    <style:style style:family="text" style:name="T181">
      <style:text-properties style:font-name="바탕" style:font-name-asian="함초롬바탕"/>
    </style:style>
    <style:style style:family="table-cell" style:name="T9.R1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59" style:parent-style-name="0">
      <style:paragraph-properties style:snap-to-layout-grid="false"/>
    </style:style>
    <style:style style:family="text" style:name="T182">
      <style:text-properties style:font-name="바탕" style:font-name-asian="함초롬바탕"/>
    </style:style>
    <style:style style:family="table-cell" style:name="T9.R1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60" style:parent-style-name="0">
      <style:paragraph-properties style:snap-to-layout-grid="false"/>
    </style:style>
    <style:style style:family="text" style:name="T183">
      <style:text-properties style:font-name="바탕" style:font-name-asian="함초롬바탕"/>
    </style:style>
    <style:style style:family="table-cell" style:name="T9.R1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9.R1">
      <style:table-row-properties style:min-row-height="0.452cm"/>
    </style:style>
    <style:style style:family="paragraph" style:name="P361" style:parent-style-name="0">
      <style:paragraph-properties style:snap-to-layout-grid="false"/>
    </style:style>
    <style:style style:family="text" style:name="T184">
      <style:text-properties style:font-name="바탕" style:font-name-asian="함초롬바탕"/>
    </style:style>
    <style:style style:family="table-cell" style:name="T9.R2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62" style:parent-style-name="0">
      <style:paragraph-properties style:snap-to-layout-grid="false"/>
    </style:style>
    <style:style style:family="text" style:name="T185">
      <style:text-properties style:font-name="바탕" style:font-name-asian="함초롬바탕"/>
    </style:style>
    <style:style style:family="table-cell" style:name="T9.R2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63" style:parent-style-name="0">
      <style:paragraph-properties style:snap-to-layout-grid="false"/>
    </style:style>
    <style:style style:family="text" style:name="T186">
      <style:text-properties style:font-name="바탕" style:font-name-asian="함초롬바탕"/>
    </style:style>
    <style:style style:family="table-cell" style:name="T9.R2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64" style:parent-style-name="0">
      <style:paragraph-properties style:snap-to-layout-grid="false"/>
    </style:style>
    <style:style style:family="text" style:name="T187">
      <style:text-properties style:font-name="바탕" style:font-name-asian="함초롬바탕"/>
    </style:style>
    <style:style style:family="table-cell" style:name="T9.R2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9.R2">
      <style:table-row-properties style:min-row-height="0.452cm"/>
    </style:style>
    <style:style style:family="paragraph" style:name="P365" style:parent-style-name="0">
      <style:paragraph-properties style:snap-to-layout-grid="false"/>
    </style:style>
    <style:style style:family="text" style:name="T188">
      <style:text-properties style:font-name="바탕" style:font-name-asian="함초롬바탕"/>
    </style:style>
    <style:style style:family="table-cell" style:name="T9.R3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66" style:parent-style-name="0">
      <style:paragraph-properties style:snap-to-layout-grid="false"/>
    </style:style>
    <style:style style:family="text" style:name="T189">
      <style:text-properties style:font-name="바탕" style:font-name-asian="함초롬바탕"/>
    </style:style>
    <style:style style:family="table-cell" style:name="T9.R3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67" style:parent-style-name="0">
      <style:paragraph-properties style:snap-to-layout-grid="false"/>
    </style:style>
    <style:style style:family="text" style:name="T190">
      <style:text-properties style:font-name="바탕" style:font-name-asian="함초롬바탕"/>
    </style:style>
    <style:style style:family="table-cell" style:name="T9.R3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68" style:parent-style-name="0">
      <style:paragraph-properties style:snap-to-layout-grid="false"/>
    </style:style>
    <style:style style:family="text" style:name="T191">
      <style:text-properties style:font-name="바탕" style:font-name-asian="함초롬바탕"/>
    </style:style>
    <style:style style:family="table-cell" style:name="T9.R3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9.R3">
      <style:table-row-properties style:min-row-height="0.452cm"/>
    </style:style>
    <style:style style:family="paragraph" style:name="P369" style:parent-style-name="0">
      <style:paragraph-properties style:snap-to-layout-grid="false"/>
    </style:style>
    <style:style style:family="table-cell" style:name="T9.R4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70" style:parent-style-name="0">
      <style:paragraph-properties style:snap-to-layout-grid="false"/>
    </style:style>
    <style:style style:family="table-cell" style:name="T9.R4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71" style:parent-style-name="0">
      <style:paragraph-properties style:snap-to-layout-grid="false"/>
    </style:style>
    <style:style style:family="table-cell" style:name="T9.R4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72" style:parent-style-name="0">
      <style:paragraph-properties style:snap-to-layout-grid="false"/>
    </style:style>
    <style:style style:family="table-cell" style:name="T9.R4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9.R4">
      <style:table-row-properties style:min-row-height="0.452cm"/>
    </style:style>
    <style:style style:family="paragraph" style:name="P373" style:parent-style-name="0">
      <style:paragraph-properties style:snap-to-layout-grid="false"/>
    </style:style>
    <style:style style:family="table-cell" style:name="T9.R5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74" style:parent-style-name="0">
      <style:paragraph-properties style:snap-to-layout-grid="false"/>
    </style:style>
    <style:style style:family="table-cell" style:name="T9.R5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75" style:parent-style-name="0">
      <style:paragraph-properties style:snap-to-layout-grid="false"/>
    </style:style>
    <style:style style:family="table-cell" style:name="T9.R5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76" style:parent-style-name="0">
      <style:paragraph-properties style:snap-to-layout-grid="false"/>
    </style:style>
    <style:style style:family="table-cell" style:name="T9.R5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9.R5">
      <style:table-row-properties style:min-row-height="0.452cm"/>
    </style:style>
    <style:style style:family="paragraph" style:name="P377" style:parent-style-name="0">
      <style:paragraph-properties style:snap-to-layout-grid="false"/>
    </style:style>
    <style:style style:family="table-cell" style:name="T9.R6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78" style:parent-style-name="0">
      <style:paragraph-properties style:snap-to-layout-grid="false"/>
    </style:style>
    <style:style style:family="table-cell" style:name="T9.R6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79" style:parent-style-name="0">
      <style:paragraph-properties style:snap-to-layout-grid="false"/>
    </style:style>
    <style:style style:family="table-cell" style:name="T9.R6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80" style:parent-style-name="0">
      <style:paragraph-properties style:snap-to-layout-grid="false"/>
    </style:style>
    <style:style style:family="table-cell" style:name="T9.R6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9.R6">
      <style:table-row-properties style:min-row-height="0.452cm"/>
    </style:style>
    <style:style style:family="paragraph" style:name="P381" style:parent-style-name="0">
      <style:paragraph-properties style:snap-to-layout-grid="false"/>
    </style:style>
    <style:style style:family="table-cell" style:name="T9.R7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82" style:parent-style-name="0">
      <style:paragraph-properties style:snap-to-layout-grid="false"/>
    </style:style>
    <style:style style:family="table-cell" style:name="T9.R7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83" style:parent-style-name="0">
      <style:paragraph-properties style:snap-to-layout-grid="false"/>
    </style:style>
    <style:style style:family="table-cell" style:name="T9.R7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84" style:parent-style-name="0">
      <style:paragraph-properties style:snap-to-layout-grid="false"/>
    </style:style>
    <style:style style:family="table-cell" style:name="T9.R7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9.R7">
      <style:table-row-properties style:min-row-height="0.452cm"/>
    </style:style>
    <style:style style:family="paragraph" style:name="P385" style:parent-style-name="0">
      <style:paragraph-properties style:snap-to-layout-grid="false"/>
    </style:style>
    <style:style style:family="table-cell" style:name="T9.R8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86" style:parent-style-name="0">
      <style:paragraph-properties style:snap-to-layout-grid="false"/>
    </style:style>
    <style:style style:family="table-cell" style:name="T9.R8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87" style:parent-style-name="0">
      <style:paragraph-properties style:snap-to-layout-grid="false"/>
    </style:style>
    <style:style style:family="table-cell" style:name="T9.R8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88" style:parent-style-name="0">
      <style:paragraph-properties style:snap-to-layout-grid="false"/>
    </style:style>
    <style:style style:family="table-cell" style:name="T9.R8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9.R8">
      <style:table-row-properties style:min-row-height="0.452cm"/>
    </style:style>
    <style:style style:family="paragraph" style:name="P389" style:parent-style-name="0">
      <style:paragraph-properties style:snap-to-layout-grid="false"/>
    </style:style>
    <style:style style:family="table-cell" style:name="T9.R9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90" style:parent-style-name="0">
      <style:paragraph-properties style:snap-to-layout-grid="false"/>
    </style:style>
    <style:style style:family="table-cell" style:name="T9.R9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91" style:parent-style-name="0">
      <style:paragraph-properties style:snap-to-layout-grid="false"/>
    </style:style>
    <style:style style:family="table-cell" style:name="T9.R9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92" style:parent-style-name="0">
      <style:paragraph-properties style:snap-to-layout-grid="false"/>
    </style:style>
    <style:style style:family="table-cell" style:name="T9.R9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9.R9">
      <style:table-row-properties style:min-row-height="0.452cm"/>
    </style:style>
    <style:style style:family="paragraph" style:name="P393" style:parent-style-name="0">
      <style:paragraph-properties style:snap-to-layout-grid="false"/>
    </style:style>
    <style:style style:family="table-cell" style:name="T9.R10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94" style:parent-style-name="0">
      <style:paragraph-properties style:snap-to-layout-grid="false"/>
    </style:style>
    <style:style style:family="table-cell" style:name="T9.R10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95" style:parent-style-name="0">
      <style:paragraph-properties style:snap-to-layout-grid="false"/>
    </style:style>
    <style:style style:family="table-cell" style:name="T9.R10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396" style:parent-style-name="0">
      <style:paragraph-properties style:snap-to-layout-grid="false"/>
    </style:style>
    <style:style style:family="table-cell" style:name="T9.R10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9.R10">
      <style:table-row-properties style:min-row-height="0.452cm"/>
    </style:style>
    <style:style style:family="paragraph" style:name="P397" style:parent-style-name="0">
      <style:paragraph-properties style:snap-to-layout-grid="false"/>
    </style:style>
    <style:style style:family="paragraph" style:name="P398" style:parent-style-name="0">
      <style:paragraph-properties style:snap-to-layout-grid="false"/>
    </style:style>
    <style:style style:family="text" style:name="T192">
      <style:text-properties fo:color="#ff0000" style:font-name="바탕" style:font-name-asian="함초롬바탕"/>
    </style:style>
    <style:style style:family="paragraph" style:name="P399" style:parent-style-name="0">
      <style:paragraph-properties style:snap-to-layout-grid="false"/>
    </style:style>
    <style:style style:family="paragraph" style:name="P400" style:parent-style-name="0">
      <style:paragraph-properties style:snap-to-layout-grid="false"/>
    </style:style>
    <style:style style:family="table" style:name="T10">
      <style:table-properties style:width="0.000cm" table:border-model="collapsing"/>
    </style:style>
    <style:style style:family="graphic" style:name="fr10" style:parent-style-name="Frame">
      <style:graphic-properties fo:border="none" fo:margin-bottom="0.100cm" fo:margin-left="0.100cm" fo:margin-right="0.100cm" fo:margin-top="0.100cm" fo:padding-bottom="0cm" fo:padding-left="0cm" fo:padding-right="0cm" fo:padding-top="0cm" style:horizontal-pos="from-left" style:number-wrapped-paragraphs="no-limit" style:run-through="" style:vertical-pos="from-top" style:wrap="none"/>
    </style:style>
    <style:style style:family="table-column" style:name="T10.C101">
      <style:table-column-properties style:column-width="4.200cm"/>
    </style:style>
    <style:style style:family="table-column" style:name="T10.C102">
      <style:table-column-properties style:column-width="4.200cm"/>
    </style:style>
    <style:style style:family="table-column" style:name="T10.C103">
      <style:table-column-properties style:column-width="4.200cm"/>
    </style:style>
    <style:style style:family="table-column" style:name="T10.C104">
      <style:table-column-properties style:column-width="4.200cm"/>
    </style:style>
    <style:style style:family="paragraph" style:name="P401" style:parent-style-name="0">
      <style:paragraph-properties style:snap-to-layout-grid="false"/>
    </style:style>
    <style:style style:family="text" style:name="T193">
      <style:text-properties style:font-name="바탕" style:font-name-asian="함초롬바탕"/>
    </style:style>
    <style:style style:family="table-cell" style:name="T10.R1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02" style:parent-style-name="0">
      <style:paragraph-properties style:snap-to-layout-grid="false"/>
    </style:style>
    <style:style style:family="text" style:name="T194">
      <style:text-properties style:font-name="바탕" style:font-name-asian="함초롬바탕"/>
    </style:style>
    <style:style style:family="table-cell" style:name="T10.R1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03" style:parent-style-name="0">
      <style:paragraph-properties style:snap-to-layout-grid="false"/>
    </style:style>
    <style:style style:family="text" style:name="T195">
      <style:text-properties style:font-name="바탕" style:font-name-asian="함초롬바탕"/>
    </style:style>
    <style:style style:family="table-cell" style:name="T10.R1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04" style:parent-style-name="0">
      <style:paragraph-properties style:snap-to-layout-grid="false"/>
    </style:style>
    <style:style style:family="text" style:name="T196">
      <style:text-properties style:font-name="바탕" style:font-name-asian="함초롬바탕"/>
    </style:style>
    <style:style style:family="table-cell" style:name="T10.R1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0.R1">
      <style:table-row-properties style:min-row-height="0.452cm"/>
    </style:style>
    <style:style style:family="paragraph" style:name="P405" style:parent-style-name="0">
      <style:paragraph-properties style:snap-to-layout-grid="false"/>
    </style:style>
    <style:style style:family="text" style:name="T197">
      <style:text-properties style:font-name="바탕" style:font-name-asian="함초롬바탕"/>
    </style:style>
    <style:style style:family="table-cell" style:name="T10.R2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06" style:parent-style-name="0">
      <style:paragraph-properties style:snap-to-layout-grid="false"/>
    </style:style>
    <style:style style:family="text" style:name="T198">
      <style:text-properties style:font-name="바탕" style:font-name-asian="함초롬바탕"/>
    </style:style>
    <style:style style:family="table-cell" style:name="T10.R2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07" style:parent-style-name="0">
      <style:paragraph-properties style:snap-to-layout-grid="false"/>
    </style:style>
    <style:style style:family="text" style:name="T199">
      <style:text-properties style:font-name="바탕" style:font-name-asian="함초롬바탕"/>
    </style:style>
    <style:style style:family="table-cell" style:name="T10.R2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08" style:parent-style-name="0">
      <style:paragraph-properties style:snap-to-layout-grid="false"/>
    </style:style>
    <style:style style:family="text" style:name="T200">
      <style:text-properties style:font-name="바탕" style:font-name-asian="함초롬바탕"/>
    </style:style>
    <style:style style:family="table-cell" style:name="T10.R2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0.R2">
      <style:table-row-properties style:min-row-height="0.452cm"/>
    </style:style>
    <style:style style:family="paragraph" style:name="P409" style:parent-style-name="0">
      <style:paragraph-properties style:snap-to-layout-grid="false"/>
    </style:style>
    <style:style style:family="text" style:name="T201">
      <style:text-properties style:font-name="바탕" style:font-name-asian="함초롬바탕"/>
    </style:style>
    <style:style style:family="table-cell" style:name="T10.R3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10" style:parent-style-name="0">
      <style:paragraph-properties style:snap-to-layout-grid="false"/>
    </style:style>
    <style:style style:family="text" style:name="T202">
      <style:text-properties style:font-name="바탕" style:font-name-asian="함초롬바탕"/>
    </style:style>
    <style:style style:family="table-cell" style:name="T10.R3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11" style:parent-style-name="0">
      <style:paragraph-properties style:snap-to-layout-grid="false"/>
    </style:style>
    <style:style style:family="text" style:name="T203">
      <style:text-properties style:font-name="바탕" style:font-name-asian="함초롬바탕"/>
    </style:style>
    <style:style style:family="table-cell" style:name="T10.R3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12" style:parent-style-name="0">
      <style:paragraph-properties style:snap-to-layout-grid="false"/>
    </style:style>
    <style:style style:family="text" style:name="T204">
      <style:text-properties style:font-name="바탕" style:font-name-asian="함초롬바탕"/>
    </style:style>
    <style:style style:family="table-cell" style:name="T10.R3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0.R3">
      <style:table-row-properties style:min-row-height="0.452cm"/>
    </style:style>
    <style:style style:family="paragraph" style:name="P413" style:parent-style-name="0">
      <style:paragraph-properties style:snap-to-layout-grid="false"/>
    </style:style>
    <style:style style:family="table-cell" style:name="T10.R4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14" style:parent-style-name="0">
      <style:paragraph-properties style:snap-to-layout-grid="false"/>
    </style:style>
    <style:style style:family="table-cell" style:name="T10.R4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15" style:parent-style-name="0">
      <style:paragraph-properties style:snap-to-layout-grid="false"/>
    </style:style>
    <style:style style:family="table-cell" style:name="T10.R4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16" style:parent-style-name="0">
      <style:paragraph-properties style:snap-to-layout-grid="false"/>
    </style:style>
    <style:style style:family="table-cell" style:name="T10.R4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0.R4">
      <style:table-row-properties style:min-row-height="0.452cm"/>
    </style:style>
    <style:style style:family="paragraph" style:name="P417" style:parent-style-name="0">
      <style:paragraph-properties style:snap-to-layout-grid="false"/>
    </style:style>
    <style:style style:family="table-cell" style:name="T10.R5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18" style:parent-style-name="0">
      <style:paragraph-properties style:snap-to-layout-grid="false"/>
    </style:style>
    <style:style style:family="table-cell" style:name="T10.R5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19" style:parent-style-name="0">
      <style:paragraph-properties style:snap-to-layout-grid="false"/>
    </style:style>
    <style:style style:family="table-cell" style:name="T10.R5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20" style:parent-style-name="0">
      <style:paragraph-properties style:snap-to-layout-grid="false"/>
    </style:style>
    <style:style style:family="table-cell" style:name="T10.R5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0.R5">
      <style:table-row-properties style:min-row-height="0.452cm"/>
    </style:style>
    <style:style style:family="paragraph" style:name="P421" style:parent-style-name="0">
      <style:paragraph-properties style:snap-to-layout-grid="false"/>
    </style:style>
    <style:style style:family="table-cell" style:name="T10.R6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22" style:parent-style-name="0">
      <style:paragraph-properties style:snap-to-layout-grid="false"/>
    </style:style>
    <style:style style:family="table-cell" style:name="T10.R6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23" style:parent-style-name="0">
      <style:paragraph-properties style:snap-to-layout-grid="false"/>
    </style:style>
    <style:style style:family="table-cell" style:name="T10.R6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24" style:parent-style-name="0">
      <style:paragraph-properties style:snap-to-layout-grid="false"/>
    </style:style>
    <style:style style:family="table-cell" style:name="T10.R6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0.R6">
      <style:table-row-properties style:min-row-height="0.452cm"/>
    </style:style>
    <style:style style:family="paragraph" style:name="P425" style:parent-style-name="0">
      <style:paragraph-properties style:snap-to-layout-grid="false"/>
    </style:style>
    <style:style style:family="table-cell" style:name="T10.R7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26" style:parent-style-name="0">
      <style:paragraph-properties style:snap-to-layout-grid="false"/>
    </style:style>
    <style:style style:family="table-cell" style:name="T10.R7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27" style:parent-style-name="0">
      <style:paragraph-properties style:snap-to-layout-grid="false"/>
    </style:style>
    <style:style style:family="table-cell" style:name="T10.R7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28" style:parent-style-name="0">
      <style:paragraph-properties style:snap-to-layout-grid="false"/>
    </style:style>
    <style:style style:family="table-cell" style:name="T10.R7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0.R7">
      <style:table-row-properties style:min-row-height="0.452cm"/>
    </style:style>
    <style:style style:family="paragraph" style:name="P429" style:parent-style-name="0">
      <style:paragraph-properties style:snap-to-layout-grid="false"/>
    </style:style>
    <style:style style:family="table-cell" style:name="T10.R8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30" style:parent-style-name="0">
      <style:paragraph-properties style:snap-to-layout-grid="false"/>
    </style:style>
    <style:style style:family="table-cell" style:name="T10.R8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31" style:parent-style-name="0">
      <style:paragraph-properties style:snap-to-layout-grid="false"/>
    </style:style>
    <style:style style:family="table-cell" style:name="T10.R8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32" style:parent-style-name="0">
      <style:paragraph-properties style:snap-to-layout-grid="false"/>
    </style:style>
    <style:style style:family="table-cell" style:name="T10.R8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0.R8">
      <style:table-row-properties style:min-row-height="0.452cm"/>
    </style:style>
    <style:style style:family="paragraph" style:name="P433" style:parent-style-name="0">
      <style:paragraph-properties style:snap-to-layout-grid="false"/>
    </style:style>
    <style:style style:family="table-cell" style:name="T10.R9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34" style:parent-style-name="0">
      <style:paragraph-properties style:snap-to-layout-grid="false"/>
    </style:style>
    <style:style style:family="table-cell" style:name="T10.R9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35" style:parent-style-name="0">
      <style:paragraph-properties style:snap-to-layout-grid="false"/>
    </style:style>
    <style:style style:family="table-cell" style:name="T10.R9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36" style:parent-style-name="0">
      <style:paragraph-properties style:snap-to-layout-grid="false"/>
    </style:style>
    <style:style style:family="table-cell" style:name="T10.R9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0.R9">
      <style:table-row-properties style:min-row-height="0.452cm"/>
    </style:style>
    <style:style style:family="paragraph" style:name="P437" style:parent-style-name="0">
      <style:paragraph-properties style:snap-to-layout-grid="false"/>
    </style:style>
    <style:style style:family="table-cell" style:name="T10.R10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38" style:parent-style-name="0">
      <style:paragraph-properties style:snap-to-layout-grid="false"/>
    </style:style>
    <style:style style:family="table-cell" style:name="T10.R10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39" style:parent-style-name="0">
      <style:paragraph-properties style:snap-to-layout-grid="false"/>
    </style:style>
    <style:style style:family="table-cell" style:name="T10.R10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40" style:parent-style-name="0">
      <style:paragraph-properties style:snap-to-layout-grid="false"/>
    </style:style>
    <style:style style:family="table-cell" style:name="T10.R10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0.R10">
      <style:table-row-properties style:min-row-height="0.452cm"/>
    </style:style>
    <style:style style:family="paragraph" style:name="P441" style:parent-style-name="0">
      <style:paragraph-properties style:snap-to-layout-grid="false"/>
    </style:style>
    <style:style style:family="paragraph" style:name="P442" style:parent-style-name="0">
      <style:paragraph-properties style:snap-to-layout-grid="false"/>
    </style:style>
    <style:style style:family="text" style:name="T205">
      <style:text-properties fo:color="#ff0000" style:font-name="바탕" style:font-name-asian="함초롬바탕"/>
    </style:style>
    <style:style style:family="paragraph" style:name="P443" style:parent-style-name="0">
      <style:paragraph-properties style:snap-to-layout-grid="false"/>
    </style:style>
    <style:style style:family="paragraph" style:name="P444" style:parent-style-name="0">
      <style:paragraph-properties style:snap-to-layout-grid="false"/>
    </style:style>
    <style:style style:family="table" style:name="T11">
      <style:table-properties style:width="0.000cm" table:border-model="collapsing"/>
    </style:style>
    <style:style style:family="graphic" style:name="fr11" style:parent-style-name="Frame">
      <style:graphic-properties fo:border="none" fo:margin-bottom="0.100cm" fo:margin-left="0.100cm" fo:margin-right="0.100cm" fo:margin-top="0.100cm" fo:padding-bottom="0cm" fo:padding-left="0cm" fo:padding-right="0cm" fo:padding-top="0cm" style:horizontal-pos="from-left" style:number-wrapped-paragraphs="no-limit" style:run-through="" style:vertical-pos="from-top" style:wrap="none"/>
    </style:style>
    <style:style style:family="table-column" style:name="T11.C105">
      <style:table-column-properties style:column-width="4.200cm"/>
    </style:style>
    <style:style style:family="table-column" style:name="T11.C106">
      <style:table-column-properties style:column-width="4.200cm"/>
    </style:style>
    <style:style style:family="table-column" style:name="T11.C107">
      <style:table-column-properties style:column-width="4.200cm"/>
    </style:style>
    <style:style style:family="table-column" style:name="T11.C108">
      <style:table-column-properties style:column-width="4.200cm"/>
    </style:style>
    <style:style style:family="paragraph" style:name="P445" style:parent-style-name="0">
      <style:paragraph-properties style:snap-to-layout-grid="false"/>
    </style:style>
    <style:style style:family="text" style:name="T206">
      <style:text-properties style:font-name="바탕" style:font-name-asian="함초롬바탕"/>
    </style:style>
    <style:style style:family="table-cell" style:name="T11.R1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46" style:parent-style-name="0">
      <style:paragraph-properties style:snap-to-layout-grid="false"/>
    </style:style>
    <style:style style:family="text" style:name="T207">
      <style:text-properties style:font-name="바탕" style:font-name-asian="함초롬바탕"/>
    </style:style>
    <style:style style:family="table-cell" style:name="T11.R1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47" style:parent-style-name="0">
      <style:paragraph-properties style:snap-to-layout-grid="false"/>
    </style:style>
    <style:style style:family="text" style:name="T208">
      <style:text-properties style:font-name="바탕" style:font-name-asian="함초롬바탕"/>
    </style:style>
    <style:style style:family="table-cell" style:name="T11.R1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48" style:parent-style-name="0">
      <style:paragraph-properties style:snap-to-layout-grid="false"/>
    </style:style>
    <style:style style:family="text" style:name="T209">
      <style:text-properties style:font-name="바탕" style:font-name-asian="함초롬바탕"/>
    </style:style>
    <style:style style:family="table-cell" style:name="T11.R1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1.R1">
      <style:table-row-properties style:min-row-height="0.452cm"/>
    </style:style>
    <style:style style:family="paragraph" style:name="P449" style:parent-style-name="0">
      <style:paragraph-properties style:snap-to-layout-grid="false"/>
    </style:style>
    <style:style style:family="text" style:name="T210">
      <style:text-properties style:font-name="바탕" style:font-name-asian="함초롬바탕"/>
    </style:style>
    <style:style style:family="table-cell" style:name="T11.R2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50" style:parent-style-name="0">
      <style:paragraph-properties style:snap-to-layout-grid="false"/>
    </style:style>
    <style:style style:family="text" style:name="T211">
      <style:text-properties style:font-name="바탕" style:font-name-asian="함초롬바탕"/>
    </style:style>
    <style:style style:family="table-cell" style:name="T11.R2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51" style:parent-style-name="0">
      <style:paragraph-properties style:snap-to-layout-grid="false"/>
    </style:style>
    <style:style style:family="text" style:name="T212">
      <style:text-properties style:font-name="바탕" style:font-name-asian="함초롬바탕"/>
    </style:style>
    <style:style style:family="table-cell" style:name="T11.R2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52" style:parent-style-name="0">
      <style:paragraph-properties style:snap-to-layout-grid="false"/>
    </style:style>
    <style:style style:family="text" style:name="T213">
      <style:text-properties style:font-name="바탕" style:font-name-asian="함초롬바탕"/>
    </style:style>
    <style:style style:family="table-cell" style:name="T11.R2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1.R2">
      <style:table-row-properties style:min-row-height="0.452cm"/>
    </style:style>
    <style:style style:family="paragraph" style:name="P453" style:parent-style-name="0">
      <style:paragraph-properties style:snap-to-layout-grid="false"/>
    </style:style>
    <style:style style:family="text" style:name="T214">
      <style:text-properties style:font-name="바탕" style:font-name-asian="함초롬바탕"/>
    </style:style>
    <style:style style:family="table-cell" style:name="T11.R3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54" style:parent-style-name="0">
      <style:paragraph-properties style:snap-to-layout-grid="false"/>
    </style:style>
    <style:style style:family="text" style:name="T215">
      <style:text-properties style:font-name="바탕" style:font-name-asian="함초롬바탕"/>
    </style:style>
    <style:style style:family="table-cell" style:name="T11.R3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55" style:parent-style-name="0">
      <style:paragraph-properties style:snap-to-layout-grid="false"/>
    </style:style>
    <style:style style:family="text" style:name="T216">
      <style:text-properties style:font-name="바탕" style:font-name-asian="함초롬바탕"/>
    </style:style>
    <style:style style:family="table-cell" style:name="T11.R3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56" style:parent-style-name="0">
      <style:paragraph-properties style:snap-to-layout-grid="false"/>
    </style:style>
    <style:style style:family="text" style:name="T217">
      <style:text-properties style:font-name="바탕" style:font-name-asian="함초롬바탕"/>
    </style:style>
    <style:style style:family="table-cell" style:name="T11.R3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1.R3">
      <style:table-row-properties style:min-row-height="0.452cm"/>
    </style:style>
    <style:style style:family="paragraph" style:name="P457" style:parent-style-name="0">
      <style:paragraph-properties style:snap-to-layout-grid="false"/>
    </style:style>
    <style:style style:family="table-cell" style:name="T11.R4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58" style:parent-style-name="0">
      <style:paragraph-properties style:snap-to-layout-grid="false"/>
    </style:style>
    <style:style style:family="table-cell" style:name="T11.R4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59" style:parent-style-name="0">
      <style:paragraph-properties style:snap-to-layout-grid="false"/>
    </style:style>
    <style:style style:family="table-cell" style:name="T11.R4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60" style:parent-style-name="0">
      <style:paragraph-properties style:snap-to-layout-grid="false"/>
    </style:style>
    <style:style style:family="table-cell" style:name="T11.R4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1.R4">
      <style:table-row-properties style:min-row-height="0.452cm"/>
    </style:style>
    <style:style style:family="paragraph" style:name="P461" style:parent-style-name="0">
      <style:paragraph-properties style:snap-to-layout-grid="false"/>
    </style:style>
    <style:style style:family="table-cell" style:name="T11.R5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62" style:parent-style-name="0">
      <style:paragraph-properties style:snap-to-layout-grid="false"/>
    </style:style>
    <style:style style:family="table-cell" style:name="T11.R5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63" style:parent-style-name="0">
      <style:paragraph-properties style:snap-to-layout-grid="false"/>
    </style:style>
    <style:style style:family="table-cell" style:name="T11.R5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64" style:parent-style-name="0">
      <style:paragraph-properties style:snap-to-layout-grid="false"/>
    </style:style>
    <style:style style:family="table-cell" style:name="T11.R5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1.R5">
      <style:table-row-properties style:min-row-height="0.452cm"/>
    </style:style>
    <style:style style:family="paragraph" style:name="P465" style:parent-style-name="0">
      <style:paragraph-properties style:snap-to-layout-grid="false"/>
    </style:style>
    <style:style style:family="table-cell" style:name="T11.R6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66" style:parent-style-name="0">
      <style:paragraph-properties style:snap-to-layout-grid="false"/>
    </style:style>
    <style:style style:family="table-cell" style:name="T11.R6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67" style:parent-style-name="0">
      <style:paragraph-properties style:snap-to-layout-grid="false"/>
    </style:style>
    <style:style style:family="table-cell" style:name="T11.R6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68" style:parent-style-name="0">
      <style:paragraph-properties style:snap-to-layout-grid="false"/>
    </style:style>
    <style:style style:family="table-cell" style:name="T11.R6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1.R6">
      <style:table-row-properties style:min-row-height="0.452cm"/>
    </style:style>
    <style:style style:family="paragraph" style:name="P469" style:parent-style-name="0">
      <style:paragraph-properties style:snap-to-layout-grid="false"/>
    </style:style>
    <style:style style:family="table-cell" style:name="T11.R7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70" style:parent-style-name="0">
      <style:paragraph-properties style:snap-to-layout-grid="false"/>
    </style:style>
    <style:style style:family="table-cell" style:name="T11.R7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71" style:parent-style-name="0">
      <style:paragraph-properties style:snap-to-layout-grid="false"/>
    </style:style>
    <style:style style:family="table-cell" style:name="T11.R7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72" style:parent-style-name="0">
      <style:paragraph-properties style:snap-to-layout-grid="false"/>
    </style:style>
    <style:style style:family="table-cell" style:name="T11.R7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1.R7">
      <style:table-row-properties style:min-row-height="0.452cm"/>
    </style:style>
    <style:style style:family="paragraph" style:name="P473" style:parent-style-name="0">
      <style:paragraph-properties style:snap-to-layout-grid="false"/>
    </style:style>
    <style:style style:family="table-cell" style:name="T11.R8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74" style:parent-style-name="0">
      <style:paragraph-properties style:snap-to-layout-grid="false"/>
    </style:style>
    <style:style style:family="table-cell" style:name="T11.R8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75" style:parent-style-name="0">
      <style:paragraph-properties style:snap-to-layout-grid="false"/>
    </style:style>
    <style:style style:family="table-cell" style:name="T11.R8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76" style:parent-style-name="0">
      <style:paragraph-properties style:snap-to-layout-grid="false"/>
    </style:style>
    <style:style style:family="table-cell" style:name="T11.R8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1.R8">
      <style:table-row-properties style:min-row-height="0.452cm"/>
    </style:style>
    <style:style style:family="paragraph" style:name="P477" style:parent-style-name="0">
      <style:paragraph-properties style:snap-to-layout-grid="false"/>
    </style:style>
    <style:style style:family="table-cell" style:name="T11.R9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78" style:parent-style-name="0">
      <style:paragraph-properties style:snap-to-layout-grid="false"/>
    </style:style>
    <style:style style:family="table-cell" style:name="T11.R9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79" style:parent-style-name="0">
      <style:paragraph-properties style:snap-to-layout-grid="false"/>
    </style:style>
    <style:style style:family="table-cell" style:name="T11.R9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80" style:parent-style-name="0">
      <style:paragraph-properties style:snap-to-layout-grid="false"/>
    </style:style>
    <style:style style:family="table-cell" style:name="T11.R9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1.R9">
      <style:table-row-properties style:min-row-height="0.452cm"/>
    </style:style>
    <style:style style:family="paragraph" style:name="P481" style:parent-style-name="0">
      <style:paragraph-properties style:snap-to-layout-grid="false"/>
    </style:style>
    <style:style style:family="table-cell" style:name="T11.R10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82" style:parent-style-name="0">
      <style:paragraph-properties style:snap-to-layout-grid="false"/>
    </style:style>
    <style:style style:family="table-cell" style:name="T11.R10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83" style:parent-style-name="0">
      <style:paragraph-properties style:snap-to-layout-grid="false"/>
    </style:style>
    <style:style style:family="table-cell" style:name="T11.R10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84" style:parent-style-name="0">
      <style:paragraph-properties style:snap-to-layout-grid="false"/>
    </style:style>
    <style:style style:family="table-cell" style:name="T11.R10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1.R10">
      <style:table-row-properties style:min-row-height="0.452cm"/>
    </style:style>
    <style:style style:family="paragraph" style:name="P485" style:parent-style-name="0">
      <style:paragraph-properties style:snap-to-layout-grid="false"/>
    </style:style>
    <style:style style:family="paragraph" style:name="P486" style:parent-style-name="0">
      <style:paragraph-properties style:snap-to-layout-grid="false"/>
    </style:style>
    <style:style style:family="text" style:name="T218">
      <style:text-properties fo:color="#ff0000" style:font-name="바탕" style:font-name-asian="함초롬바탕"/>
    </style:style>
    <style:style style:family="paragraph" style:name="P487" style:parent-style-name="0">
      <style:paragraph-properties style:snap-to-layout-grid="false"/>
    </style:style>
    <style:style style:family="paragraph" style:name="P488" style:parent-style-name="0">
      <style:paragraph-properties style:snap-to-layout-grid="false"/>
    </style:style>
    <style:style style:family="table" style:name="T12">
      <style:table-properties style:width="0.000cm" table:border-model="collapsing"/>
    </style:style>
    <style:style style:family="graphic" style:name="fr12" style:parent-style-name="Frame">
      <style:graphic-properties fo:border="none" fo:margin-bottom="0.100cm" fo:margin-left="0.100cm" fo:margin-right="0.100cm" fo:margin-top="0.100cm" fo:padding-bottom="0cm" fo:padding-left="0cm" fo:padding-right="0cm" fo:padding-top="0cm" style:horizontal-pos="from-left" style:number-wrapped-paragraphs="no-limit" style:run-through="" style:vertical-pos="from-top" style:wrap="none"/>
    </style:style>
    <style:style style:family="table-column" style:name="T12.C109">
      <style:table-column-properties style:column-width="4.200cm"/>
    </style:style>
    <style:style style:family="table-column" style:name="T12.C110">
      <style:table-column-properties style:column-width="4.200cm"/>
    </style:style>
    <style:style style:family="table-column" style:name="T12.C111">
      <style:table-column-properties style:column-width="4.200cm"/>
    </style:style>
    <style:style style:family="table-column" style:name="T12.C112">
      <style:table-column-properties style:column-width="4.200cm"/>
    </style:style>
    <style:style style:family="paragraph" style:name="P489" style:parent-style-name="0">
      <style:paragraph-properties style:snap-to-layout-grid="false"/>
    </style:style>
    <style:style style:family="text" style:name="T219">
      <style:text-properties style:font-name="바탕" style:font-name-asian="함초롬바탕"/>
    </style:style>
    <style:style style:family="table-cell" style:name="T12.R1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90" style:parent-style-name="0">
      <style:paragraph-properties style:snap-to-layout-grid="false"/>
    </style:style>
    <style:style style:family="text" style:name="T220">
      <style:text-properties style:font-name="바탕" style:font-name-asian="함초롬바탕"/>
    </style:style>
    <style:style style:family="table-cell" style:name="T12.R1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91" style:parent-style-name="0">
      <style:paragraph-properties style:snap-to-layout-grid="false"/>
    </style:style>
    <style:style style:family="text" style:name="T221">
      <style:text-properties style:font-name="바탕" style:font-name-asian="함초롬바탕"/>
    </style:style>
    <style:style style:family="table-cell" style:name="T12.R1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92" style:parent-style-name="0">
      <style:paragraph-properties style:snap-to-layout-grid="false"/>
    </style:style>
    <style:style style:family="text" style:name="T222">
      <style:text-properties style:font-name="바탕" style:font-name-asian="함초롬바탕"/>
    </style:style>
    <style:style style:family="table-cell" style:name="T12.R1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2.R1">
      <style:table-row-properties style:min-row-height="0.452cm"/>
    </style:style>
    <style:style style:family="paragraph" style:name="P493" style:parent-style-name="0">
      <style:paragraph-properties style:snap-to-layout-grid="false"/>
    </style:style>
    <style:style style:family="text" style:name="T223">
      <style:text-properties style:font-name="바탕" style:font-name-asian="함초롬바탕"/>
    </style:style>
    <style:style style:family="table-cell" style:name="T12.R2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94" style:parent-style-name="0">
      <style:paragraph-properties style:snap-to-layout-grid="false"/>
    </style:style>
    <style:style style:family="text" style:name="T224">
      <style:text-properties style:font-name="바탕" style:font-name-asian="함초롬바탕"/>
    </style:style>
    <style:style style:family="table-cell" style:name="T12.R2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95" style:parent-style-name="0">
      <style:paragraph-properties style:snap-to-layout-grid="false"/>
    </style:style>
    <style:style style:family="text" style:name="T225">
      <style:text-properties style:font-name="바탕" style:font-name-asian="함초롬바탕"/>
    </style:style>
    <style:style style:family="table-cell" style:name="T12.R2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96" style:parent-style-name="0">
      <style:paragraph-properties style:snap-to-layout-grid="false"/>
    </style:style>
    <style:style style:family="text" style:name="T226">
      <style:text-properties style:font-name="바탕" style:font-name-asian="함초롬바탕"/>
    </style:style>
    <style:style style:family="table-cell" style:name="T12.R2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2.R2">
      <style:table-row-properties style:min-row-height="0.452cm"/>
    </style:style>
    <style:style style:family="paragraph" style:name="P497" style:parent-style-name="0">
      <style:paragraph-properties style:snap-to-layout-grid="false"/>
    </style:style>
    <style:style style:family="text" style:name="T227">
      <style:text-properties style:font-name="바탕" style:font-name-asian="함초롬바탕"/>
    </style:style>
    <style:style style:family="table-cell" style:name="T12.R3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98" style:parent-style-name="0">
      <style:paragraph-properties style:snap-to-layout-grid="false"/>
    </style:style>
    <style:style style:family="text" style:name="T228">
      <style:text-properties style:font-name="바탕" style:font-name-asian="함초롬바탕"/>
    </style:style>
    <style:style style:family="table-cell" style:name="T12.R3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499" style:parent-style-name="0">
      <style:paragraph-properties style:snap-to-layout-grid="false"/>
    </style:style>
    <style:style style:family="text" style:name="T229">
      <style:text-properties style:font-name="바탕" style:font-name-asian="함초롬바탕"/>
    </style:style>
    <style:style style:family="table-cell" style:name="T12.R3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00" style:parent-style-name="0">
      <style:paragraph-properties style:snap-to-layout-grid="false"/>
    </style:style>
    <style:style style:family="text" style:name="T230">
      <style:text-properties style:font-name="바탕" style:font-name-asian="함초롬바탕"/>
    </style:style>
    <style:style style:family="table-cell" style:name="T12.R3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2.R3">
      <style:table-row-properties style:min-row-height="0.452cm"/>
    </style:style>
    <style:style style:family="paragraph" style:name="P501" style:parent-style-name="0">
      <style:paragraph-properties style:snap-to-layout-grid="false"/>
    </style:style>
    <style:style style:family="table-cell" style:name="T12.R4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02" style:parent-style-name="0">
      <style:paragraph-properties style:snap-to-layout-grid="false"/>
    </style:style>
    <style:style style:family="table-cell" style:name="T12.R4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03" style:parent-style-name="0">
      <style:paragraph-properties style:snap-to-layout-grid="false"/>
    </style:style>
    <style:style style:family="table-cell" style:name="T12.R4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04" style:parent-style-name="0">
      <style:paragraph-properties style:snap-to-layout-grid="false"/>
    </style:style>
    <style:style style:family="table-cell" style:name="T12.R4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2.R4">
      <style:table-row-properties style:min-row-height="0.452cm"/>
    </style:style>
    <style:style style:family="paragraph" style:name="P505" style:parent-style-name="0">
      <style:paragraph-properties style:snap-to-layout-grid="false"/>
    </style:style>
    <style:style style:family="table-cell" style:name="T12.R5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06" style:parent-style-name="0">
      <style:paragraph-properties style:snap-to-layout-grid="false"/>
    </style:style>
    <style:style style:family="table-cell" style:name="T12.R5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07" style:parent-style-name="0">
      <style:paragraph-properties style:snap-to-layout-grid="false"/>
    </style:style>
    <style:style style:family="table-cell" style:name="T12.R5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08" style:parent-style-name="0">
      <style:paragraph-properties style:snap-to-layout-grid="false"/>
    </style:style>
    <style:style style:family="table-cell" style:name="T12.R5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2.R5">
      <style:table-row-properties style:min-row-height="0.452cm"/>
    </style:style>
    <style:style style:family="paragraph" style:name="P509" style:parent-style-name="0">
      <style:paragraph-properties style:snap-to-layout-grid="false"/>
    </style:style>
    <style:style style:family="table-cell" style:name="T12.R6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10" style:parent-style-name="0">
      <style:paragraph-properties style:snap-to-layout-grid="false"/>
    </style:style>
    <style:style style:family="table-cell" style:name="T12.R6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11" style:parent-style-name="0">
      <style:paragraph-properties style:snap-to-layout-grid="false"/>
    </style:style>
    <style:style style:family="table-cell" style:name="T12.R6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12" style:parent-style-name="0">
      <style:paragraph-properties style:snap-to-layout-grid="false"/>
    </style:style>
    <style:style style:family="table-cell" style:name="T12.R6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2.R6">
      <style:table-row-properties style:min-row-height="0.452cm"/>
    </style:style>
    <style:style style:family="paragraph" style:name="P513" style:parent-style-name="0">
      <style:paragraph-properties style:snap-to-layout-grid="false"/>
    </style:style>
    <style:style style:family="table-cell" style:name="T12.R7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14" style:parent-style-name="0">
      <style:paragraph-properties style:snap-to-layout-grid="false"/>
    </style:style>
    <style:style style:family="table-cell" style:name="T12.R7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15" style:parent-style-name="0">
      <style:paragraph-properties style:snap-to-layout-grid="false"/>
    </style:style>
    <style:style style:family="table-cell" style:name="T12.R7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16" style:parent-style-name="0">
      <style:paragraph-properties style:snap-to-layout-grid="false"/>
    </style:style>
    <style:style style:family="table-cell" style:name="T12.R7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2.R7">
      <style:table-row-properties style:min-row-height="0.452cm"/>
    </style:style>
    <style:style style:family="paragraph" style:name="P517" style:parent-style-name="0">
      <style:paragraph-properties style:snap-to-layout-grid="false"/>
    </style:style>
    <style:style style:family="table-cell" style:name="T12.R8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18" style:parent-style-name="0">
      <style:paragraph-properties style:snap-to-layout-grid="false"/>
    </style:style>
    <style:style style:family="table-cell" style:name="T12.R8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19" style:parent-style-name="0">
      <style:paragraph-properties style:snap-to-layout-grid="false"/>
    </style:style>
    <style:style style:family="table-cell" style:name="T12.R8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20" style:parent-style-name="0">
      <style:paragraph-properties style:snap-to-layout-grid="false"/>
    </style:style>
    <style:style style:family="table-cell" style:name="T12.R8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2.R8">
      <style:table-row-properties style:min-row-height="0.452cm"/>
    </style:style>
    <style:style style:family="paragraph" style:name="P521" style:parent-style-name="0">
      <style:paragraph-properties style:snap-to-layout-grid="false"/>
    </style:style>
    <style:style style:family="table-cell" style:name="T12.R9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22" style:parent-style-name="0">
      <style:paragraph-properties style:snap-to-layout-grid="false"/>
    </style:style>
    <style:style style:family="table-cell" style:name="T12.R9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23" style:parent-style-name="0">
      <style:paragraph-properties style:snap-to-layout-grid="false"/>
    </style:style>
    <style:style style:family="table-cell" style:name="T12.R9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24" style:parent-style-name="0">
      <style:paragraph-properties style:snap-to-layout-grid="false"/>
    </style:style>
    <style:style style:family="table-cell" style:name="T12.R9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2.R9">
      <style:table-row-properties style:min-row-height="0.452cm"/>
    </style:style>
    <style:style style:family="paragraph" style:name="P525" style:parent-style-name="0">
      <style:paragraph-properties style:snap-to-layout-grid="false"/>
    </style:style>
    <style:style style:family="table-cell" style:name="T12.R10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26" style:parent-style-name="0">
      <style:paragraph-properties style:snap-to-layout-grid="false"/>
    </style:style>
    <style:style style:family="table-cell" style:name="T12.R10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27" style:parent-style-name="0">
      <style:paragraph-properties style:snap-to-layout-grid="false"/>
    </style:style>
    <style:style style:family="table-cell" style:name="T12.R10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28" style:parent-style-name="0">
      <style:paragraph-properties style:snap-to-layout-grid="false"/>
    </style:style>
    <style:style style:family="table-cell" style:name="T12.R10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2.R10">
      <style:table-row-properties style:min-row-height="0.452cm"/>
    </style:style>
    <style:style style:family="paragraph" style:name="P529" style:parent-style-name="0">
      <style:paragraph-properties fo:break-before="page" style:snap-to-layout-grid="false"/>
    </style:style>
    <style:style style:family="text" style:name="T231">
      <style:text-properties fo:color="#ff0000" style:font-name="바탕" style:font-name-asian="함초롬바탕"/>
    </style:style>
    <style:style style:family="paragraph" style:name="P530" style:parent-style-name="0">
      <style:paragraph-properties style:snap-to-layout-grid="false"/>
    </style:style>
    <style:style style:family="paragraph" style:name="P531" style:parent-style-name="0">
      <style:paragraph-properties style:snap-to-layout-grid="false"/>
    </style:style>
    <style:style style:family="table" style:name="T13">
      <style:table-properties style:width="0.000cm" table:border-model="collapsing"/>
    </style:style>
    <style:style style:family="graphic" style:name="fr13" style:parent-style-name="Frame">
      <style:graphic-properties fo:border="none" fo:margin-bottom="0.100cm" fo:margin-left="0.100cm" fo:margin-right="0.100cm" fo:margin-top="0.100cm" fo:padding-bottom="0cm" fo:padding-left="0cm" fo:padding-right="0cm" fo:padding-top="0cm" style:horizontal-pos="from-left" style:number-wrapped-paragraphs="no-limit" style:run-through="" style:vertical-pos="from-top" style:wrap="none"/>
    </style:style>
    <style:style style:family="table-column" style:name="T13.C113">
      <style:table-column-properties style:column-width="4.200cm"/>
    </style:style>
    <style:style style:family="table-column" style:name="T13.C114">
      <style:table-column-properties style:column-width="4.200cm"/>
    </style:style>
    <style:style style:family="table-column" style:name="T13.C115">
      <style:table-column-properties style:column-width="4.200cm"/>
    </style:style>
    <style:style style:family="table-column" style:name="T13.C116">
      <style:table-column-properties style:column-width="4.200cm"/>
    </style:style>
    <style:style style:family="paragraph" style:name="P532" style:parent-style-name="0">
      <style:paragraph-properties style:snap-to-layout-grid="false"/>
    </style:style>
    <style:style style:family="text" style:name="T232">
      <style:text-properties style:font-name="바탕" style:font-name-asian="함초롬바탕"/>
    </style:style>
    <style:style style:family="table-cell" style:name="T13.R1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33" style:parent-style-name="0">
      <style:paragraph-properties style:snap-to-layout-grid="false"/>
    </style:style>
    <style:style style:family="text" style:name="T233">
      <style:text-properties style:font-name="바탕" style:font-name-asian="함초롬바탕"/>
    </style:style>
    <style:style style:family="table-cell" style:name="T13.R1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34" style:parent-style-name="0">
      <style:paragraph-properties style:snap-to-layout-grid="false"/>
    </style:style>
    <style:style style:family="text" style:name="T234">
      <style:text-properties style:font-name="바탕" style:font-name-asian="함초롬바탕"/>
    </style:style>
    <style:style style:family="table-cell" style:name="T13.R1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35" style:parent-style-name="0">
      <style:paragraph-properties style:snap-to-layout-grid="false"/>
    </style:style>
    <style:style style:family="text" style:name="T235">
      <style:text-properties style:font-name="바탕" style:font-name-asian="함초롬바탕"/>
    </style:style>
    <style:style style:family="table-cell" style:name="T13.R1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3.R1">
      <style:table-row-properties style:min-row-height="0.452cm"/>
    </style:style>
    <style:style style:family="paragraph" style:name="P536" style:parent-style-name="0">
      <style:paragraph-properties style:snap-to-layout-grid="false"/>
    </style:style>
    <style:style style:family="text" style:name="T236">
      <style:text-properties style:font-name="바탕" style:font-name-asian="함초롬바탕"/>
    </style:style>
    <style:style style:family="table-cell" style:name="T13.R2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37" style:parent-style-name="0">
      <style:paragraph-properties style:snap-to-layout-grid="false"/>
    </style:style>
    <style:style style:family="text" style:name="T237">
      <style:text-properties style:font-name="바탕" style:font-name-asian="함초롬바탕"/>
    </style:style>
    <style:style style:family="table-cell" style:name="T13.R2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38" style:parent-style-name="0">
      <style:paragraph-properties style:snap-to-layout-grid="false"/>
    </style:style>
    <style:style style:family="text" style:name="T238">
      <style:text-properties style:font-name="바탕" style:font-name-asian="함초롬바탕"/>
    </style:style>
    <style:style style:family="table-cell" style:name="T13.R2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39" style:parent-style-name="0">
      <style:paragraph-properties style:snap-to-layout-grid="false"/>
    </style:style>
    <style:style style:family="text" style:name="T239">
      <style:text-properties style:font-name="바탕" style:font-name-asian="함초롬바탕"/>
    </style:style>
    <style:style style:family="table-cell" style:name="T13.R2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3.R2">
      <style:table-row-properties style:min-row-height="0.452cm"/>
    </style:style>
    <style:style style:family="paragraph" style:name="P540" style:parent-style-name="0">
      <style:paragraph-properties style:snap-to-layout-grid="false"/>
    </style:style>
    <style:style style:family="text" style:name="T240">
      <style:text-properties style:font-name="바탕" style:font-name-asian="함초롬바탕"/>
    </style:style>
    <style:style style:family="table-cell" style:name="T13.R3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41" style:parent-style-name="0">
      <style:paragraph-properties style:snap-to-layout-grid="false"/>
    </style:style>
    <style:style style:family="text" style:name="T241">
      <style:text-properties style:font-name="바탕" style:font-name-asian="함초롬바탕"/>
    </style:style>
    <style:style style:family="table-cell" style:name="T13.R3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42" style:parent-style-name="0">
      <style:paragraph-properties style:snap-to-layout-grid="false"/>
    </style:style>
    <style:style style:family="text" style:name="T242">
      <style:text-properties style:font-name="바탕" style:font-name-asian="함초롬바탕"/>
    </style:style>
    <style:style style:family="table-cell" style:name="T13.R3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43" style:parent-style-name="0">
      <style:paragraph-properties style:snap-to-layout-grid="false"/>
    </style:style>
    <style:style style:family="text" style:name="T243">
      <style:text-properties style:font-name="바탕" style:font-name-asian="함초롬바탕"/>
    </style:style>
    <style:style style:family="table-cell" style:name="T13.R3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3.R3">
      <style:table-row-properties style:min-row-height="0.452cm"/>
    </style:style>
    <style:style style:family="paragraph" style:name="P544" style:parent-style-name="0">
      <style:paragraph-properties style:snap-to-layout-grid="false"/>
    </style:style>
    <style:style style:family="table-cell" style:name="T13.R4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45" style:parent-style-name="0">
      <style:paragraph-properties style:snap-to-layout-grid="false"/>
    </style:style>
    <style:style style:family="table-cell" style:name="T13.R4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46" style:parent-style-name="0">
      <style:paragraph-properties style:snap-to-layout-grid="false"/>
    </style:style>
    <style:style style:family="table-cell" style:name="T13.R4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47" style:parent-style-name="0">
      <style:paragraph-properties style:snap-to-layout-grid="false"/>
    </style:style>
    <style:style style:family="table-cell" style:name="T13.R4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3.R4">
      <style:table-row-properties style:min-row-height="0.452cm"/>
    </style:style>
    <style:style style:family="paragraph" style:name="P548" style:parent-style-name="0">
      <style:paragraph-properties style:snap-to-layout-grid="false"/>
    </style:style>
    <style:style style:family="table-cell" style:name="T13.R5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49" style:parent-style-name="0">
      <style:paragraph-properties style:snap-to-layout-grid="false"/>
    </style:style>
    <style:style style:family="table-cell" style:name="T13.R5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50" style:parent-style-name="0">
      <style:paragraph-properties style:snap-to-layout-grid="false"/>
    </style:style>
    <style:style style:family="table-cell" style:name="T13.R5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51" style:parent-style-name="0">
      <style:paragraph-properties style:snap-to-layout-grid="false"/>
    </style:style>
    <style:style style:family="table-cell" style:name="T13.R5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3.R5">
      <style:table-row-properties style:min-row-height="0.452cm"/>
    </style:style>
    <style:style style:family="paragraph" style:name="P552" style:parent-style-name="0">
      <style:paragraph-properties style:snap-to-layout-grid="false"/>
    </style:style>
    <style:style style:family="table-cell" style:name="T13.R6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53" style:parent-style-name="0">
      <style:paragraph-properties style:snap-to-layout-grid="false"/>
    </style:style>
    <style:style style:family="table-cell" style:name="T13.R6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54" style:parent-style-name="0">
      <style:paragraph-properties style:snap-to-layout-grid="false"/>
    </style:style>
    <style:style style:family="table-cell" style:name="T13.R6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55" style:parent-style-name="0">
      <style:paragraph-properties style:snap-to-layout-grid="false"/>
    </style:style>
    <style:style style:family="table-cell" style:name="T13.R6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3.R6">
      <style:table-row-properties style:min-row-height="0.452cm"/>
    </style:style>
    <style:style style:family="paragraph" style:name="P556" style:parent-style-name="0">
      <style:paragraph-properties style:snap-to-layout-grid="false"/>
    </style:style>
    <style:style style:family="table-cell" style:name="T13.R7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57" style:parent-style-name="0">
      <style:paragraph-properties style:snap-to-layout-grid="false"/>
    </style:style>
    <style:style style:family="table-cell" style:name="T13.R7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58" style:parent-style-name="0">
      <style:paragraph-properties style:snap-to-layout-grid="false"/>
    </style:style>
    <style:style style:family="table-cell" style:name="T13.R7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59" style:parent-style-name="0">
      <style:paragraph-properties style:snap-to-layout-grid="false"/>
    </style:style>
    <style:style style:family="table-cell" style:name="T13.R7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3.R7">
      <style:table-row-properties style:min-row-height="0.452cm"/>
    </style:style>
    <style:style style:family="paragraph" style:name="P560" style:parent-style-name="0">
      <style:paragraph-properties style:snap-to-layout-grid="false"/>
    </style:style>
    <style:style style:family="table-cell" style:name="T13.R8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61" style:parent-style-name="0">
      <style:paragraph-properties style:snap-to-layout-grid="false"/>
    </style:style>
    <style:style style:family="table-cell" style:name="T13.R8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62" style:parent-style-name="0">
      <style:paragraph-properties style:snap-to-layout-grid="false"/>
    </style:style>
    <style:style style:family="table-cell" style:name="T13.R8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63" style:parent-style-name="0">
      <style:paragraph-properties style:snap-to-layout-grid="false"/>
    </style:style>
    <style:style style:family="table-cell" style:name="T13.R8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3.R8">
      <style:table-row-properties style:min-row-height="0.452cm"/>
    </style:style>
    <style:style style:family="paragraph" style:name="P564" style:parent-style-name="0">
      <style:paragraph-properties style:snap-to-layout-grid="false"/>
    </style:style>
    <style:style style:family="table-cell" style:name="T13.R9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65" style:parent-style-name="0">
      <style:paragraph-properties style:snap-to-layout-grid="false"/>
    </style:style>
    <style:style style:family="table-cell" style:name="T13.R9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66" style:parent-style-name="0">
      <style:paragraph-properties style:snap-to-layout-grid="false"/>
    </style:style>
    <style:style style:family="table-cell" style:name="T13.R9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67" style:parent-style-name="0">
      <style:paragraph-properties style:snap-to-layout-grid="false"/>
    </style:style>
    <style:style style:family="table-cell" style:name="T13.R9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3.R9">
      <style:table-row-properties style:min-row-height="0.452cm"/>
    </style:style>
    <style:style style:family="paragraph" style:name="P568" style:parent-style-name="0">
      <style:paragraph-properties style:snap-to-layout-grid="false"/>
    </style:style>
    <style:style style:family="table-cell" style:name="T13.R10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69" style:parent-style-name="0">
      <style:paragraph-properties style:snap-to-layout-grid="false"/>
    </style:style>
    <style:style style:family="table-cell" style:name="T13.R10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70" style:parent-style-name="0">
      <style:paragraph-properties style:snap-to-layout-grid="false"/>
    </style:style>
    <style:style style:family="table-cell" style:name="T13.R10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71" style:parent-style-name="0">
      <style:paragraph-properties style:snap-to-layout-grid="false"/>
    </style:style>
    <style:style style:family="table-cell" style:name="T13.R10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3.R10">
      <style:table-row-properties style:min-row-height="0.452cm"/>
    </style:style>
    <style:style style:family="paragraph" style:name="P572" style:parent-style-name="0">
      <style:paragraph-properties style:snap-to-layout-grid="false"/>
    </style:style>
    <style:style style:family="paragraph" style:name="P573" style:parent-style-name="0">
      <style:paragraph-properties style:snap-to-layout-grid="false"/>
    </style:style>
    <style:style style:family="text" style:name="T244">
      <style:text-properties fo:color="#ff0000" style:font-name="바탕" style:font-name-asian="함초롬바탕"/>
    </style:style>
    <style:style style:family="paragraph" style:name="P574" style:parent-style-name="0">
      <style:paragraph-properties style:snap-to-layout-grid="false"/>
    </style:style>
    <style:style style:family="paragraph" style:name="P575" style:parent-style-name="0">
      <style:paragraph-properties style:snap-to-layout-grid="false"/>
    </style:style>
    <style:style style:family="table" style:name="T14">
      <style:table-properties style:width="0.000cm" table:border-model="collapsing"/>
    </style:style>
    <style:style style:family="graphic" style:name="fr14" style:parent-style-name="Frame">
      <style:graphic-properties fo:border="none" fo:margin-bottom="0.100cm" fo:margin-left="0.100cm" fo:margin-right="0.100cm" fo:margin-top="0.100cm" fo:padding-bottom="0cm" fo:padding-left="0cm" fo:padding-right="0cm" fo:padding-top="0cm" style:horizontal-pos="from-left" style:number-wrapped-paragraphs="no-limit" style:run-through="" style:vertical-pos="from-top" style:wrap="none"/>
    </style:style>
    <style:style style:family="table-column" style:name="T14.C117">
      <style:table-column-properties style:column-width="4.200cm"/>
    </style:style>
    <style:style style:family="table-column" style:name="T14.C118">
      <style:table-column-properties style:column-width="4.200cm"/>
    </style:style>
    <style:style style:family="table-column" style:name="T14.C119">
      <style:table-column-properties style:column-width="4.200cm"/>
    </style:style>
    <style:style style:family="table-column" style:name="T14.C120">
      <style:table-column-properties style:column-width="4.200cm"/>
    </style:style>
    <style:style style:family="paragraph" style:name="P576" style:parent-style-name="0">
      <style:paragraph-properties style:snap-to-layout-grid="false"/>
    </style:style>
    <style:style style:family="text" style:name="T245">
      <style:text-properties style:font-name="바탕" style:font-name-asian="함초롬바탕"/>
    </style:style>
    <style:style style:family="table-cell" style:name="T14.R1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77" style:parent-style-name="0">
      <style:paragraph-properties style:snap-to-layout-grid="false"/>
    </style:style>
    <style:style style:family="text" style:name="T246">
      <style:text-properties style:font-name="바탕" style:font-name-asian="함초롬바탕"/>
    </style:style>
    <style:style style:family="table-cell" style:name="T14.R1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78" style:parent-style-name="0">
      <style:paragraph-properties style:snap-to-layout-grid="false"/>
    </style:style>
    <style:style style:family="text" style:name="T247">
      <style:text-properties style:font-name="바탕" style:font-name-asian="함초롬바탕"/>
    </style:style>
    <style:style style:family="table-cell" style:name="T14.R1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79" style:parent-style-name="0">
      <style:paragraph-properties style:snap-to-layout-grid="false"/>
    </style:style>
    <style:style style:family="text" style:name="T248">
      <style:text-properties style:font-name="바탕" style:font-name-asian="함초롬바탕"/>
    </style:style>
    <style:style style:family="table-cell" style:name="T14.R1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4.R1">
      <style:table-row-properties style:min-row-height="0.452cm"/>
    </style:style>
    <style:style style:family="paragraph" style:name="P580" style:parent-style-name="0">
      <style:paragraph-properties style:snap-to-layout-grid="false"/>
    </style:style>
    <style:style style:family="text" style:name="T249">
      <style:text-properties style:font-name="바탕" style:font-name-asian="함초롬바탕"/>
    </style:style>
    <style:style style:family="table-cell" style:name="T14.R2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81" style:parent-style-name="0">
      <style:paragraph-properties style:snap-to-layout-grid="false"/>
    </style:style>
    <style:style style:family="text" style:name="T250">
      <style:text-properties style:font-name="바탕" style:font-name-asian="함초롬바탕"/>
    </style:style>
    <style:style style:family="table-cell" style:name="T14.R2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82" style:parent-style-name="0">
      <style:paragraph-properties style:snap-to-layout-grid="false"/>
    </style:style>
    <style:style style:family="text" style:name="T251">
      <style:text-properties style:font-name="바탕" style:font-name-asian="함초롬바탕"/>
    </style:style>
    <style:style style:family="table-cell" style:name="T14.R2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83" style:parent-style-name="0">
      <style:paragraph-properties style:snap-to-layout-grid="false"/>
    </style:style>
    <style:style style:family="text" style:name="T252">
      <style:text-properties style:font-name="바탕" style:font-name-asian="함초롬바탕"/>
    </style:style>
    <style:style style:family="table-cell" style:name="T14.R2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4.R2">
      <style:table-row-properties style:min-row-height="0.452cm"/>
    </style:style>
    <style:style style:family="paragraph" style:name="P584" style:parent-style-name="0">
      <style:paragraph-properties style:snap-to-layout-grid="false"/>
    </style:style>
    <style:style style:family="text" style:name="T253">
      <style:text-properties style:font-name="바탕" style:font-name-asian="함초롬바탕"/>
    </style:style>
    <style:style style:family="table-cell" style:name="T14.R3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85" style:parent-style-name="0">
      <style:paragraph-properties style:snap-to-layout-grid="false"/>
    </style:style>
    <style:style style:family="text" style:name="T254">
      <style:text-properties style:font-name="바탕" style:font-name-asian="함초롬바탕"/>
    </style:style>
    <style:style style:family="table-cell" style:name="T14.R3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86" style:parent-style-name="0">
      <style:paragraph-properties style:snap-to-layout-grid="false"/>
    </style:style>
    <style:style style:family="text" style:name="T255">
      <style:text-properties style:font-name="바탕" style:font-name-asian="함초롬바탕"/>
    </style:style>
    <style:style style:family="table-cell" style:name="T14.R3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87" style:parent-style-name="0">
      <style:paragraph-properties style:snap-to-layout-grid="false"/>
    </style:style>
    <style:style style:family="text" style:name="T256">
      <style:text-properties style:font-name="바탕" style:font-name-asian="함초롬바탕"/>
    </style:style>
    <style:style style:family="table-cell" style:name="T14.R3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4.R3">
      <style:table-row-properties style:min-row-height="0.452cm"/>
    </style:style>
    <style:style style:family="paragraph" style:name="P588" style:parent-style-name="0">
      <style:paragraph-properties style:snap-to-layout-grid="false"/>
    </style:style>
    <style:style style:family="table-cell" style:name="T14.R4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89" style:parent-style-name="0">
      <style:paragraph-properties style:snap-to-layout-grid="false"/>
    </style:style>
    <style:style style:family="table-cell" style:name="T14.R4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90" style:parent-style-name="0">
      <style:paragraph-properties style:snap-to-layout-grid="false"/>
    </style:style>
    <style:style style:family="table-cell" style:name="T14.R4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91" style:parent-style-name="0">
      <style:paragraph-properties style:snap-to-layout-grid="false"/>
    </style:style>
    <style:style style:family="table-cell" style:name="T14.R4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4.R4">
      <style:table-row-properties style:min-row-height="0.452cm"/>
    </style:style>
    <style:style style:family="paragraph" style:name="P592" style:parent-style-name="0">
      <style:paragraph-properties style:snap-to-layout-grid="false"/>
    </style:style>
    <style:style style:family="table-cell" style:name="T14.R5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93" style:parent-style-name="0">
      <style:paragraph-properties style:snap-to-layout-grid="false"/>
    </style:style>
    <style:style style:family="table-cell" style:name="T14.R5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94" style:parent-style-name="0">
      <style:paragraph-properties style:snap-to-layout-grid="false"/>
    </style:style>
    <style:style style:family="table-cell" style:name="T14.R5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95" style:parent-style-name="0">
      <style:paragraph-properties style:snap-to-layout-grid="false"/>
    </style:style>
    <style:style style:family="table-cell" style:name="T14.R5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4.R5">
      <style:table-row-properties style:min-row-height="0.452cm"/>
    </style:style>
    <style:style style:family="paragraph" style:name="P596" style:parent-style-name="0">
      <style:paragraph-properties style:snap-to-layout-grid="false"/>
    </style:style>
    <style:style style:family="table-cell" style:name="T14.R6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97" style:parent-style-name="0">
      <style:paragraph-properties style:snap-to-layout-grid="false"/>
    </style:style>
    <style:style style:family="table-cell" style:name="T14.R6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98" style:parent-style-name="0">
      <style:paragraph-properties style:snap-to-layout-grid="false"/>
    </style:style>
    <style:style style:family="table-cell" style:name="T14.R6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599" style:parent-style-name="0">
      <style:paragraph-properties style:snap-to-layout-grid="false"/>
    </style:style>
    <style:style style:family="table-cell" style:name="T14.R6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4.R6">
      <style:table-row-properties style:min-row-height="0.452cm"/>
    </style:style>
    <style:style style:family="paragraph" style:name="P600" style:parent-style-name="0">
      <style:paragraph-properties style:snap-to-layout-grid="false"/>
    </style:style>
    <style:style style:family="table-cell" style:name="T14.R7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01" style:parent-style-name="0">
      <style:paragraph-properties style:snap-to-layout-grid="false"/>
    </style:style>
    <style:style style:family="table-cell" style:name="T14.R7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02" style:parent-style-name="0">
      <style:paragraph-properties style:snap-to-layout-grid="false"/>
    </style:style>
    <style:style style:family="table-cell" style:name="T14.R7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03" style:parent-style-name="0">
      <style:paragraph-properties style:snap-to-layout-grid="false"/>
    </style:style>
    <style:style style:family="table-cell" style:name="T14.R7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4.R7">
      <style:table-row-properties style:min-row-height="0.452cm"/>
    </style:style>
    <style:style style:family="paragraph" style:name="P604" style:parent-style-name="0">
      <style:paragraph-properties style:snap-to-layout-grid="false"/>
    </style:style>
    <style:style style:family="table-cell" style:name="T14.R8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05" style:parent-style-name="0">
      <style:paragraph-properties style:snap-to-layout-grid="false"/>
    </style:style>
    <style:style style:family="table-cell" style:name="T14.R8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06" style:parent-style-name="0">
      <style:paragraph-properties style:snap-to-layout-grid="false"/>
    </style:style>
    <style:style style:family="table-cell" style:name="T14.R8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07" style:parent-style-name="0">
      <style:paragraph-properties style:snap-to-layout-grid="false"/>
    </style:style>
    <style:style style:family="table-cell" style:name="T14.R8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4.R8">
      <style:table-row-properties style:min-row-height="0.452cm"/>
    </style:style>
    <style:style style:family="paragraph" style:name="P608" style:parent-style-name="0">
      <style:paragraph-properties style:snap-to-layout-grid="false"/>
    </style:style>
    <style:style style:family="table-cell" style:name="T14.R9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09" style:parent-style-name="0">
      <style:paragraph-properties style:snap-to-layout-grid="false"/>
    </style:style>
    <style:style style:family="table-cell" style:name="T14.R9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10" style:parent-style-name="0">
      <style:paragraph-properties style:snap-to-layout-grid="false"/>
    </style:style>
    <style:style style:family="table-cell" style:name="T14.R9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11" style:parent-style-name="0">
      <style:paragraph-properties style:snap-to-layout-grid="false"/>
    </style:style>
    <style:style style:family="table-cell" style:name="T14.R9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4.R9">
      <style:table-row-properties style:min-row-height="0.452cm"/>
    </style:style>
    <style:style style:family="paragraph" style:name="P612" style:parent-style-name="0">
      <style:paragraph-properties style:snap-to-layout-grid="false"/>
    </style:style>
    <style:style style:family="table-cell" style:name="T14.R10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13" style:parent-style-name="0">
      <style:paragraph-properties style:snap-to-layout-grid="false"/>
    </style:style>
    <style:style style:family="table-cell" style:name="T14.R10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14" style:parent-style-name="0">
      <style:paragraph-properties style:snap-to-layout-grid="false"/>
    </style:style>
    <style:style style:family="table-cell" style:name="T14.R10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15" style:parent-style-name="0">
      <style:paragraph-properties style:snap-to-layout-grid="false"/>
    </style:style>
    <style:style style:family="table-cell" style:name="T14.R10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4.R10">
      <style:table-row-properties style:min-row-height="0.452cm"/>
    </style:style>
    <style:style style:family="paragraph" style:name="P616" style:parent-style-name="0">
      <style:paragraph-properties style:snap-to-layout-grid="false"/>
    </style:style>
    <style:style style:family="paragraph" style:name="P617" style:parent-style-name="0">
      <style:paragraph-properties style:snap-to-layout-grid="false"/>
    </style:style>
    <style:style style:family="text" style:name="T257">
      <style:text-properties fo:color="#ff0000" style:font-name="바탕" style:font-name-asian="함초롬바탕"/>
    </style:style>
    <style:style style:family="paragraph" style:name="P618" style:parent-style-name="0">
      <style:paragraph-properties style:snap-to-layout-grid="false"/>
    </style:style>
    <style:style style:family="paragraph" style:name="P619" style:parent-style-name="0">
      <style:paragraph-properties style:snap-to-layout-grid="false"/>
    </style:style>
    <style:style style:family="table" style:name="T15">
      <style:table-properties style:width="0.000cm" table:border-model="collapsing"/>
    </style:style>
    <style:style style:family="graphic" style:name="fr15" style:parent-style-name="Frame">
      <style:graphic-properties fo:border="none" fo:margin-bottom="0.100cm" fo:margin-left="0.100cm" fo:margin-right="0.100cm" fo:margin-top="0.100cm" fo:padding-bottom="0cm" fo:padding-left="0cm" fo:padding-right="0cm" fo:padding-top="0cm" style:horizontal-pos="from-left" style:number-wrapped-paragraphs="no-limit" style:run-through="" style:vertical-pos="from-top" style:wrap="none"/>
    </style:style>
    <style:style style:family="table-column" style:name="T15.C121">
      <style:table-column-properties style:column-width="4.200cm"/>
    </style:style>
    <style:style style:family="table-column" style:name="T15.C122">
      <style:table-column-properties style:column-width="4.200cm"/>
    </style:style>
    <style:style style:family="table-column" style:name="T15.C123">
      <style:table-column-properties style:column-width="4.200cm"/>
    </style:style>
    <style:style style:family="table-column" style:name="T15.C124">
      <style:table-column-properties style:column-width="4.200cm"/>
    </style:style>
    <style:style style:family="paragraph" style:name="P620" style:parent-style-name="0">
      <style:paragraph-properties style:snap-to-layout-grid="false"/>
    </style:style>
    <style:style style:family="text" style:name="T258">
      <style:text-properties style:font-name="바탕" style:font-name-asian="함초롬바탕"/>
    </style:style>
    <style:style style:family="table-cell" style:name="T15.R1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21" style:parent-style-name="0">
      <style:paragraph-properties style:snap-to-layout-grid="false"/>
    </style:style>
    <style:style style:family="text" style:name="T259">
      <style:text-properties style:font-name="바탕" style:font-name-asian="함초롬바탕"/>
    </style:style>
    <style:style style:family="table-cell" style:name="T15.R1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22" style:parent-style-name="0">
      <style:paragraph-properties style:snap-to-layout-grid="false"/>
    </style:style>
    <style:style style:family="text" style:name="T260">
      <style:text-properties style:font-name="바탕" style:font-name-asian="함초롬바탕"/>
    </style:style>
    <style:style style:family="table-cell" style:name="T15.R1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23" style:parent-style-name="0">
      <style:paragraph-properties style:snap-to-layout-grid="false"/>
    </style:style>
    <style:style style:family="text" style:name="T261">
      <style:text-properties style:font-name="바탕" style:font-name-asian="함초롬바탕"/>
    </style:style>
    <style:style style:family="table-cell" style:name="T15.R1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5.R1">
      <style:table-row-properties style:min-row-height="0.452cm"/>
    </style:style>
    <style:style style:family="paragraph" style:name="P624" style:parent-style-name="0">
      <style:paragraph-properties style:snap-to-layout-grid="false"/>
    </style:style>
    <style:style style:family="text" style:name="T262">
      <style:text-properties style:font-name="바탕" style:font-name-asian="함초롬바탕"/>
    </style:style>
    <style:style style:family="table-cell" style:name="T15.R2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25" style:parent-style-name="0">
      <style:paragraph-properties style:snap-to-layout-grid="false"/>
    </style:style>
    <style:style style:family="text" style:name="T263">
      <style:text-properties style:font-name="바탕" style:font-name-asian="함초롬바탕"/>
    </style:style>
    <style:style style:family="table-cell" style:name="T15.R2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26" style:parent-style-name="0">
      <style:paragraph-properties style:snap-to-layout-grid="false"/>
    </style:style>
    <style:style style:family="text" style:name="T264">
      <style:text-properties style:font-name="바탕" style:font-name-asian="함초롬바탕"/>
    </style:style>
    <style:style style:family="table-cell" style:name="T15.R2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27" style:parent-style-name="0">
      <style:paragraph-properties style:snap-to-layout-grid="false"/>
    </style:style>
    <style:style style:family="text" style:name="T265">
      <style:text-properties style:font-name="바탕" style:font-name-asian="함초롬바탕"/>
    </style:style>
    <style:style style:family="table-cell" style:name="T15.R2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5.R2">
      <style:table-row-properties style:min-row-height="0.452cm"/>
    </style:style>
    <style:style style:family="paragraph" style:name="P628" style:parent-style-name="0">
      <style:paragraph-properties style:snap-to-layout-grid="false"/>
    </style:style>
    <style:style style:family="text" style:name="T266">
      <style:text-properties style:font-name="바탕" style:font-name-asian="함초롬바탕"/>
    </style:style>
    <style:style style:family="table-cell" style:name="T15.R3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29" style:parent-style-name="0">
      <style:paragraph-properties style:snap-to-layout-grid="false"/>
    </style:style>
    <style:style style:family="text" style:name="T267">
      <style:text-properties style:font-name="바탕" style:font-name-asian="함초롬바탕"/>
    </style:style>
    <style:style style:family="table-cell" style:name="T15.R3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30" style:parent-style-name="0">
      <style:paragraph-properties style:snap-to-layout-grid="false"/>
    </style:style>
    <style:style style:family="text" style:name="T268">
      <style:text-properties style:font-name="바탕" style:font-name-asian="함초롬바탕"/>
    </style:style>
    <style:style style:family="table-cell" style:name="T15.R3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31" style:parent-style-name="0">
      <style:paragraph-properties style:snap-to-layout-grid="false"/>
    </style:style>
    <style:style style:family="text" style:name="T269">
      <style:text-properties style:font-name="바탕" style:font-name-asian="함초롬바탕"/>
    </style:style>
    <style:style style:family="table-cell" style:name="T15.R3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5.R3">
      <style:table-row-properties style:min-row-height="0.452cm"/>
    </style:style>
    <style:style style:family="paragraph" style:name="P632" style:parent-style-name="0">
      <style:paragraph-properties style:snap-to-layout-grid="false"/>
    </style:style>
    <style:style style:family="table-cell" style:name="T15.R4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33" style:parent-style-name="0">
      <style:paragraph-properties style:snap-to-layout-grid="false"/>
    </style:style>
    <style:style style:family="table-cell" style:name="T15.R4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34" style:parent-style-name="0">
      <style:paragraph-properties style:snap-to-layout-grid="false"/>
    </style:style>
    <style:style style:family="table-cell" style:name="T15.R4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35" style:parent-style-name="0">
      <style:paragraph-properties style:snap-to-layout-grid="false"/>
    </style:style>
    <style:style style:family="table-cell" style:name="T15.R4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5.R4">
      <style:table-row-properties style:min-row-height="0.452cm"/>
    </style:style>
    <style:style style:family="paragraph" style:name="P636" style:parent-style-name="0">
      <style:paragraph-properties style:snap-to-layout-grid="false"/>
    </style:style>
    <style:style style:family="table-cell" style:name="T15.R5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37" style:parent-style-name="0">
      <style:paragraph-properties style:snap-to-layout-grid="false"/>
    </style:style>
    <style:style style:family="table-cell" style:name="T15.R5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38" style:parent-style-name="0">
      <style:paragraph-properties style:snap-to-layout-grid="false"/>
    </style:style>
    <style:style style:family="table-cell" style:name="T15.R5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39" style:parent-style-name="0">
      <style:paragraph-properties style:snap-to-layout-grid="false"/>
    </style:style>
    <style:style style:family="table-cell" style:name="T15.R5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5.R5">
      <style:table-row-properties style:min-row-height="0.452cm"/>
    </style:style>
    <style:style style:family="paragraph" style:name="P640" style:parent-style-name="0">
      <style:paragraph-properties style:snap-to-layout-grid="false"/>
    </style:style>
    <style:style style:family="table-cell" style:name="T15.R6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41" style:parent-style-name="0">
      <style:paragraph-properties style:snap-to-layout-grid="false"/>
    </style:style>
    <style:style style:family="table-cell" style:name="T15.R6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42" style:parent-style-name="0">
      <style:paragraph-properties style:snap-to-layout-grid="false"/>
    </style:style>
    <style:style style:family="table-cell" style:name="T15.R6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43" style:parent-style-name="0">
      <style:paragraph-properties style:snap-to-layout-grid="false"/>
    </style:style>
    <style:style style:family="table-cell" style:name="T15.R6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5.R6">
      <style:table-row-properties style:min-row-height="0.452cm"/>
    </style:style>
    <style:style style:family="paragraph" style:name="P644" style:parent-style-name="0">
      <style:paragraph-properties style:snap-to-layout-grid="false"/>
    </style:style>
    <style:style style:family="table-cell" style:name="T15.R7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45" style:parent-style-name="0">
      <style:paragraph-properties style:snap-to-layout-grid="false"/>
    </style:style>
    <style:style style:family="table-cell" style:name="T15.R7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46" style:parent-style-name="0">
      <style:paragraph-properties style:snap-to-layout-grid="false"/>
    </style:style>
    <style:style style:family="table-cell" style:name="T15.R7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47" style:parent-style-name="0">
      <style:paragraph-properties style:snap-to-layout-grid="false"/>
    </style:style>
    <style:style style:family="table-cell" style:name="T15.R7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5.R7">
      <style:table-row-properties style:min-row-height="0.452cm"/>
    </style:style>
    <style:style style:family="paragraph" style:name="P648" style:parent-style-name="0">
      <style:paragraph-properties style:snap-to-layout-grid="false"/>
    </style:style>
    <style:style style:family="table-cell" style:name="T15.R8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49" style:parent-style-name="0">
      <style:paragraph-properties style:snap-to-layout-grid="false"/>
    </style:style>
    <style:style style:family="table-cell" style:name="T15.R8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50" style:parent-style-name="0">
      <style:paragraph-properties style:snap-to-layout-grid="false"/>
    </style:style>
    <style:style style:family="table-cell" style:name="T15.R8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51" style:parent-style-name="0">
      <style:paragraph-properties style:snap-to-layout-grid="false"/>
    </style:style>
    <style:style style:family="table-cell" style:name="T15.R8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5.R8">
      <style:table-row-properties style:min-row-height="0.452cm"/>
    </style:style>
    <style:style style:family="paragraph" style:name="P652" style:parent-style-name="0">
      <style:paragraph-properties style:snap-to-layout-grid="false"/>
    </style:style>
    <style:style style:family="table-cell" style:name="T15.R9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53" style:parent-style-name="0">
      <style:paragraph-properties style:snap-to-layout-grid="false"/>
    </style:style>
    <style:style style:family="table-cell" style:name="T15.R9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54" style:parent-style-name="0">
      <style:paragraph-properties style:snap-to-layout-grid="false"/>
    </style:style>
    <style:style style:family="table-cell" style:name="T15.R9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55" style:parent-style-name="0">
      <style:paragraph-properties style:snap-to-layout-grid="false"/>
    </style:style>
    <style:style style:family="table-cell" style:name="T15.R9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5.R9">
      <style:table-row-properties style:min-row-height="0.452cm"/>
    </style:style>
    <style:style style:family="paragraph" style:name="P656" style:parent-style-name="0">
      <style:paragraph-properties style:snap-to-layout-grid="false"/>
    </style:style>
    <style:style style:family="table-cell" style:name="T15.R10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57" style:parent-style-name="0">
      <style:paragraph-properties style:snap-to-layout-grid="false"/>
    </style:style>
    <style:style style:family="table-cell" style:name="T15.R10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58" style:parent-style-name="0">
      <style:paragraph-properties style:snap-to-layout-grid="false"/>
    </style:style>
    <style:style style:family="table-cell" style:name="T15.R10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59" style:parent-style-name="0">
      <style:paragraph-properties style:snap-to-layout-grid="false"/>
    </style:style>
    <style:style style:family="table-cell" style:name="T15.R10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5.R10">
      <style:table-row-properties style:min-row-height="0.452cm"/>
    </style:style>
    <style:style style:family="paragraph" style:name="P660" style:parent-style-name="0">
      <style:paragraph-properties style:snap-to-layout-grid="false"/>
    </style:style>
    <style:style style:family="paragraph" style:name="P661" style:parent-style-name="0">
      <style:paragraph-properties style:snap-to-layout-grid="false"/>
    </style:style>
    <style:style style:family="text" style:name="T270">
      <style:text-properties fo:color="#ff0000" style:font-name="바탕" style:font-name-asian="함초롬바탕"/>
    </style:style>
    <style:style style:family="paragraph" style:name="P662" style:parent-style-name="0">
      <style:paragraph-properties style:snap-to-layout-grid="false"/>
    </style:style>
    <style:style style:family="paragraph" style:name="P663" style:parent-style-name="0">
      <style:paragraph-properties style:snap-to-layout-grid="false"/>
    </style:style>
    <style:style style:family="table" style:name="T16">
      <style:table-properties style:width="0.000cm" table:border-model="collapsing"/>
    </style:style>
    <style:style style:family="graphic" style:name="fr16" style:parent-style-name="Frame">
      <style:graphic-properties fo:border="none" fo:margin-bottom="0.100cm" fo:margin-left="0.100cm" fo:margin-right="0.100cm" fo:margin-top="0.100cm" fo:padding-bottom="0cm" fo:padding-left="0cm" fo:padding-right="0cm" fo:padding-top="0cm" style:horizontal-pos="from-left" style:number-wrapped-paragraphs="no-limit" style:run-through="" style:vertical-pos="from-top" style:wrap="none"/>
    </style:style>
    <style:style style:family="table-column" style:name="T16.C125">
      <style:table-column-properties style:column-width="4.200cm"/>
    </style:style>
    <style:style style:family="table-column" style:name="T16.C126">
      <style:table-column-properties style:column-width="4.200cm"/>
    </style:style>
    <style:style style:family="table-column" style:name="T16.C127">
      <style:table-column-properties style:column-width="4.200cm"/>
    </style:style>
    <style:style style:family="table-column" style:name="T16.C128">
      <style:table-column-properties style:column-width="4.200cm"/>
    </style:style>
    <style:style style:family="paragraph" style:name="P664" style:parent-style-name="0">
      <style:paragraph-properties style:snap-to-layout-grid="false"/>
    </style:style>
    <style:style style:family="text" style:name="T271">
      <style:text-properties style:font-name="바탕" style:font-name-asian="함초롬바탕"/>
    </style:style>
    <style:style style:family="table-cell" style:name="T16.R1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65" style:parent-style-name="0">
      <style:paragraph-properties style:snap-to-layout-grid="false"/>
    </style:style>
    <style:style style:family="text" style:name="T272">
      <style:text-properties style:font-name="바탕" style:font-name-asian="함초롬바탕"/>
    </style:style>
    <style:style style:family="table-cell" style:name="T16.R1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66" style:parent-style-name="0">
      <style:paragraph-properties style:snap-to-layout-grid="false"/>
    </style:style>
    <style:style style:family="text" style:name="T273">
      <style:text-properties style:font-name="바탕" style:font-name-asian="함초롬바탕"/>
    </style:style>
    <style:style style:family="table-cell" style:name="T16.R1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67" style:parent-style-name="0">
      <style:paragraph-properties style:snap-to-layout-grid="false"/>
    </style:style>
    <style:style style:family="text" style:name="T274">
      <style:text-properties style:font-name="바탕" style:font-name-asian="함초롬바탕"/>
    </style:style>
    <style:style style:family="table-cell" style:name="T16.R1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6.R1">
      <style:table-row-properties style:min-row-height="0.452cm"/>
    </style:style>
    <style:style style:family="paragraph" style:name="P668" style:parent-style-name="0">
      <style:paragraph-properties style:snap-to-layout-grid="false"/>
    </style:style>
    <style:style style:family="text" style:name="T275">
      <style:text-properties style:font-name="바탕" style:font-name-asian="함초롬바탕"/>
    </style:style>
    <style:style style:family="table-cell" style:name="T16.R2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69" style:parent-style-name="0">
      <style:paragraph-properties style:snap-to-layout-grid="false"/>
    </style:style>
    <style:style style:family="text" style:name="T276">
      <style:text-properties style:font-name="바탕" style:font-name-asian="함초롬바탕"/>
    </style:style>
    <style:style style:family="table-cell" style:name="T16.R2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70" style:parent-style-name="0">
      <style:paragraph-properties style:snap-to-layout-grid="false"/>
    </style:style>
    <style:style style:family="text" style:name="T277">
      <style:text-properties style:font-name="바탕" style:font-name-asian="함초롬바탕"/>
    </style:style>
    <style:style style:family="table-cell" style:name="T16.R2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71" style:parent-style-name="0">
      <style:paragraph-properties style:snap-to-layout-grid="false"/>
    </style:style>
    <style:style style:family="text" style:name="T278">
      <style:text-properties style:font-name="바탕" style:font-name-asian="함초롬바탕"/>
    </style:style>
    <style:style style:family="table-cell" style:name="T16.R2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6.R2">
      <style:table-row-properties style:min-row-height="0.452cm"/>
    </style:style>
    <style:style style:family="paragraph" style:name="P672" style:parent-style-name="0">
      <style:paragraph-properties style:snap-to-layout-grid="false"/>
    </style:style>
    <style:style style:family="text" style:name="T279">
      <style:text-properties style:font-name="바탕" style:font-name-asian="함초롬바탕"/>
    </style:style>
    <style:style style:family="table-cell" style:name="T16.R3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73" style:parent-style-name="0">
      <style:paragraph-properties style:snap-to-layout-grid="false"/>
    </style:style>
    <style:style style:family="text" style:name="T280">
      <style:text-properties style:font-name="바탕" style:font-name-asian="함초롬바탕"/>
    </style:style>
    <style:style style:family="table-cell" style:name="T16.R3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74" style:parent-style-name="0">
      <style:paragraph-properties style:snap-to-layout-grid="false"/>
    </style:style>
    <style:style style:family="text" style:name="T281">
      <style:text-properties style:font-name="바탕" style:font-name-asian="함초롬바탕"/>
    </style:style>
    <style:style style:family="table-cell" style:name="T16.R3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75" style:parent-style-name="0">
      <style:paragraph-properties style:snap-to-layout-grid="false"/>
    </style:style>
    <style:style style:family="text" style:name="T282">
      <style:text-properties style:font-name="바탕" style:font-name-asian="함초롬바탕"/>
    </style:style>
    <style:style style:family="table-cell" style:name="T16.R3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6.R3">
      <style:table-row-properties style:min-row-height="0.452cm"/>
    </style:style>
    <style:style style:family="paragraph" style:name="P676" style:parent-style-name="0">
      <style:paragraph-properties style:snap-to-layout-grid="false"/>
    </style:style>
    <style:style style:family="table-cell" style:name="T16.R4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77" style:parent-style-name="0">
      <style:paragraph-properties style:snap-to-layout-grid="false"/>
    </style:style>
    <style:style style:family="table-cell" style:name="T16.R4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78" style:parent-style-name="0">
      <style:paragraph-properties style:snap-to-layout-grid="false"/>
    </style:style>
    <style:style style:family="table-cell" style:name="T16.R4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79" style:parent-style-name="0">
      <style:paragraph-properties style:snap-to-layout-grid="false"/>
    </style:style>
    <style:style style:family="table-cell" style:name="T16.R4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6.R4">
      <style:table-row-properties style:min-row-height="0.452cm"/>
    </style:style>
    <style:style style:family="paragraph" style:name="P680" style:parent-style-name="0">
      <style:paragraph-properties style:snap-to-layout-grid="false"/>
    </style:style>
    <style:style style:family="table-cell" style:name="T16.R5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81" style:parent-style-name="0">
      <style:paragraph-properties style:snap-to-layout-grid="false"/>
    </style:style>
    <style:style style:family="table-cell" style:name="T16.R5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82" style:parent-style-name="0">
      <style:paragraph-properties style:snap-to-layout-grid="false"/>
    </style:style>
    <style:style style:family="table-cell" style:name="T16.R5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83" style:parent-style-name="0">
      <style:paragraph-properties style:snap-to-layout-grid="false"/>
    </style:style>
    <style:style style:family="table-cell" style:name="T16.R5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6.R5">
      <style:table-row-properties style:min-row-height="0.452cm"/>
    </style:style>
    <style:style style:family="paragraph" style:name="P684" style:parent-style-name="0">
      <style:paragraph-properties style:snap-to-layout-grid="false"/>
    </style:style>
    <style:style style:family="table-cell" style:name="T16.R6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85" style:parent-style-name="0">
      <style:paragraph-properties style:snap-to-layout-grid="false"/>
    </style:style>
    <style:style style:family="table-cell" style:name="T16.R6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86" style:parent-style-name="0">
      <style:paragraph-properties style:snap-to-layout-grid="false"/>
    </style:style>
    <style:style style:family="table-cell" style:name="T16.R6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87" style:parent-style-name="0">
      <style:paragraph-properties style:snap-to-layout-grid="false"/>
    </style:style>
    <style:style style:family="table-cell" style:name="T16.R6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6.R6">
      <style:table-row-properties style:min-row-height="0.452cm"/>
    </style:style>
    <style:style style:family="paragraph" style:name="P688" style:parent-style-name="0">
      <style:paragraph-properties style:snap-to-layout-grid="false"/>
    </style:style>
    <style:style style:family="table-cell" style:name="T16.R7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89" style:parent-style-name="0">
      <style:paragraph-properties style:snap-to-layout-grid="false"/>
    </style:style>
    <style:style style:family="table-cell" style:name="T16.R7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90" style:parent-style-name="0">
      <style:paragraph-properties style:snap-to-layout-grid="false"/>
    </style:style>
    <style:style style:family="table-cell" style:name="T16.R7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91" style:parent-style-name="0">
      <style:paragraph-properties style:snap-to-layout-grid="false"/>
    </style:style>
    <style:style style:family="table-cell" style:name="T16.R7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6.R7">
      <style:table-row-properties style:min-row-height="0.452cm"/>
    </style:style>
    <style:style style:family="paragraph" style:name="P692" style:parent-style-name="0">
      <style:paragraph-properties style:snap-to-layout-grid="false"/>
    </style:style>
    <style:style style:family="table-cell" style:name="T16.R8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93" style:parent-style-name="0">
      <style:paragraph-properties style:snap-to-layout-grid="false"/>
    </style:style>
    <style:style style:family="table-cell" style:name="T16.R8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94" style:parent-style-name="0">
      <style:paragraph-properties style:snap-to-layout-grid="false"/>
    </style:style>
    <style:style style:family="table-cell" style:name="T16.R8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95" style:parent-style-name="0">
      <style:paragraph-properties style:snap-to-layout-grid="false"/>
    </style:style>
    <style:style style:family="table-cell" style:name="T16.R8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6.R8">
      <style:table-row-properties style:min-row-height="0.452cm"/>
    </style:style>
    <style:style style:family="paragraph" style:name="P696" style:parent-style-name="0">
      <style:paragraph-properties style:snap-to-layout-grid="false"/>
    </style:style>
    <style:style style:family="table-cell" style:name="T16.R9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97" style:parent-style-name="0">
      <style:paragraph-properties style:snap-to-layout-grid="false"/>
    </style:style>
    <style:style style:family="table-cell" style:name="T16.R9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98" style:parent-style-name="0">
      <style:paragraph-properties style:snap-to-layout-grid="false"/>
    </style:style>
    <style:style style:family="table-cell" style:name="T16.R9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699" style:parent-style-name="0">
      <style:paragraph-properties style:snap-to-layout-grid="false"/>
    </style:style>
    <style:style style:family="table-cell" style:name="T16.R9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6.R9">
      <style:table-row-properties style:min-row-height="0.452cm"/>
    </style:style>
    <style:style style:family="paragraph" style:name="P700" style:parent-style-name="0">
      <style:paragraph-properties style:snap-to-layout-grid="false"/>
    </style:style>
    <style:style style:family="table-cell" style:name="T16.R10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01" style:parent-style-name="0">
      <style:paragraph-properties style:snap-to-layout-grid="false"/>
    </style:style>
    <style:style style:family="table-cell" style:name="T16.R10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02" style:parent-style-name="0">
      <style:paragraph-properties style:snap-to-layout-grid="false"/>
    </style:style>
    <style:style style:family="table-cell" style:name="T16.R10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03" style:parent-style-name="0">
      <style:paragraph-properties style:snap-to-layout-grid="false"/>
    </style:style>
    <style:style style:family="table-cell" style:name="T16.R10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6.R10">
      <style:table-row-properties style:min-row-height="0.452cm"/>
    </style:style>
    <style:style style:family="paragraph" style:name="P704" style:parent-style-name="0">
      <style:paragraph-properties fo:break-before="page" style:snap-to-layout-grid="false"/>
    </style:style>
    <style:style style:family="text" style:name="T283">
      <style:text-properties fo:color="#ff0000" style:font-name="바탕" style:font-name-asian="함초롬바탕"/>
    </style:style>
    <style:style style:family="paragraph" style:name="P705" style:parent-style-name="0">
      <style:paragraph-properties style:snap-to-layout-grid="false"/>
    </style:style>
    <style:style style:family="paragraph" style:name="P706" style:parent-style-name="0">
      <style:paragraph-properties style:snap-to-layout-grid="false"/>
    </style:style>
    <style:style style:family="table" style:name="T17">
      <style:table-properties style:width="0.000cm" table:border-model="collapsing"/>
    </style:style>
    <style:style style:family="graphic" style:name="fr17" style:parent-style-name="Frame">
      <style:graphic-properties fo:border="none" fo:margin-bottom="0.100cm" fo:margin-left="0.100cm" fo:margin-right="0.100cm" fo:margin-top="0.100cm" fo:padding-bottom="0cm" fo:padding-left="0cm" fo:padding-right="0cm" fo:padding-top="0cm" style:horizontal-pos="from-left" style:number-wrapped-paragraphs="no-limit" style:run-through="" style:vertical-pos="from-top" style:wrap="none"/>
    </style:style>
    <style:style style:family="table-column" style:name="T17.C129">
      <style:table-column-properties style:column-width="4.200cm"/>
    </style:style>
    <style:style style:family="table-column" style:name="T17.C130">
      <style:table-column-properties style:column-width="4.200cm"/>
    </style:style>
    <style:style style:family="table-column" style:name="T17.C131">
      <style:table-column-properties style:column-width="4.200cm"/>
    </style:style>
    <style:style style:family="table-column" style:name="T17.C132">
      <style:table-column-properties style:column-width="4.200cm"/>
    </style:style>
    <style:style style:family="paragraph" style:name="P707" style:parent-style-name="0">
      <style:paragraph-properties style:snap-to-layout-grid="false"/>
    </style:style>
    <style:style style:family="text" style:name="T284">
      <style:text-properties style:font-name="바탕" style:font-name-asian="함초롬바탕"/>
    </style:style>
    <style:style style:family="table-cell" style:name="T17.R1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08" style:parent-style-name="0">
      <style:paragraph-properties style:snap-to-layout-grid="false"/>
    </style:style>
    <style:style style:family="text" style:name="T285">
      <style:text-properties style:font-name="바탕" style:font-name-asian="함초롬바탕"/>
    </style:style>
    <style:style style:family="table-cell" style:name="T17.R1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09" style:parent-style-name="0">
      <style:paragraph-properties style:snap-to-layout-grid="false"/>
    </style:style>
    <style:style style:family="text" style:name="T286">
      <style:text-properties style:font-name="바탕" style:font-name-asian="함초롬바탕"/>
    </style:style>
    <style:style style:family="table-cell" style:name="T17.R1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10" style:parent-style-name="0">
      <style:paragraph-properties style:snap-to-layout-grid="false"/>
    </style:style>
    <style:style style:family="text" style:name="T287">
      <style:text-properties style:font-name="바탕" style:font-name-asian="함초롬바탕"/>
    </style:style>
    <style:style style:family="table-cell" style:name="T17.R1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7.R1">
      <style:table-row-properties style:min-row-height="0.452cm"/>
    </style:style>
    <style:style style:family="paragraph" style:name="P711" style:parent-style-name="0">
      <style:paragraph-properties style:snap-to-layout-grid="false"/>
    </style:style>
    <style:style style:family="text" style:name="T288">
      <style:text-properties style:font-name="바탕" style:font-name-asian="함초롬바탕"/>
    </style:style>
    <style:style style:family="table-cell" style:name="T17.R2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12" style:parent-style-name="0">
      <style:paragraph-properties style:snap-to-layout-grid="false"/>
    </style:style>
    <style:style style:family="text" style:name="T289">
      <style:text-properties style:font-name="바탕" style:font-name-asian="함초롬바탕"/>
    </style:style>
    <style:style style:family="table-cell" style:name="T17.R2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13" style:parent-style-name="0">
      <style:paragraph-properties style:snap-to-layout-grid="false"/>
    </style:style>
    <style:style style:family="text" style:name="T290">
      <style:text-properties style:font-name="바탕" style:font-name-asian="함초롬바탕"/>
    </style:style>
    <style:style style:family="table-cell" style:name="T17.R2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14" style:parent-style-name="0">
      <style:paragraph-properties style:snap-to-layout-grid="false"/>
    </style:style>
    <style:style style:family="text" style:name="T291">
      <style:text-properties style:font-name="바탕" style:font-name-asian="함초롬바탕"/>
    </style:style>
    <style:style style:family="table-cell" style:name="T17.R2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7.R2">
      <style:table-row-properties style:min-row-height="0.452cm"/>
    </style:style>
    <style:style style:family="paragraph" style:name="P715" style:parent-style-name="0">
      <style:paragraph-properties style:snap-to-layout-grid="false"/>
    </style:style>
    <style:style style:family="text" style:name="T292">
      <style:text-properties style:font-name="바탕" style:font-name-asian="함초롬바탕"/>
    </style:style>
    <style:style style:family="table-cell" style:name="T17.R3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16" style:parent-style-name="0">
      <style:paragraph-properties style:snap-to-layout-grid="false"/>
    </style:style>
    <style:style style:family="text" style:name="T293">
      <style:text-properties style:font-name="바탕" style:font-name-asian="함초롬바탕"/>
    </style:style>
    <style:style style:family="table-cell" style:name="T17.R3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17" style:parent-style-name="0">
      <style:paragraph-properties style:snap-to-layout-grid="false"/>
    </style:style>
    <style:style style:family="text" style:name="T294">
      <style:text-properties style:font-name="바탕" style:font-name-asian="함초롬바탕"/>
    </style:style>
    <style:style style:family="table-cell" style:name="T17.R3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18" style:parent-style-name="0">
      <style:paragraph-properties style:snap-to-layout-grid="false"/>
    </style:style>
    <style:style style:family="text" style:name="T295">
      <style:text-properties style:font-name="바탕" style:font-name-asian="함초롬바탕"/>
    </style:style>
    <style:style style:family="table-cell" style:name="T17.R3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7.R3">
      <style:table-row-properties style:min-row-height="0.452cm"/>
    </style:style>
    <style:style style:family="paragraph" style:name="P719" style:parent-style-name="0">
      <style:paragraph-properties style:snap-to-layout-grid="false"/>
    </style:style>
    <style:style style:family="table-cell" style:name="T17.R4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20" style:parent-style-name="0">
      <style:paragraph-properties style:snap-to-layout-grid="false"/>
    </style:style>
    <style:style style:family="table-cell" style:name="T17.R4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21" style:parent-style-name="0">
      <style:paragraph-properties style:snap-to-layout-grid="false"/>
    </style:style>
    <style:style style:family="table-cell" style:name="T17.R4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22" style:parent-style-name="0">
      <style:paragraph-properties style:snap-to-layout-grid="false"/>
    </style:style>
    <style:style style:family="table-cell" style:name="T17.R4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7.R4">
      <style:table-row-properties style:min-row-height="0.452cm"/>
    </style:style>
    <style:style style:family="paragraph" style:name="P723" style:parent-style-name="0">
      <style:paragraph-properties style:snap-to-layout-grid="false"/>
    </style:style>
    <style:style style:family="table-cell" style:name="T17.R5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24" style:parent-style-name="0">
      <style:paragraph-properties style:snap-to-layout-grid="false"/>
    </style:style>
    <style:style style:family="table-cell" style:name="T17.R5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25" style:parent-style-name="0">
      <style:paragraph-properties style:snap-to-layout-grid="false"/>
    </style:style>
    <style:style style:family="table-cell" style:name="T17.R5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26" style:parent-style-name="0">
      <style:paragraph-properties style:snap-to-layout-grid="false"/>
    </style:style>
    <style:style style:family="table-cell" style:name="T17.R5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7.R5">
      <style:table-row-properties style:min-row-height="0.452cm"/>
    </style:style>
    <style:style style:family="paragraph" style:name="P727" style:parent-style-name="0">
      <style:paragraph-properties style:snap-to-layout-grid="false"/>
    </style:style>
    <style:style style:family="table-cell" style:name="T17.R6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28" style:parent-style-name="0">
      <style:paragraph-properties style:snap-to-layout-grid="false"/>
    </style:style>
    <style:style style:family="table-cell" style:name="T17.R6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29" style:parent-style-name="0">
      <style:paragraph-properties style:snap-to-layout-grid="false"/>
    </style:style>
    <style:style style:family="table-cell" style:name="T17.R6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30" style:parent-style-name="0">
      <style:paragraph-properties style:snap-to-layout-grid="false"/>
    </style:style>
    <style:style style:family="table-cell" style:name="T17.R6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7.R6">
      <style:table-row-properties style:min-row-height="0.452cm"/>
    </style:style>
    <style:style style:family="paragraph" style:name="P731" style:parent-style-name="0">
      <style:paragraph-properties style:snap-to-layout-grid="false"/>
    </style:style>
    <style:style style:family="table-cell" style:name="T17.R7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32" style:parent-style-name="0">
      <style:paragraph-properties style:snap-to-layout-grid="false"/>
    </style:style>
    <style:style style:family="table-cell" style:name="T17.R7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33" style:parent-style-name="0">
      <style:paragraph-properties style:snap-to-layout-grid="false"/>
    </style:style>
    <style:style style:family="table-cell" style:name="T17.R7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34" style:parent-style-name="0">
      <style:paragraph-properties style:snap-to-layout-grid="false"/>
    </style:style>
    <style:style style:family="table-cell" style:name="T17.R7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7.R7">
      <style:table-row-properties style:min-row-height="0.452cm"/>
    </style:style>
    <style:style style:family="paragraph" style:name="P735" style:parent-style-name="0">
      <style:paragraph-properties style:snap-to-layout-grid="false"/>
    </style:style>
    <style:style style:family="table-cell" style:name="T17.R8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36" style:parent-style-name="0">
      <style:paragraph-properties style:snap-to-layout-grid="false"/>
    </style:style>
    <style:style style:family="table-cell" style:name="T17.R8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37" style:parent-style-name="0">
      <style:paragraph-properties style:snap-to-layout-grid="false"/>
    </style:style>
    <style:style style:family="table-cell" style:name="T17.R8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38" style:parent-style-name="0">
      <style:paragraph-properties style:snap-to-layout-grid="false"/>
    </style:style>
    <style:style style:family="table-cell" style:name="T17.R8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7.R8">
      <style:table-row-properties style:min-row-height="0.452cm"/>
    </style:style>
    <style:style style:family="paragraph" style:name="P739" style:parent-style-name="0">
      <style:paragraph-properties style:snap-to-layout-grid="false"/>
    </style:style>
    <style:style style:family="table-cell" style:name="T17.R9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40" style:parent-style-name="0">
      <style:paragraph-properties style:snap-to-layout-grid="false"/>
    </style:style>
    <style:style style:family="table-cell" style:name="T17.R9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41" style:parent-style-name="0">
      <style:paragraph-properties style:snap-to-layout-grid="false"/>
    </style:style>
    <style:style style:family="table-cell" style:name="T17.R9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42" style:parent-style-name="0">
      <style:paragraph-properties style:snap-to-layout-grid="false"/>
    </style:style>
    <style:style style:family="table-cell" style:name="T17.R9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7.R9">
      <style:table-row-properties style:min-row-height="0.452cm"/>
    </style:style>
    <style:style style:family="paragraph" style:name="P743" style:parent-style-name="0">
      <style:paragraph-properties style:snap-to-layout-grid="false"/>
    </style:style>
    <style:style style:family="table-cell" style:name="T17.R10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44" style:parent-style-name="0">
      <style:paragraph-properties style:snap-to-layout-grid="false"/>
    </style:style>
    <style:style style:family="table-cell" style:name="T17.R10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45" style:parent-style-name="0">
      <style:paragraph-properties style:snap-to-layout-grid="false"/>
    </style:style>
    <style:style style:family="table-cell" style:name="T17.R10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46" style:parent-style-name="0">
      <style:paragraph-properties style:snap-to-layout-grid="false"/>
    </style:style>
    <style:style style:family="table-cell" style:name="T17.R10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7.R10">
      <style:table-row-properties style:min-row-height="0.452cm"/>
    </style:style>
    <style:style style:family="paragraph" style:name="P747" style:parent-style-name="0">
      <style:paragraph-properties style:snap-to-layout-grid="false"/>
    </style:style>
    <style:style style:family="paragraph" style:name="P748" style:parent-style-name="0">
      <style:paragraph-properties style:snap-to-layout-grid="false"/>
    </style:style>
    <style:style style:family="text" style:name="T296">
      <style:text-properties fo:color="#ff0000" style:font-name="바탕" style:font-name-asian="함초롬바탕"/>
    </style:style>
    <style:style style:family="paragraph" style:name="P749" style:parent-style-name="0">
      <style:paragraph-properties style:snap-to-layout-grid="false"/>
    </style:style>
    <style:style style:family="paragraph" style:name="P750" style:parent-style-name="0">
      <style:paragraph-properties style:snap-to-layout-grid="false"/>
    </style:style>
    <style:style style:family="table" style:name="T18">
      <style:table-properties style:width="0.000cm" table:border-model="collapsing"/>
    </style:style>
    <style:style style:family="graphic" style:name="fr18" style:parent-style-name="Frame">
      <style:graphic-properties fo:border="none" fo:margin-bottom="0.100cm" fo:margin-left="0.100cm" fo:margin-right="0.100cm" fo:margin-top="0.100cm" fo:padding-bottom="0cm" fo:padding-left="0cm" fo:padding-right="0cm" fo:padding-top="0cm" style:horizontal-pos="from-left" style:number-wrapped-paragraphs="no-limit" style:run-through="" style:vertical-pos="from-top" style:wrap="none"/>
    </style:style>
    <style:style style:family="table-column" style:name="T18.C133">
      <style:table-column-properties style:column-width="4.200cm"/>
    </style:style>
    <style:style style:family="table-column" style:name="T18.C134">
      <style:table-column-properties style:column-width="4.200cm"/>
    </style:style>
    <style:style style:family="table-column" style:name="T18.C135">
      <style:table-column-properties style:column-width="4.200cm"/>
    </style:style>
    <style:style style:family="table-column" style:name="T18.C136">
      <style:table-column-properties style:column-width="4.200cm"/>
    </style:style>
    <style:style style:family="paragraph" style:name="P751" style:parent-style-name="0">
      <style:paragraph-properties style:snap-to-layout-grid="false"/>
    </style:style>
    <style:style style:family="text" style:name="T297">
      <style:text-properties style:font-name="바탕" style:font-name-asian="함초롬바탕"/>
    </style:style>
    <style:style style:family="table-cell" style:name="T18.R1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52" style:parent-style-name="0">
      <style:paragraph-properties style:snap-to-layout-grid="false"/>
    </style:style>
    <style:style style:family="text" style:name="T298">
      <style:text-properties style:font-name="바탕" style:font-name-asian="함초롬바탕"/>
    </style:style>
    <style:style style:family="table-cell" style:name="T18.R1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53" style:parent-style-name="0">
      <style:paragraph-properties style:snap-to-layout-grid="false"/>
    </style:style>
    <style:style style:family="text" style:name="T299">
      <style:text-properties style:font-name="바탕" style:font-name-asian="함초롬바탕"/>
    </style:style>
    <style:style style:family="table-cell" style:name="T18.R1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54" style:parent-style-name="0">
      <style:paragraph-properties style:snap-to-layout-grid="false"/>
    </style:style>
    <style:style style:family="text" style:name="T300">
      <style:text-properties style:font-name="바탕" style:font-name-asian="함초롬바탕"/>
    </style:style>
    <style:style style:family="table-cell" style:name="T18.R1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8.R1">
      <style:table-row-properties style:min-row-height="0.452cm"/>
    </style:style>
    <style:style style:family="paragraph" style:name="P755" style:parent-style-name="0">
      <style:paragraph-properties style:snap-to-layout-grid="false"/>
    </style:style>
    <style:style style:family="text" style:name="T301">
      <style:text-properties style:font-name="바탕" style:font-name-asian="함초롬바탕"/>
    </style:style>
    <style:style style:family="table-cell" style:name="T18.R2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56" style:parent-style-name="0">
      <style:paragraph-properties style:snap-to-layout-grid="false"/>
    </style:style>
    <style:style style:family="text" style:name="T302">
      <style:text-properties style:font-name="바탕" style:font-name-asian="함초롬바탕"/>
    </style:style>
    <style:style style:family="table-cell" style:name="T18.R2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57" style:parent-style-name="0">
      <style:paragraph-properties style:snap-to-layout-grid="false"/>
    </style:style>
    <style:style style:family="text" style:name="T303">
      <style:text-properties style:font-name="바탕" style:font-name-asian="함초롬바탕"/>
    </style:style>
    <style:style style:family="table-cell" style:name="T18.R2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58" style:parent-style-name="0">
      <style:paragraph-properties style:snap-to-layout-grid="false"/>
    </style:style>
    <style:style style:family="text" style:name="T304">
      <style:text-properties style:font-name="바탕" style:font-name-asian="함초롬바탕"/>
    </style:style>
    <style:style style:family="table-cell" style:name="T18.R2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8.R2">
      <style:table-row-properties style:min-row-height="0.452cm"/>
    </style:style>
    <style:style style:family="paragraph" style:name="P759" style:parent-style-name="0">
      <style:paragraph-properties style:snap-to-layout-grid="false"/>
    </style:style>
    <style:style style:family="text" style:name="T305">
      <style:text-properties style:font-name="바탕" style:font-name-asian="함초롬바탕"/>
    </style:style>
    <style:style style:family="table-cell" style:name="T18.R3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60" style:parent-style-name="0">
      <style:paragraph-properties style:snap-to-layout-grid="false"/>
    </style:style>
    <style:style style:family="text" style:name="T306">
      <style:text-properties style:font-name="바탕" style:font-name-asian="함초롬바탕"/>
    </style:style>
    <style:style style:family="table-cell" style:name="T18.R3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61" style:parent-style-name="0">
      <style:paragraph-properties style:snap-to-layout-grid="false"/>
    </style:style>
    <style:style style:family="text" style:name="T307">
      <style:text-properties style:font-name="바탕" style:font-name-asian="함초롬바탕"/>
    </style:style>
    <style:style style:family="table-cell" style:name="T18.R3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62" style:parent-style-name="0">
      <style:paragraph-properties style:snap-to-layout-grid="false"/>
    </style:style>
    <style:style style:family="text" style:name="T308">
      <style:text-properties style:font-name="바탕" style:font-name-asian="함초롬바탕"/>
    </style:style>
    <style:style style:family="table-cell" style:name="T18.R3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8.R3">
      <style:table-row-properties style:min-row-height="0.452cm"/>
    </style:style>
    <style:style style:family="paragraph" style:name="P763" style:parent-style-name="0">
      <style:paragraph-properties style:snap-to-layout-grid="false"/>
    </style:style>
    <style:style style:family="table-cell" style:name="T18.R4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64" style:parent-style-name="0">
      <style:paragraph-properties style:snap-to-layout-grid="false"/>
    </style:style>
    <style:style style:family="table-cell" style:name="T18.R4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65" style:parent-style-name="0">
      <style:paragraph-properties style:snap-to-layout-grid="false"/>
    </style:style>
    <style:style style:family="table-cell" style:name="T18.R4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66" style:parent-style-name="0">
      <style:paragraph-properties style:snap-to-layout-grid="false"/>
    </style:style>
    <style:style style:family="table-cell" style:name="T18.R4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8.R4">
      <style:table-row-properties style:min-row-height="0.452cm"/>
    </style:style>
    <style:style style:family="paragraph" style:name="P767" style:parent-style-name="0">
      <style:paragraph-properties style:snap-to-layout-grid="false"/>
    </style:style>
    <style:style style:family="table-cell" style:name="T18.R5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68" style:parent-style-name="0">
      <style:paragraph-properties style:snap-to-layout-grid="false"/>
    </style:style>
    <style:style style:family="table-cell" style:name="T18.R5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69" style:parent-style-name="0">
      <style:paragraph-properties style:snap-to-layout-grid="false"/>
    </style:style>
    <style:style style:family="table-cell" style:name="T18.R5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70" style:parent-style-name="0">
      <style:paragraph-properties style:snap-to-layout-grid="false"/>
    </style:style>
    <style:style style:family="table-cell" style:name="T18.R5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8.R5">
      <style:table-row-properties style:min-row-height="0.452cm"/>
    </style:style>
    <style:style style:family="paragraph" style:name="P771" style:parent-style-name="0">
      <style:paragraph-properties style:snap-to-layout-grid="false"/>
    </style:style>
    <style:style style:family="table-cell" style:name="T18.R6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72" style:parent-style-name="0">
      <style:paragraph-properties style:snap-to-layout-grid="false"/>
    </style:style>
    <style:style style:family="table-cell" style:name="T18.R6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73" style:parent-style-name="0">
      <style:paragraph-properties style:snap-to-layout-grid="false"/>
    </style:style>
    <style:style style:family="table-cell" style:name="T18.R6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74" style:parent-style-name="0">
      <style:paragraph-properties style:snap-to-layout-grid="false"/>
    </style:style>
    <style:style style:family="table-cell" style:name="T18.R6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8.R6">
      <style:table-row-properties style:min-row-height="0.452cm"/>
    </style:style>
    <style:style style:family="paragraph" style:name="P775" style:parent-style-name="0">
      <style:paragraph-properties style:snap-to-layout-grid="false"/>
    </style:style>
    <style:style style:family="table-cell" style:name="T18.R7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76" style:parent-style-name="0">
      <style:paragraph-properties style:snap-to-layout-grid="false"/>
    </style:style>
    <style:style style:family="table-cell" style:name="T18.R7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77" style:parent-style-name="0">
      <style:paragraph-properties style:snap-to-layout-grid="false"/>
    </style:style>
    <style:style style:family="table-cell" style:name="T18.R7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78" style:parent-style-name="0">
      <style:paragraph-properties style:snap-to-layout-grid="false"/>
    </style:style>
    <style:style style:family="table-cell" style:name="T18.R7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8.R7">
      <style:table-row-properties style:min-row-height="0.452cm"/>
    </style:style>
    <style:style style:family="paragraph" style:name="P779" style:parent-style-name="0">
      <style:paragraph-properties style:snap-to-layout-grid="false"/>
    </style:style>
    <style:style style:family="table-cell" style:name="T18.R8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80" style:parent-style-name="0">
      <style:paragraph-properties style:snap-to-layout-grid="false"/>
    </style:style>
    <style:style style:family="table-cell" style:name="T18.R8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81" style:parent-style-name="0">
      <style:paragraph-properties style:snap-to-layout-grid="false"/>
    </style:style>
    <style:style style:family="table-cell" style:name="T18.R8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82" style:parent-style-name="0">
      <style:paragraph-properties style:snap-to-layout-grid="false"/>
    </style:style>
    <style:style style:family="table-cell" style:name="T18.R8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8.R8">
      <style:table-row-properties style:min-row-height="0.452cm"/>
    </style:style>
    <style:style style:family="paragraph" style:name="P783" style:parent-style-name="0">
      <style:paragraph-properties style:snap-to-layout-grid="false"/>
    </style:style>
    <style:style style:family="table-cell" style:name="T18.R9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84" style:parent-style-name="0">
      <style:paragraph-properties style:snap-to-layout-grid="false"/>
    </style:style>
    <style:style style:family="table-cell" style:name="T18.R9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85" style:parent-style-name="0">
      <style:paragraph-properties style:snap-to-layout-grid="false"/>
    </style:style>
    <style:style style:family="table-cell" style:name="T18.R9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86" style:parent-style-name="0">
      <style:paragraph-properties style:snap-to-layout-grid="false"/>
    </style:style>
    <style:style style:family="table-cell" style:name="T18.R9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8.R9">
      <style:table-row-properties style:min-row-height="0.452cm"/>
    </style:style>
    <style:style style:family="paragraph" style:name="P787" style:parent-style-name="0">
      <style:paragraph-properties style:snap-to-layout-grid="false"/>
    </style:style>
    <style:style style:family="table-cell" style:name="T18.R10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88" style:parent-style-name="0">
      <style:paragraph-properties style:snap-to-layout-grid="false"/>
    </style:style>
    <style:style style:family="table-cell" style:name="T18.R10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89" style:parent-style-name="0">
      <style:paragraph-properties style:snap-to-layout-grid="false"/>
    </style:style>
    <style:style style:family="table-cell" style:name="T18.R10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90" style:parent-style-name="0">
      <style:paragraph-properties style:snap-to-layout-grid="false"/>
    </style:style>
    <style:style style:family="table-cell" style:name="T18.R10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8.R10">
      <style:table-row-properties style:min-row-height="0.452cm"/>
    </style:style>
    <style:style style:family="paragraph" style:name="P791" style:parent-style-name="0">
      <style:paragraph-properties style:snap-to-layout-grid="false"/>
    </style:style>
    <style:style style:family="paragraph" style:name="P792" style:parent-style-name="0">
      <style:paragraph-properties style:snap-to-layout-grid="false"/>
    </style:style>
    <style:style style:family="text" style:name="T309">
      <style:text-properties fo:color="#ff0000" style:font-name="바탕" style:font-name-asian="함초롬바탕"/>
    </style:style>
    <style:style style:family="paragraph" style:name="P793" style:parent-style-name="0">
      <style:paragraph-properties style:snap-to-layout-grid="false"/>
    </style:style>
    <style:style style:family="paragraph" style:name="P794" style:parent-style-name="0">
      <style:paragraph-properties style:snap-to-layout-grid="false"/>
    </style:style>
    <style:style style:family="table" style:name="T19">
      <style:table-properties style:width="0.000cm" table:border-model="collapsing"/>
    </style:style>
    <style:style style:family="graphic" style:name="fr19" style:parent-style-name="Frame">
      <style:graphic-properties fo:border="none" fo:margin-bottom="0.100cm" fo:margin-left="0.100cm" fo:margin-right="0.100cm" fo:margin-top="0.100cm" fo:padding-bottom="0cm" fo:padding-left="0cm" fo:padding-right="0cm" fo:padding-top="0cm" style:horizontal-pos="from-left" style:number-wrapped-paragraphs="no-limit" style:run-through="" style:vertical-pos="from-top" style:wrap="none"/>
    </style:style>
    <style:style style:family="table-column" style:name="T19.C137">
      <style:table-column-properties style:column-width="4.200cm"/>
    </style:style>
    <style:style style:family="table-column" style:name="T19.C138">
      <style:table-column-properties style:column-width="4.200cm"/>
    </style:style>
    <style:style style:family="table-column" style:name="T19.C139">
      <style:table-column-properties style:column-width="4.200cm"/>
    </style:style>
    <style:style style:family="table-column" style:name="T19.C140">
      <style:table-column-properties style:column-width="4.200cm"/>
    </style:style>
    <style:style style:family="paragraph" style:name="P795" style:parent-style-name="0">
      <style:paragraph-properties style:snap-to-layout-grid="false"/>
    </style:style>
    <style:style style:family="text" style:name="T310">
      <style:text-properties style:font-name="바탕" style:font-name-asian="함초롬바탕"/>
    </style:style>
    <style:style style:family="table-cell" style:name="T19.R1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96" style:parent-style-name="0">
      <style:paragraph-properties style:snap-to-layout-grid="false"/>
    </style:style>
    <style:style style:family="text" style:name="T311">
      <style:text-properties style:font-name="바탕" style:font-name-asian="함초롬바탕"/>
    </style:style>
    <style:style style:family="table-cell" style:name="T19.R1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97" style:parent-style-name="0">
      <style:paragraph-properties style:snap-to-layout-grid="false"/>
    </style:style>
    <style:style style:family="text" style:name="T312">
      <style:text-properties style:font-name="바탕" style:font-name-asian="함초롬바탕"/>
    </style:style>
    <style:style style:family="table-cell" style:name="T19.R1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798" style:parent-style-name="0">
      <style:paragraph-properties style:snap-to-layout-grid="false"/>
    </style:style>
    <style:style style:family="text" style:name="T313">
      <style:text-properties style:font-name="바탕" style:font-name-asian="함초롬바탕"/>
    </style:style>
    <style:style style:family="table-cell" style:name="T19.R1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9.R1">
      <style:table-row-properties style:min-row-height="0.452cm"/>
    </style:style>
    <style:style style:family="paragraph" style:name="P799" style:parent-style-name="0">
      <style:paragraph-properties style:snap-to-layout-grid="false"/>
    </style:style>
    <style:style style:family="text" style:name="T314">
      <style:text-properties style:font-name="바탕" style:font-name-asian="함초롬바탕"/>
    </style:style>
    <style:style style:family="table-cell" style:name="T19.R2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00" style:parent-style-name="0">
      <style:paragraph-properties style:snap-to-layout-grid="false"/>
    </style:style>
    <style:style style:family="text" style:name="T315">
      <style:text-properties style:font-name="바탕" style:font-name-asian="함초롬바탕"/>
    </style:style>
    <style:style style:family="table-cell" style:name="T19.R2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01" style:parent-style-name="0">
      <style:paragraph-properties style:snap-to-layout-grid="false"/>
    </style:style>
    <style:style style:family="text" style:name="T316">
      <style:text-properties style:font-name="바탕" style:font-name-asian="함초롬바탕"/>
    </style:style>
    <style:style style:family="table-cell" style:name="T19.R2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02" style:parent-style-name="0">
      <style:paragraph-properties style:snap-to-layout-grid="false"/>
    </style:style>
    <style:style style:family="text" style:name="T317">
      <style:text-properties style:font-name="바탕" style:font-name-asian="함초롬바탕"/>
    </style:style>
    <style:style style:family="table-cell" style:name="T19.R2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9.R2">
      <style:table-row-properties style:min-row-height="0.452cm"/>
    </style:style>
    <style:style style:family="paragraph" style:name="P803" style:parent-style-name="0">
      <style:paragraph-properties style:snap-to-layout-grid="false"/>
    </style:style>
    <style:style style:family="text" style:name="T318">
      <style:text-properties style:font-name="바탕" style:font-name-asian="함초롬바탕"/>
    </style:style>
    <style:style style:family="table-cell" style:name="T19.R3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04" style:parent-style-name="0">
      <style:paragraph-properties style:snap-to-layout-grid="false"/>
    </style:style>
    <style:style style:family="text" style:name="T319">
      <style:text-properties style:font-name="바탕" style:font-name-asian="함초롬바탕"/>
    </style:style>
    <style:style style:family="table-cell" style:name="T19.R3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05" style:parent-style-name="0">
      <style:paragraph-properties style:snap-to-layout-grid="false"/>
    </style:style>
    <style:style style:family="text" style:name="T320">
      <style:text-properties style:font-name="바탕" style:font-name-asian="함초롬바탕"/>
    </style:style>
    <style:style style:family="table-cell" style:name="T19.R3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06" style:parent-style-name="0">
      <style:paragraph-properties style:snap-to-layout-grid="false"/>
    </style:style>
    <style:style style:family="text" style:name="T321">
      <style:text-properties style:font-name="바탕" style:font-name-asian="함초롬바탕"/>
    </style:style>
    <style:style style:family="table-cell" style:name="T19.R3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9.R3">
      <style:table-row-properties style:min-row-height="0.452cm"/>
    </style:style>
    <style:style style:family="paragraph" style:name="P807" style:parent-style-name="0">
      <style:paragraph-properties style:snap-to-layout-grid="false"/>
    </style:style>
    <style:style style:family="table-cell" style:name="T19.R4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08" style:parent-style-name="0">
      <style:paragraph-properties style:snap-to-layout-grid="false"/>
    </style:style>
    <style:style style:family="table-cell" style:name="T19.R4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09" style:parent-style-name="0">
      <style:paragraph-properties style:snap-to-layout-grid="false"/>
    </style:style>
    <style:style style:family="table-cell" style:name="T19.R4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10" style:parent-style-name="0">
      <style:paragraph-properties style:snap-to-layout-grid="false"/>
    </style:style>
    <style:style style:family="table-cell" style:name="T19.R4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9.R4">
      <style:table-row-properties style:min-row-height="0.452cm"/>
    </style:style>
    <style:style style:family="paragraph" style:name="P811" style:parent-style-name="0">
      <style:paragraph-properties style:snap-to-layout-grid="false"/>
    </style:style>
    <style:style style:family="table-cell" style:name="T19.R5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12" style:parent-style-name="0">
      <style:paragraph-properties style:snap-to-layout-grid="false"/>
    </style:style>
    <style:style style:family="table-cell" style:name="T19.R5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13" style:parent-style-name="0">
      <style:paragraph-properties style:snap-to-layout-grid="false"/>
    </style:style>
    <style:style style:family="table-cell" style:name="T19.R5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14" style:parent-style-name="0">
      <style:paragraph-properties style:snap-to-layout-grid="false"/>
    </style:style>
    <style:style style:family="table-cell" style:name="T19.R5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9.R5">
      <style:table-row-properties style:min-row-height="0.452cm"/>
    </style:style>
    <style:style style:family="paragraph" style:name="P815" style:parent-style-name="0">
      <style:paragraph-properties style:snap-to-layout-grid="false"/>
    </style:style>
    <style:style style:family="table-cell" style:name="T19.R6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16" style:parent-style-name="0">
      <style:paragraph-properties style:snap-to-layout-grid="false"/>
    </style:style>
    <style:style style:family="table-cell" style:name="T19.R6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17" style:parent-style-name="0">
      <style:paragraph-properties style:snap-to-layout-grid="false"/>
    </style:style>
    <style:style style:family="table-cell" style:name="T19.R6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18" style:parent-style-name="0">
      <style:paragraph-properties style:snap-to-layout-grid="false"/>
    </style:style>
    <style:style style:family="table-cell" style:name="T19.R6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9.R6">
      <style:table-row-properties style:min-row-height="0.452cm"/>
    </style:style>
    <style:style style:family="paragraph" style:name="P819" style:parent-style-name="0">
      <style:paragraph-properties style:snap-to-layout-grid="false"/>
    </style:style>
    <style:style style:family="table-cell" style:name="T19.R7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20" style:parent-style-name="0">
      <style:paragraph-properties style:snap-to-layout-grid="false"/>
    </style:style>
    <style:style style:family="table-cell" style:name="T19.R7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21" style:parent-style-name="0">
      <style:paragraph-properties style:snap-to-layout-grid="false"/>
    </style:style>
    <style:style style:family="table-cell" style:name="T19.R7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22" style:parent-style-name="0">
      <style:paragraph-properties style:snap-to-layout-grid="false"/>
    </style:style>
    <style:style style:family="table-cell" style:name="T19.R7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9.R7">
      <style:table-row-properties style:min-row-height="0.452cm"/>
    </style:style>
    <style:style style:family="paragraph" style:name="P823" style:parent-style-name="0">
      <style:paragraph-properties style:snap-to-layout-grid="false"/>
    </style:style>
    <style:style style:family="table-cell" style:name="T19.R8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24" style:parent-style-name="0">
      <style:paragraph-properties style:snap-to-layout-grid="false"/>
    </style:style>
    <style:style style:family="table-cell" style:name="T19.R8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25" style:parent-style-name="0">
      <style:paragraph-properties style:snap-to-layout-grid="false"/>
    </style:style>
    <style:style style:family="table-cell" style:name="T19.R8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26" style:parent-style-name="0">
      <style:paragraph-properties style:snap-to-layout-grid="false"/>
    </style:style>
    <style:style style:family="table-cell" style:name="T19.R8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9.R8">
      <style:table-row-properties style:min-row-height="0.452cm"/>
    </style:style>
    <style:style style:family="paragraph" style:name="P827" style:parent-style-name="0">
      <style:paragraph-properties style:snap-to-layout-grid="false"/>
    </style:style>
    <style:style style:family="table-cell" style:name="T19.R9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28" style:parent-style-name="0">
      <style:paragraph-properties style:snap-to-layout-grid="false"/>
    </style:style>
    <style:style style:family="table-cell" style:name="T19.R9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29" style:parent-style-name="0">
      <style:paragraph-properties style:snap-to-layout-grid="false"/>
    </style:style>
    <style:style style:family="table-cell" style:name="T19.R9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30" style:parent-style-name="0">
      <style:paragraph-properties style:snap-to-layout-grid="false"/>
    </style:style>
    <style:style style:family="table-cell" style:name="T19.R9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9.R9">
      <style:table-row-properties style:min-row-height="0.452cm"/>
    </style:style>
    <style:style style:family="paragraph" style:name="P831" style:parent-style-name="0">
      <style:paragraph-properties style:snap-to-layout-grid="false"/>
    </style:style>
    <style:style style:family="table-cell" style:name="T19.R10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32" style:parent-style-name="0">
      <style:paragraph-properties style:snap-to-layout-grid="false"/>
    </style:style>
    <style:style style:family="table-cell" style:name="T19.R10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33" style:parent-style-name="0">
      <style:paragraph-properties style:snap-to-layout-grid="false"/>
    </style:style>
    <style:style style:family="table-cell" style:name="T19.R10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34" style:parent-style-name="0">
      <style:paragraph-properties style:snap-to-layout-grid="false"/>
    </style:style>
    <style:style style:family="table-cell" style:name="T19.R10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19.R10">
      <style:table-row-properties style:min-row-height="0.452cm"/>
    </style:style>
    <style:style style:family="paragraph" style:name="P835" style:parent-style-name="0">
      <style:paragraph-properties style:snap-to-layout-grid="false"/>
    </style:style>
    <style:style style:family="paragraph" style:name="P836" style:parent-style-name="0">
      <style:paragraph-properties style:snap-to-layout-grid="false"/>
    </style:style>
    <style:style style:family="text" style:name="T322">
      <style:text-properties fo:color="#ff0000" style:font-name="바탕" style:font-name-asian="함초롬바탕"/>
    </style:style>
    <style:style style:family="paragraph" style:name="P837" style:parent-style-name="0">
      <style:paragraph-properties style:snap-to-layout-grid="false"/>
    </style:style>
    <style:style style:family="paragraph" style:name="P838" style:parent-style-name="0">
      <style:paragraph-properties style:snap-to-layout-grid="false"/>
    </style:style>
    <style:style style:family="table" style:name="T20">
      <style:table-properties style:width="0.000cm" table:border-model="collapsing"/>
    </style:style>
    <style:style style:family="graphic" style:name="fr20" style:parent-style-name="Frame">
      <style:graphic-properties fo:border="none" fo:margin-bottom="0.100cm" fo:margin-left="0.100cm" fo:margin-right="0.100cm" fo:margin-top="0.100cm" fo:padding-bottom="0cm" fo:padding-left="0cm" fo:padding-right="0cm" fo:padding-top="0cm" style:horizontal-pos="from-left" style:number-wrapped-paragraphs="no-limit" style:run-through="" style:vertical-pos="from-top" style:wrap="none"/>
    </style:style>
    <style:style style:family="table-column" style:name="T20.C141">
      <style:table-column-properties style:column-width="4.200cm"/>
    </style:style>
    <style:style style:family="table-column" style:name="T20.C142">
      <style:table-column-properties style:column-width="4.200cm"/>
    </style:style>
    <style:style style:family="table-column" style:name="T20.C143">
      <style:table-column-properties style:column-width="4.200cm"/>
    </style:style>
    <style:style style:family="table-column" style:name="T20.C144">
      <style:table-column-properties style:column-width="4.200cm"/>
    </style:style>
    <style:style style:family="paragraph" style:name="P839" style:parent-style-name="0">
      <style:paragraph-properties style:snap-to-layout-grid="false"/>
    </style:style>
    <style:style style:family="text" style:name="T323">
      <style:text-properties style:font-name="바탕" style:font-name-asian="함초롬바탕"/>
    </style:style>
    <style:style style:family="table-cell" style:name="T20.R1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40" style:parent-style-name="0">
      <style:paragraph-properties style:snap-to-layout-grid="false"/>
    </style:style>
    <style:style style:family="text" style:name="T324">
      <style:text-properties style:font-name="바탕" style:font-name-asian="함초롬바탕"/>
    </style:style>
    <style:style style:family="table-cell" style:name="T20.R1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41" style:parent-style-name="0">
      <style:paragraph-properties style:snap-to-layout-grid="false"/>
    </style:style>
    <style:style style:family="text" style:name="T325">
      <style:text-properties style:font-name="바탕" style:font-name-asian="함초롬바탕"/>
    </style:style>
    <style:style style:family="table-cell" style:name="T20.R1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42" style:parent-style-name="0">
      <style:paragraph-properties style:snap-to-layout-grid="false"/>
    </style:style>
    <style:style style:family="text" style:name="T326">
      <style:text-properties style:font-name="바탕" style:font-name-asian="함초롬바탕"/>
    </style:style>
    <style:style style:family="table-cell" style:name="T20.R1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20.R1">
      <style:table-row-properties style:min-row-height="0.452cm"/>
    </style:style>
    <style:style style:family="paragraph" style:name="P843" style:parent-style-name="0">
      <style:paragraph-properties style:snap-to-layout-grid="false"/>
    </style:style>
    <style:style style:family="text" style:name="T327">
      <style:text-properties style:font-name="바탕" style:font-name-asian="함초롬바탕"/>
    </style:style>
    <style:style style:family="table-cell" style:name="T20.R2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44" style:parent-style-name="0">
      <style:paragraph-properties style:snap-to-layout-grid="false"/>
    </style:style>
    <style:style style:family="text" style:name="T328">
      <style:text-properties style:font-name="바탕" style:font-name-asian="함초롬바탕"/>
    </style:style>
    <style:style style:family="table-cell" style:name="T20.R2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45" style:parent-style-name="0">
      <style:paragraph-properties style:snap-to-layout-grid="false"/>
    </style:style>
    <style:style style:family="text" style:name="T329">
      <style:text-properties style:font-name="바탕" style:font-name-asian="함초롬바탕"/>
    </style:style>
    <style:style style:family="table-cell" style:name="T20.R2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46" style:parent-style-name="0">
      <style:paragraph-properties style:snap-to-layout-grid="false"/>
    </style:style>
    <style:style style:family="text" style:name="T330">
      <style:text-properties style:font-name="바탕" style:font-name-asian="함초롬바탕"/>
    </style:style>
    <style:style style:family="table-cell" style:name="T20.R2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20.R2">
      <style:table-row-properties style:min-row-height="0.452cm"/>
    </style:style>
    <style:style style:family="paragraph" style:name="P847" style:parent-style-name="0">
      <style:paragraph-properties style:snap-to-layout-grid="false"/>
    </style:style>
    <style:style style:family="text" style:name="T331">
      <style:text-properties style:font-name="바탕" style:font-name-asian="함초롬바탕"/>
    </style:style>
    <style:style style:family="table-cell" style:name="T20.R3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48" style:parent-style-name="0">
      <style:paragraph-properties style:snap-to-layout-grid="false"/>
    </style:style>
    <style:style style:family="text" style:name="T332">
      <style:text-properties style:font-name="바탕" style:font-name-asian="함초롬바탕"/>
    </style:style>
    <style:style style:family="table-cell" style:name="T20.R3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49" style:parent-style-name="0">
      <style:paragraph-properties style:snap-to-layout-grid="false"/>
    </style:style>
    <style:style style:family="text" style:name="T333">
      <style:text-properties style:font-name="바탕" style:font-name-asian="함초롬바탕"/>
    </style:style>
    <style:style style:family="table-cell" style:name="T20.R3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50" style:parent-style-name="0">
      <style:paragraph-properties style:snap-to-layout-grid="false"/>
    </style:style>
    <style:style style:family="text" style:name="T334">
      <style:text-properties style:font-name="바탕" style:font-name-asian="함초롬바탕"/>
    </style:style>
    <style:style style:family="table-cell" style:name="T20.R3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20.R3">
      <style:table-row-properties style:min-row-height="0.452cm"/>
    </style:style>
    <style:style style:family="paragraph" style:name="P851" style:parent-style-name="0">
      <style:paragraph-properties style:snap-to-layout-grid="false"/>
    </style:style>
    <style:style style:family="table-cell" style:name="T20.R4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52" style:parent-style-name="0">
      <style:paragraph-properties style:snap-to-layout-grid="false"/>
    </style:style>
    <style:style style:family="table-cell" style:name="T20.R4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53" style:parent-style-name="0">
      <style:paragraph-properties style:snap-to-layout-grid="false"/>
    </style:style>
    <style:style style:family="table-cell" style:name="T20.R4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54" style:parent-style-name="0">
      <style:paragraph-properties style:snap-to-layout-grid="false"/>
    </style:style>
    <style:style style:family="table-cell" style:name="T20.R4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20.R4">
      <style:table-row-properties style:min-row-height="0.452cm"/>
    </style:style>
    <style:style style:family="paragraph" style:name="P855" style:parent-style-name="0">
      <style:paragraph-properties style:snap-to-layout-grid="false"/>
    </style:style>
    <style:style style:family="table-cell" style:name="T20.R5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56" style:parent-style-name="0">
      <style:paragraph-properties style:snap-to-layout-grid="false"/>
    </style:style>
    <style:style style:family="table-cell" style:name="T20.R5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57" style:parent-style-name="0">
      <style:paragraph-properties style:snap-to-layout-grid="false"/>
    </style:style>
    <style:style style:family="table-cell" style:name="T20.R5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58" style:parent-style-name="0">
      <style:paragraph-properties style:snap-to-layout-grid="false"/>
    </style:style>
    <style:style style:family="table-cell" style:name="T20.R5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20.R5">
      <style:table-row-properties style:min-row-height="0.452cm"/>
    </style:style>
    <style:style style:family="paragraph" style:name="P859" style:parent-style-name="0">
      <style:paragraph-properties style:snap-to-layout-grid="false"/>
    </style:style>
    <style:style style:family="table-cell" style:name="T20.R6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60" style:parent-style-name="0">
      <style:paragraph-properties style:snap-to-layout-grid="false"/>
    </style:style>
    <style:style style:family="table-cell" style:name="T20.R6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61" style:parent-style-name="0">
      <style:paragraph-properties style:snap-to-layout-grid="false"/>
    </style:style>
    <style:style style:family="table-cell" style:name="T20.R6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62" style:parent-style-name="0">
      <style:paragraph-properties style:snap-to-layout-grid="false"/>
    </style:style>
    <style:style style:family="table-cell" style:name="T20.R6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20.R6">
      <style:table-row-properties style:min-row-height="0.452cm"/>
    </style:style>
    <style:style style:family="paragraph" style:name="P863" style:parent-style-name="0">
      <style:paragraph-properties style:snap-to-layout-grid="false"/>
    </style:style>
    <style:style style:family="table-cell" style:name="T20.R7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64" style:parent-style-name="0">
      <style:paragraph-properties style:snap-to-layout-grid="false"/>
    </style:style>
    <style:style style:family="table-cell" style:name="T20.R7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65" style:parent-style-name="0">
      <style:paragraph-properties style:snap-to-layout-grid="false"/>
    </style:style>
    <style:style style:family="table-cell" style:name="T20.R7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66" style:parent-style-name="0">
      <style:paragraph-properties style:snap-to-layout-grid="false"/>
    </style:style>
    <style:style style:family="table-cell" style:name="T20.R7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20.R7">
      <style:table-row-properties style:min-row-height="0.452cm"/>
    </style:style>
    <style:style style:family="paragraph" style:name="P867" style:parent-style-name="0">
      <style:paragraph-properties style:snap-to-layout-grid="false"/>
    </style:style>
    <style:style style:family="table-cell" style:name="T20.R8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68" style:parent-style-name="0">
      <style:paragraph-properties style:snap-to-layout-grid="false"/>
    </style:style>
    <style:style style:family="table-cell" style:name="T20.R8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69" style:parent-style-name="0">
      <style:paragraph-properties style:snap-to-layout-grid="false"/>
    </style:style>
    <style:style style:family="table-cell" style:name="T20.R8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70" style:parent-style-name="0">
      <style:paragraph-properties style:snap-to-layout-grid="false"/>
    </style:style>
    <style:style style:family="table-cell" style:name="T20.R8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20.R8">
      <style:table-row-properties style:min-row-height="0.452cm"/>
    </style:style>
    <style:style style:family="paragraph" style:name="P871" style:parent-style-name="0">
      <style:paragraph-properties style:snap-to-layout-grid="false"/>
    </style:style>
    <style:style style:family="table-cell" style:name="T20.R9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72" style:parent-style-name="0">
      <style:paragraph-properties style:snap-to-layout-grid="false"/>
    </style:style>
    <style:style style:family="table-cell" style:name="T20.R9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73" style:parent-style-name="0">
      <style:paragraph-properties style:snap-to-layout-grid="false"/>
    </style:style>
    <style:style style:family="table-cell" style:name="T20.R9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74" style:parent-style-name="0">
      <style:paragraph-properties style:snap-to-layout-grid="false"/>
    </style:style>
    <style:style style:family="table-cell" style:name="T20.R9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20.R9">
      <style:table-row-properties style:min-row-height="0.452cm"/>
    </style:style>
    <style:style style:family="paragraph" style:name="P875" style:parent-style-name="0">
      <style:paragraph-properties style:snap-to-layout-grid="false"/>
    </style:style>
    <style:style style:family="table-cell" style:name="T20.R10_C0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76" style:parent-style-name="0">
      <style:paragraph-properties style:snap-to-layout-grid="false"/>
    </style:style>
    <style:style style:family="table-cell" style:name="T20.R10_C1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77" style:parent-style-name="0">
      <style:paragraph-properties style:snap-to-layout-grid="false"/>
    </style:style>
    <style:style style:family="table-cell" style:name="T20.R10_C2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paragraph" style:name="P878" style:parent-style-name="0">
      <style:paragraph-properties style:snap-to-layout-grid="false"/>
    </style:style>
    <style:style style:family="table-cell" style:name="T20.R10_C3">
      <style:table-cell-properties fo:border-bottom="0.010cm solid #000000" fo:border-left="0.010cm solid #000000" fo:border-right="0.010cm solid #000000" fo:border-top="0.010cm solid #000000" fo:padding-bottom="0.050cm" fo:padding-left="0.180cm" fo:padding-right="0.180cm" fo:padding-top="0.050cm" style:vertical-align="middle"/>
    </style:style>
    <style:style style:family="table-row" style:name="T20.R10">
      <style:table-row-properties style:min-row-height="0.452cm"/>
    </style:style>
  </office:automatic-styles>
  <office:body>
    <office:text>
      <text:p text:style-name="P1"><text:span text:style-name="T1">Person Node Attributes</text:span></text:p>
      <text:p text:style-name="P2"/>
      <text:p text:style-name="P3"><draw:frame draw:style-name="fr1" draw:z-index="0" svg:width="16.801cm" svg:x="0.000cm" svg:y="-4.523cm" text:anchor-type="as-char"><draw:text-box fo:min-height="4.523cm"><table:table table:name="T1" table:style-name="T1" text:anchor-type="paragraph"><table:table-column table:style-name="T1.C65"/><table:table-column table:style-name="T1.C66"/><table:table-column table:style-name="T1.C67"/><table:table-column table:style-name="T1.C68"/><table:table-row table:style-name="T1.R1"><table:table-cell table:style-name="T1.R1_C0"><text:p text:style-name="P4"><text:span text:style-name="T2">DETAIL</text:span></text:p></table:table-cell><table:table-cell table:style-name="T1.R1_C1"><text:p text:style-name="P5"><text:span text:style-name="T3">LABEL</text:span></text:p></table:table-cell><table:table-cell table:style-name="T1.R1_C2"><text:p text:style-name="P6"><text:span text:style-name="T4">TYPE</text:span></text:p></table:table-cell><table:table-cell table:style-name="T1.R1_C3"><text:p text:style-name="P7"><text:span text:style-name="T5">cf</text:span></text:p></table:table-cell></table:table-row><table:table-row table:style-name="T1.R2"><table:table-cell table:style-name="T1.R2_C0"><text:p text:style-name="P8"><text:span text:style-name="T6">이름</text:span></text:p></table:table-cell><table:table-cell table:style-name="T1.R2_C1"><text:p text:style-name="P9"><text:span text:style-name="T7">name</text:span></text:p></table:table-cell><table:table-cell table:style-name="T1.R2_C2"><text:p text:style-name="P10"><text:span text:style-name="T8">string</text:span></text:p></table:table-cell><table:table-cell table:style-name="T1.R2_C3"><text:p text:style-name="P11"><text:span text:style-name="T9">홍길동</text:span></text:p></table:table-cell></table:table-row><table:table-row table:style-name="T1.R3"><table:table-cell table:style-name="T1.R3_C0"><text:p text:style-name="P12"><text:span text:style-name="T10">나이</text:span></text:p></table:table-cell><table:table-cell table:style-name="T1.R3_C1"><text:p text:style-name="P13"><text:span text:style-name="T11">age</text:span></text:p></table:table-cell><table:table-cell table:style-name="T1.R3_C2"><text:p text:style-name="P14"><text:span text:style-name="T12">int</text:span></text:p></table:table-cell><table:table-cell table:style-name="T1.R3_C3"><text:p text:style-name="P15"><text:span text:style-name="T13">25</text:span></text:p></table:table-cell></table:table-row><table:table-row table:style-name="T1.R4"><table:table-cell table:style-name="T1.R4_C0"><text:p text:style-name="P16"><text:span text:style-name="T14">관심지역</text:span></text:p></table:table-cell><table:table-cell table:style-name="T1.R4_C1"><text:p text:style-name="P17"><text:span text:style-name="T15">belongto_0</text:span></text:p></table:table-cell><table:table-cell table:style-name="T1.R4_C2"><text:p text:style-name="P18"><text:span text:style-name="T16">string</text:span></text:p></table:table-cell><table:table-cell table:style-name="T1.R4_C3"><text:p text:style-name="P19"><text:span text:style-name="T17">서울과학기술대학교</text:span></text:p></table:table-cell></table:table-row><table:table-row table:style-name="T1.R5"><table:table-cell table:style-name="T1.R5_C0"><text:p text:style-name="P20"><text:span text:style-name="T18">관심지역</text:span></text:p></table:table-cell><table:table-cell table:style-name="T1.R5_C1"><text:p text:style-name="P21"><text:span text:style-name="T19">belongto_1</text:span></text:p></table:table-cell><table:table-cell table:style-name="T1.R5_C2"><text:p text:style-name="P22"><text:span text:style-name="T20">string</text:span></text:p></table:table-cell><table:table-cell table:style-name="T1.R5_C3"><text:p text:style-name="P23"><text:span text:style-name="T21">서울과학기술대학교</text:span></text:p></table:table-cell></table:table-row><table:table-row table:style-name="T1.R6"><table:table-cell table:style-name="T1.R6_C0"><text:p text:style-name="P24"><text:span text:style-name="T22">관심지역</text:span></text:p></table:table-cell><table:table-cell table:style-name="T1.R6_C1"><text:p text:style-name="P25"><text:span text:style-name="T23">belongto_2</text:span></text:p></table:table-cell><table:table-cell table:style-name="T1.R6_C2"><text:p text:style-name="P26"><text:span text:style-name="T24">string</text:span></text:p></table:table-cell><table:table-cell table:style-name="T1.R6_C3"><text:p text:style-name="P27"><text:span text:style-name="T25">서울과학기술대학교</text:span></text:p></table:table-cell></table:table-row><table:table-row table:style-name="T1.R7"><table:table-cell table:style-name="T1.R7_C0"><text:p text:style-name="P28"><text:span text:style-name="T26">성별</text:span></text:p></table:table-cell><table:table-cell table:style-name="T1.R7_C1"><text:p text:style-name="P29"><text:span text:style-name="T27">sex</text:span></text:p></table:table-cell><table:table-cell table:style-name="T1.R7_C2"><text:p text:style-name="P30"><text:span text:style-name="T28">“0”: female “1”:male</text:span></text:p></table:table-cell><table:table-cell table:style-name="T1.R7_C3"><text:p text:style-name="P31"><text:span text:style-name="T29">1</text:span></text:p></table:table-cell></table:table-row><table:table-row table:style-name="T1.R8"><table:table-cell table:style-name="T1.R8_C0"><text:p text:style-name="P32"><text:span text:style-name="T30">located_in</text:span></text:p></table:table-cell><table:table-cell table:style-name="T1.R8_C1"><text:p text:style-name="P33"><text:span text:style-name="T31">located_in</text:span></text:p></table:table-cell><table:table-cell table:style-name="T1.R8_C2"><text:p text:style-name="P34"><text:span text:style-name="T32">“0”: not “1”: located</text:span></text:p></table:table-cell><table:table-cell table:style-name="T1.R8_C3"><text:p text:style-name="P35"><text:span text:style-name="T33">1</text:span></text:p></table:table-cell></table:table-row><table:table-row table:style-name="T1.R9"><table:table-cell table:style-name="T1.R9_C0"><text:p text:style-name="P36"><text:span text:style-name="T34">Network </text:span><text:span text:style-name="T35">서비스 스코어</text:span></text:p></table:table-cell><table:table-cell table:style-name="T1.R9_C1"><text:p text:style-name="P37"><text:span text:style-name="T36">net_netser_click_num</text:span></text:p></table:table-cell><table:table-cell table:style-name="T1.R9_C2"><text:p text:style-name="P38"><text:span text:style-name="T37">int</text:span></text:p></table:table-cell><table:table-cell table:style-name="T1.R9_C3"><text:p text:style-name="P39"><text:span text:style-name="T38">203</text:span></text:p></table:table-cell></table:table-row><table:table-row table:style-name="T1.R10"><table:table-cell table:style-name="T1.R10_C0"><text:p text:style-name="P40"><text:span text:style-name="T39">P-key</text:span></text:p></table:table-cell><table:table-cell table:style-name="T1.R10_C1"><text:p text:style-name="P41"><text:span text:style-name="T40">p_key</text:span></text:p></table:table-cell><table:table-cell table:style-name="T1.R10_C2"><text:p text:style-name="P42"><text:span text:style-name="T41">int</text:span></text:p></table:table-cell><table:table-cell table:style-name="T1.R10_C3"><text:p text:style-name="P43"><text:span text:style-name="T42">“”</text:span></text:p></table:table-cell></table:table-row></table:table></draw:text-box></draw:frame></text:p>
      <text:p text:style-name="P44"/>
      <text:p text:style-name="P45"/>
      <text:p text:style-name="P46"><text:span text:style-name="T43">Group Node Attributes</text:span></text:p>
      <text:p text:style-name="P47"/>
      <text:p text:style-name="P48"><draw:frame draw:style-name="fr2" draw:z-index="0" svg:width="16.801cm" svg:x="0.000cm" svg:y="-4.523cm" text:anchor-type="as-char"><draw:text-box fo:min-height="4.523cm"><table:table table:name="T2" table:style-name="T2" text:anchor-type="paragraph"><table:table-column table:style-name="T2.C69"/><table:table-column table:style-name="T2.C70"/><table:table-column table:style-name="T2.C71"/><table:table-column table:style-name="T2.C72"/><table:table-row table:style-name="T2.R1"><table:table-cell table:style-name="T2.R1_C0"><text:p text:style-name="P49"><text:span text:style-name="T44">DETAIL</text:span></text:p></table:table-cell><table:table-cell table:style-name="T2.R1_C1"><text:p text:style-name="P50"><text:span text:style-name="T45">LABEL</text:span></text:p></table:table-cell><table:table-cell table:style-name="T2.R1_C2"><text:p text:style-name="P51"><text:span text:style-name="T46">TYPE</text:span></text:p></table:table-cell><table:table-cell table:style-name="T2.R1_C3"><text:p text:style-name="P52"><text:span text:style-name="T47">cf</text:span></text:p></table:table-cell></table:table-row><table:table-row table:style-name="T2.R2"><table:table-cell table:style-name="T2.R2_C0"><text:p text:style-name="P53"><text:span text:style-name="T48">group </text:span><text:span text:style-name="T49">이름</text:span></text:p></table:table-cell><table:table-cell table:style-name="T2.R2_C1"><text:p text:style-name="P54"><text:span text:style-name="T50">name</text:span></text:p></table:table-cell><table:table-cell table:style-name="T2.R2_C2"><text:p text:style-name="P55"><text:span text:style-name="T51">string</text:span></text:p></table:table-cell><table:table-cell table:style-name="T2.R2_C3"><text:p text:style-name="P56"><text:span text:style-name="T52">직공</text:span></text:p></table:table-cell></table:table-row><table:table-row table:style-name="T2.R3"><table:table-cell table:style-name="T2.R3_C0"><text:p text:style-name="P57"><text:span text:style-name="T53">그룹 종류번호</text:span></text:p></table:table-cell><table:table-cell table:style-name="T2.R3_C1"><text:p text:style-name="P58"><text:span text:style-name="T54">group_type_no</text:span></text:p></table:table-cell><table:table-cell table:style-name="T2.R3_C2"><text:p text:style-name="P59"><text:span text:style-name="T55">int</text:span></text:p></table:table-cell><table:table-cell table:style-name="T2.R3_C3"><text:p text:style-name="P60"><text:span text:style-name="T56">8 (8</text:span><text:span text:style-name="T57">번은 창업동아리</text:span><text:span text:style-name="T58">)</text:span></text:p></table:table-cell></table:table-row><table:table-row table:style-name="T2.R4"><table:table-cell table:style-name="T2.R4_C0"><text:p text:style-name="P61"><text:span text:style-name="T59">p_key</text:span></text:p></table:table-cell><table:table-cell table:style-name="T2.R4_C1"><text:p text:style-name="P62"><text:span text:style-name="T60">p_key</text:span></text:p></table:table-cell><table:table-cell table:style-name="T2.R4_C2"><text:p text:style-name="P63"><text:span text:style-name="T61">int</text:span></text:p></table:table-cell><table:table-cell table:style-name="T2.R4_C3"><text:p text:style-name="P64"><text:span text:style-name="T62">“”</text:span></text:p></table:table-cell></table:table-row><table:table-row table:style-name="T2.R5"><table:table-cell table:style-name="T2.R5_C0"><text:p text:style-name="P65"/></table:table-cell><table:table-cell table:style-name="T2.R5_C1"><text:p text:style-name="P66"/></table:table-cell><table:table-cell table:style-name="T2.R5_C2"><text:p text:style-name="P67"/></table:table-cell><table:table-cell table:style-name="T2.R5_C3"><text:p text:style-name="P68"/></table:table-cell></table:table-row><table:table-row table:style-name="T2.R6"><table:table-cell table:style-name="T2.R6_C0"><text:p text:style-name="P69"/></table:table-cell><table:table-cell table:style-name="T2.R6_C1"><text:p text:style-name="P70"/></table:table-cell><table:table-cell table:style-name="T2.R6_C2"><text:p text:style-name="P71"/></table:table-cell><table:table-cell table:style-name="T2.R6_C3"><text:p text:style-name="P72"/></table:table-cell></table:table-row><table:table-row table:style-name="T2.R7"><table:table-cell table:style-name="T2.R7_C0"><text:p text:style-name="P73"/></table:table-cell><table:table-cell table:style-name="T2.R7_C1"><text:p text:style-name="P74"/></table:table-cell><table:table-cell table:style-name="T2.R7_C2"><text:p text:style-name="P75"/></table:table-cell><table:table-cell table:style-name="T2.R7_C3"><text:p text:style-name="P76"/></table:table-cell></table:table-row><table:table-row table:style-name="T2.R8"><table:table-cell table:style-name="T2.R8_C0"><text:p text:style-name="P77"/></table:table-cell><table:table-cell table:style-name="T2.R8_C1"><text:p text:style-name="P78"/></table:table-cell><table:table-cell table:style-name="T2.R8_C2"><text:p text:style-name="P79"/></table:table-cell><table:table-cell table:style-name="T2.R8_C3"><text:p text:style-name="P80"/></table:table-cell></table:table-row><table:table-row table:style-name="T2.R9"><table:table-cell table:style-name="T2.R9_C0"><text:p text:style-name="P81"/></table:table-cell><table:table-cell table:style-name="T2.R9_C1"><text:p text:style-name="P82"/></table:table-cell><table:table-cell table:style-name="T2.R9_C2"><text:p text:style-name="P83"/></table:table-cell><table:table-cell table:style-name="T2.R9_C3"><text:p text:style-name="P84"/></table:table-cell></table:table-row><table:table-row table:style-name="T2.R10"><table:table-cell table:style-name="T2.R10_C0"><text:p text:style-name="P85"/></table:table-cell><table:table-cell table:style-name="T2.R10_C1"><text:p text:style-name="P86"/></table:table-cell><table:table-cell table:style-name="T2.R10_C2"><text:p text:style-name="P87"/></table:table-cell><table:table-cell table:style-name="T2.R10_C3"><text:p text:style-name="P88"/></table:table-cell></table:table-row></table:table></draw:text-box></draw:frame></text:p>
      <text:p text:style-name="P89"/>
      <text:p text:style-name="P90"/>
      <text:p text:style-name="P91"><text:span text:style-name="T63">Store Node Attributes</text:span></text:p>
      <text:p text:style-name="P92"/>
      <text:p text:style-name="P93"><draw:frame draw:style-name="fr3" draw:z-index="0" svg:width="16.801cm" svg:x="0.000cm" svg:y="-4.523cm" text:anchor-type="as-char"><draw:text-box fo:min-height="4.523cm"><table:table table:name="T3" table:style-name="T3" text:anchor-type="paragraph"><table:table-column table:style-name="T3.C73"/><table:table-column table:style-name="T3.C74"/><table:table-column table:style-name="T3.C75"/><table:table-column table:style-name="T3.C76"/><table:table-row table:style-name="T3.R1"><table:table-cell table:style-name="T3.R1_C0"><text:p text:style-name="P94"><text:span text:style-name="T64">DETAIL</text:span></text:p></table:table-cell><table:table-cell table:style-name="T3.R1_C1"><text:p text:style-name="P95"><text:span text:style-name="T65">LABEL</text:span></text:p></table:table-cell><table:table-cell table:style-name="T3.R1_C2"><text:p text:style-name="P96"><text:span text:style-name="T66">TYPE</text:span></text:p></table:table-cell><table:table-cell table:style-name="T3.R1_C3"><text:p text:style-name="P97"><text:span text:style-name="T67">cf</text:span></text:p></table:table-cell></table:table-row><table:table-row table:style-name="T3.R2"><table:table-cell table:style-name="T3.R2_C0"><text:p text:style-name="P98"><text:span text:style-name="T68">가게 이름</text:span></text:p></table:table-cell><table:table-cell table:style-name="T3.R2_C1"><text:p text:style-name="P99"><text:span text:style-name="T69">name</text:span></text:p></table:table-cell><table:table-cell table:style-name="T3.R2_C2"><text:p text:style-name="P100"><text:span text:style-name="T70">string</text:span></text:p></table:table-cell><table:table-cell table:style-name="T3.R2_C3"><text:p text:style-name="P101"><text:span text:style-name="T71">소문날라</text:span></text:p></table:table-cell></table:table-row><table:table-row table:style-name="T3.R3"><table:table-cell table:style-name="T3.R3_C0"><text:p text:style-name="P102"><text:span text:style-name="T72">위치 동</text:span></text:p></table:table-cell><table:table-cell table:style-name="T3.R3_C1"><text:p text:style-name="P103"><text:span text:style-name="T73">loc_dong_no</text:span></text:p></table:table-cell><table:table-cell table:style-name="T3.R3_C2"><text:p text:style-name="P104"><text:span text:style-name="T74">int</text:span></text:p></table:table-cell><table:table-cell table:style-name="T3.R3_C3"><text:p text:style-name="P105"><text:span text:style-name="T75">공릉동</text:span></text:p></table:table-cell></table:table-row><table:table-row table:style-name="T3.R4"><table:table-cell table:style-name="T3.R4_C0"><text:p text:style-name="P106"><text:span text:style-name="T76">위치 구</text:span></text:p></table:table-cell><table:table-cell table:style-name="T3.R4_C1"><text:p text:style-name="P107"><text:span text:style-name="T77">loc_gu_no</text:span></text:p></table:table-cell><table:table-cell table:style-name="T3.R4_C2"><text:p text:style-name="P108"><text:span text:style-name="T78">int</text:span></text:p></table:table-cell><table:table-cell table:style-name="T3.R4_C3"><text:p text:style-name="P109"><text:span text:style-name="T79">노원구</text:span></text:p></table:table-cell></table:table-row><table:table-row table:style-name="T3.R5"><table:table-cell table:style-name="T3.R5_C0"><text:p text:style-name="P110"><text:span text:style-name="T80">위치 시</text:span></text:p></table:table-cell><table:table-cell table:style-name="T3.R5_C1"><text:p text:style-name="P111"><text:span text:style-name="T81">loc_si_no</text:span></text:p></table:table-cell><table:table-cell table:style-name="T3.R5_C2"><text:p text:style-name="P112"><text:span text:style-name="T82">int</text:span></text:p></table:table-cell><table:table-cell table:style-name="T3.R5_C3"><text:p text:style-name="P113"><text:span text:style-name="T83">서울시</text:span></text:p></table:table-cell></table:table-row><table:table-row table:style-name="T3.R6"><table:table-cell table:style-name="T3.R6_C0"><text:p text:style-name="P114"><text:span text:style-name="T84">서비스 번호</text:span></text:p></table:table-cell><table:table-cell table:style-name="T3.R6_C1"><text:p text:style-name="P115"><text:span text:style-name="T85">service_no</text:span></text:p></table:table-cell><table:table-cell table:style-name="T3.R6_C2"><text:p text:style-name="P116"><text:span text:style-name="T86">int</text:span></text:p></table:table-cell><table:table-cell table:style-name="T3.R6_C3"><text:p text:style-name="P117"><text:span text:style-name="T87">0001 (</text:span><text:span text:style-name="T88">음식점</text:span><text:span text:style-name="T89">)</text:span></text:p></table:table-cell></table:table-row><table:table-row table:style-name="T3.R7"><table:table-cell table:style-name="T3.R7_C0"><text:p text:style-name="P118"><text:span text:style-name="T90">p_key</text:span></text:p></table:table-cell><table:table-cell table:style-name="T3.R7_C1"><text:p text:style-name="P119"><text:span text:style-name="T91">p_key</text:span></text:p></table:table-cell><table:table-cell table:style-name="T3.R7_C2"><text:p text:style-name="P120"><text:span text:style-name="T92">int</text:span></text:p></table:table-cell><table:table-cell table:style-name="T3.R7_C3"><text:p text:style-name="P121"><text:span text:style-name="T93">“”</text:span></text:p></table:table-cell></table:table-row><table:table-row table:style-name="T3.R8"><table:table-cell table:style-name="T3.R8_C0"><text:p text:style-name="P122"/></table:table-cell><table:table-cell table:style-name="T3.R8_C1"><text:p text:style-name="P123"/></table:table-cell><table:table-cell table:style-name="T3.R8_C2"><text:p text:style-name="P124"/></table:table-cell><table:table-cell table:style-name="T3.R8_C3"><text:p text:style-name="P125"/></table:table-cell></table:table-row><table:table-row table:style-name="T3.R9"><table:table-cell table:style-name="T3.R9_C0"><text:p text:style-name="P126"/></table:table-cell><table:table-cell table:style-name="T3.R9_C1"><text:p text:style-name="P127"/></table:table-cell><table:table-cell table:style-name="T3.R9_C2"><text:p text:style-name="P128"/></table:table-cell><table:table-cell table:style-name="T3.R9_C3"><text:p text:style-name="P129"/></table:table-cell></table:table-row><table:table-row table:style-name="T3.R10"><table:table-cell table:style-name="T3.R10_C0"><text:p text:style-name="P130"/></table:table-cell><table:table-cell table:style-name="T3.R10_C1"><text:p text:style-name="P131"/></table:table-cell><table:table-cell table:style-name="T3.R10_C2"><text:p text:style-name="P132"/></table:table-cell><table:table-cell table:style-name="T3.R10_C3"><text:p text:style-name="P133"/></table:table-cell></table:table-row></table:table></draw:text-box></draw:frame></text:p>
      <text:p text:style-name="P134"/>
      <text:p text:style-name="P135"/>
      <text:p text:style-name="P136"><text:span text:style-name="T94">Item Node Attributes</text:span></text:p>
      <text:p text:style-name="P137"/>
      <text:p text:style-name="P138"><draw:frame draw:style-name="fr4" draw:z-index="0" svg:width="16.801cm" svg:x="0.000cm" svg:y="-4.523cm" text:anchor-type="as-char"><draw:text-box fo:min-height="4.523cm"><table:table table:name="T4" table:style-name="T4" text:anchor-type="paragraph"><table:table-column table:style-name="T4.C77"/><table:table-column table:style-name="T4.C78"/><table:table-column table:style-name="T4.C79"/><table:table-column table:style-name="T4.C80"/><table:table-row table:style-name="T4.R1"><table:table-cell table:style-name="T4.R1_C0"><text:p text:style-name="P139"><text:span text:style-name="T95">DETAIL</text:span></text:p></table:table-cell><table:table-cell table:style-name="T4.R1_C1"><text:p text:style-name="P140"><text:span text:style-name="T96">LABEL</text:span></text:p></table:table-cell><table:table-cell table:style-name="T4.R1_C2"><text:p text:style-name="P141"><text:span text:style-name="T97">TYPE</text:span></text:p></table:table-cell><table:table-cell table:style-name="T4.R1_C3"><text:p text:style-name="P142"><text:span text:style-name="T98">cf</text:span></text:p></table:table-cell></table:table-row><table:table-row table:style-name="T4.R2"><table:table-cell table:style-name="T4.R2_C0"><text:p text:style-name="P143"><text:span text:style-name="T99">이름</text:span></text:p></table:table-cell><table:table-cell table:style-name="T4.R2_C1"><text:p text:style-name="P144"><text:span text:style-name="T100">name</text:span></text:p></table:table-cell><table:table-cell table:style-name="T4.R2_C2"><text:p text:style-name="P145"><text:span text:style-name="T101">string</text:span></text:p></table:table-cell><table:table-cell table:style-name="T4.R2_C3"><text:p text:style-name="P146"><text:span text:style-name="T102">부대찌개</text:span></text:p></table:table-cell></table:table-row><table:table-row table:style-name="T4.R3"><table:table-cell table:style-name="T4.R3_C0"><text:p text:style-name="P147"><text:span text:style-name="T103">가격</text:span></text:p></table:table-cell><table:table-cell table:style-name="T4.R3_C1"><text:p text:style-name="P148"><text:span text:style-name="T104">price</text:span></text:p></table:table-cell><table:table-cell table:style-name="T4.R3_C2"><text:p text:style-name="P149"><text:span text:style-name="T105">int</text:span></text:p></table:table-cell><table:table-cell table:style-name="T4.R3_C3"><text:p text:style-name="P150"><text:span text:style-name="T106">6000</text:span></text:p></table:table-cell></table:table-row><table:table-row table:style-name="T4.R4"><table:table-cell table:style-name="T4.R4_C0"><text:p text:style-name="P151"><text:span text:style-name="T107">매운 정도</text:span></text:p></table:table-cell><table:table-cell table:style-name="T4.R4_C1"><text:p text:style-name="P152"><text:span text:style-name="T108">spicy_level</text:span></text:p></table:table-cell><table:table-cell table:style-name="T4.R4_C2"><text:p text:style-name="P153"><text:span text:style-name="T109">int</text:span></text:p></table:table-cell><table:table-cell table:style-name="T4.R4_C3"><text:p text:style-name="P154"><text:span text:style-name="T110">1</text:span></text:p></table:table-cell></table:table-row><table:table-row table:style-name="T4.R5"><table:table-cell table:style-name="T4.R5_C0"><text:p text:style-name="P155"><text:span text:style-name="T111">웰빙 음식 정도</text:span></text:p></table:table-cell><table:table-cell table:style-name="T4.R5_C1"><text:p text:style-name="P156"><text:span text:style-name="T112">well_level</text:span></text:p></table:table-cell><table:table-cell table:style-name="T4.R5_C2"><text:p text:style-name="P157"><text:span text:style-name="T113">int</text:span></text:p></table:table-cell><table:table-cell table:style-name="T4.R5_C3"><text:p text:style-name="P158"><text:span text:style-name="T114">2</text:span></text:p></table:table-cell></table:table-row><table:table-row table:style-name="T4.R6"><table:table-cell table:style-name="T4.R6_C0"><text:p text:style-name="P159"><text:span text:style-name="T115">드레싱 정도</text:span></text:p></table:table-cell><table:table-cell table:style-name="T4.R6_C1"><text:p text:style-name="P160"><text:span text:style-name="T116">dressing_level</text:span></text:p></table:table-cell><table:table-cell table:style-name="T4.R6_C2"><text:p text:style-name="P161"><text:span text:style-name="T117">int</text:span></text:p></table:table-cell><table:table-cell table:style-name="T4.R6_C3"><text:p text:style-name="P162"><text:span text:style-name="T118">2</text:span></text:p></table:table-cell></table:table-row><table:table-row table:style-name="T4.R7"><table:table-cell table:style-name="T4.R7_C0"><text:p text:style-name="P163"><text:span text:style-name="T119">p_key</text:span></text:p></table:table-cell><table:table-cell table:style-name="T4.R7_C1"><text:p text:style-name="P164"><text:span text:style-name="T120">p_key</text:span></text:p></table:table-cell><table:table-cell table:style-name="T4.R7_C2"><text:p text:style-name="P165"><text:span text:style-name="T121">int</text:span></text:p></table:table-cell><table:table-cell table:style-name="T4.R7_C3"><text:p text:style-name="P166"><text:span text:style-name="T122">“”</text:span></text:p></table:table-cell></table:table-row><table:table-row table:style-name="T4.R8"><table:table-cell table:style-name="T4.R8_C0"><text:p text:style-name="P167"/></table:table-cell><table:table-cell table:style-name="T4.R8_C1"><text:p text:style-name="P168"/></table:table-cell><table:table-cell table:style-name="T4.R8_C2"><text:p text:style-name="P169"/></table:table-cell><table:table-cell table:style-name="T4.R8_C3"><text:p text:style-name="P170"/></table:table-cell></table:table-row><table:table-row table:style-name="T4.R9"><table:table-cell table:style-name="T4.R9_C0"><text:p text:style-name="P171"/></table:table-cell><table:table-cell table:style-name="T4.R9_C1"><text:p text:style-name="P172"/></table:table-cell><table:table-cell table:style-name="T4.R9_C2"><text:p text:style-name="P173"/></table:table-cell><table:table-cell table:style-name="T4.R9_C3"><text:p text:style-name="P174"/></table:table-cell></table:table-row><table:table-row table:style-name="T4.R10"><table:table-cell table:style-name="T4.R10_C0"><text:p text:style-name="P175"/></table:table-cell><table:table-cell table:style-name="T4.R10_C1"><text:p text:style-name="P176"/></table:table-cell><table:table-cell table:style-name="T4.R10_C2"><text:p text:style-name="P177"/></table:table-cell><table:table-cell table:style-name="T4.R10_C3"><text:p text:style-name="P178"/></table:table-cell></table:table-row></table:table></draw:text-box></draw:frame></text:p>
      <text:p text:style-name="P179"><text:span text:style-name="T123">p2p rlt Attributes</text:span></text:p>
      <text:p text:style-name="P180"/>
      <text:p text:style-name="P181"><draw:frame draw:style-name="fr5" draw:z-index="0" svg:width="16.801cm" svg:x="0.000cm" svg:y="-4.523cm" text:anchor-type="as-char"><draw:text-box fo:min-height="4.523cm"><table:table table:name="T5" table:style-name="T5" text:anchor-type="paragraph"><table:table-column table:style-name="T5.C81"/><table:table-column table:style-name="T5.C82"/><table:table-column table:style-name="T5.C83"/><table:table-column table:style-name="T5.C84"/><table:table-row table:style-name="T5.R1"><table:table-cell table:style-name="T5.R1_C0"><text:p text:style-name="P182"><text:span text:style-name="T124">DETAIL</text:span></text:p></table:table-cell><table:table-cell table:style-name="T5.R1_C1"><text:p text:style-name="P183"><text:span text:style-name="T125">LABEL</text:span></text:p></table:table-cell><table:table-cell table:style-name="T5.R1_C2"><text:p text:style-name="P184"><text:span text:style-name="T126">TYPE</text:span></text:p></table:table-cell><table:table-cell table:style-name="T5.R1_C3"><text:p text:style-name="P185"><text:span text:style-name="T127">cf</text:span></text:p></table:table-cell></table:table-row><table:table-row table:style-name="T5.R2"><table:table-cell table:style-name="T5.R2_C0"><text:p text:style-name="P186"><text:span text:style-name="T128">함께 직공 구매한 횟수</text:span></text:p></table:table-cell><table:table-cell table:style-name="T5.R2_C1"><text:p text:style-name="P187"><text:span text:style-name="T129">with_num</text:span></text:p></table:table-cell><table:table-cell table:style-name="T5.R2_C2"><text:p text:style-name="P188"><text:span text:style-name="T130">int</text:span></text:p></table:table-cell><table:table-cell table:style-name="T5.R2_C3"><text:p text:style-name="P189"><text:span text:style-name="T131">12</text:span></text:p></table:table-cell></table:table-row><table:table-row table:style-name="T5.R3"><table:table-cell table:style-name="T5.R3_C0"><text:p text:style-name="P190"><text:span text:style-name="T132">데이터가 마지막 수정일</text:span></text:p></table:table-cell><table:table-cell table:style-name="T5.R3_C1"><text:p text:style-name="P191"><text:span text:style-name="T133">last_modified</text:span></text:p></table:table-cell><table:table-cell table:style-name="T5.R3_C2"><text:p text:style-name="P192"><text:span text:style-name="T134">date</text:span></text:p></table:table-cell><table:table-cell table:style-name="T5.R3_C3"><text:p text:style-name="P193"><text:span text:style-name="T135">“”</text:span></text:p></table:table-cell></table:table-row><table:table-row table:style-name="T5.R4"><table:table-cell table:style-name="T5.R4_C0"><text:p text:style-name="P194"/></table:table-cell><table:table-cell table:style-name="T5.R4_C1"><text:p text:style-name="P195"/></table:table-cell><table:table-cell table:style-name="T5.R4_C2"><text:p text:style-name="P196"/></table:table-cell><table:table-cell table:style-name="T5.R4_C3"><text:p text:style-name="P197"/></table:table-cell></table:table-row><table:table-row table:style-name="T5.R5"><table:table-cell table:style-name="T5.R5_C0"><text:p text:style-name="P198"/></table:table-cell><table:table-cell table:style-name="T5.R5_C1"><text:p text:style-name="P199"/></table:table-cell><table:table-cell table:style-name="T5.R5_C2"><text:p text:style-name="P200"/></table:table-cell><table:table-cell table:style-name="T5.R5_C3"><text:p text:style-name="P201"/></table:table-cell></table:table-row><table:table-row table:style-name="T5.R6"><table:table-cell table:style-name="T5.R6_C0"><text:p text:style-name="P202"/></table:table-cell><table:table-cell table:style-name="T5.R6_C1"><text:p text:style-name="P203"/></table:table-cell><table:table-cell table:style-name="T5.R6_C2"><text:p text:style-name="P204"/></table:table-cell><table:table-cell table:style-name="T5.R6_C3"><text:p text:style-name="P205"/></table:table-cell></table:table-row><table:table-row table:style-name="T5.R7"><table:table-cell table:style-name="T5.R7_C0"><text:p text:style-name="P206"/></table:table-cell><table:table-cell table:style-name="T5.R7_C1"><text:p text:style-name="P207"/></table:table-cell><table:table-cell table:style-name="T5.R7_C2"><text:p text:style-name="P208"/></table:table-cell><table:table-cell table:style-name="T5.R7_C3"><text:p text:style-name="P209"/></table:table-cell></table:table-row><table:table-row table:style-name="T5.R8"><table:table-cell table:style-name="T5.R8_C0"><text:p text:style-name="P210"/></table:table-cell><table:table-cell table:style-name="T5.R8_C1"><text:p text:style-name="P211"/></table:table-cell><table:table-cell table:style-name="T5.R8_C2"><text:p text:style-name="P212"/></table:table-cell><table:table-cell table:style-name="T5.R8_C3"><text:p text:style-name="P213"/></table:table-cell></table:table-row><table:table-row table:style-name="T5.R9"><table:table-cell table:style-name="T5.R9_C0"><text:p text:style-name="P214"/></table:table-cell><table:table-cell table:style-name="T5.R9_C1"><text:p text:style-name="P215"/></table:table-cell><table:table-cell table:style-name="T5.R9_C2"><text:p text:style-name="P216"/></table:table-cell><table:table-cell table:style-name="T5.R9_C3"><text:p text:style-name="P217"/></table:table-cell></table:table-row><table:table-row table:style-name="T5.R10"><table:table-cell table:style-name="T5.R10_C0"><text:p text:style-name="P218"/></table:table-cell><table:table-cell table:style-name="T5.R10_C1"><text:p text:style-name="P219"/></table:table-cell><table:table-cell table:style-name="T5.R10_C2"><text:p text:style-name="P220"/></table:table-cell><table:table-cell table:style-name="T5.R10_C3"><text:p text:style-name="P221"/></table:table-cell></table:table-row></table:table></draw:text-box></draw:frame></text:p>
      <text:p text:style-name="P222"/>
      <text:p text:style-name="P223"><text:span text:style-name="T136">p2g rlt Attributes</text:span></text:p>
      <text:p text:style-name="P224"/>
      <text:p text:style-name="P225"><draw:frame draw:style-name="fr6" draw:z-index="0" svg:width="16.801cm" svg:x="0.000cm" svg:y="-4.523cm" text:anchor-type="as-char"><draw:text-box fo:min-height="4.523cm"><table:table table:name="T6" table:style-name="T6" text:anchor-type="paragraph"><table:table-column table:style-name="T6.C85"/><table:table-column table:style-name="T6.C86"/><table:table-column table:style-name="T6.C87"/><table:table-column table:style-name="T6.C88"/><table:table-row table:style-name="T6.R1"><table:table-cell table:style-name="T6.R1_C0"><text:p text:style-name="P226"><text:span text:style-name="T137">DETAIL</text:span></text:p></table:table-cell><table:table-cell table:style-name="T6.R1_C1"><text:p text:style-name="P227"><text:span text:style-name="T138">LABEL</text:span></text:p></table:table-cell><table:table-cell table:style-name="T6.R1_C2"><text:p text:style-name="P228"><text:span text:style-name="T139">TYPE</text:span></text:p></table:table-cell><table:table-cell table:style-name="T6.R1_C3"><text:p text:style-name="P229"><text:span text:style-name="T140">cf</text:span></text:p></table:table-cell></table:table-row><table:table-row table:style-name="T6.R2"><table:table-cell table:style-name="T6.R2_C0"><text:p text:style-name="P230"><text:span text:style-name="T141">그룹 클릭 수</text:span></text:p></table:table-cell><table:table-cell table:style-name="T6.R2_C1"><text:p text:style-name="P231"><text:span text:style-name="T142">click_num</text:span></text:p></table:table-cell><table:table-cell table:style-name="T6.R2_C2"><text:p text:style-name="P232"><text:span text:style-name="T143">int</text:span></text:p></table:table-cell><table:table-cell table:style-name="T6.R2_C3"><text:p text:style-name="P233"><text:span text:style-name="T144">12</text:span></text:p></table:table-cell></table:table-row><table:table-row table:style-name="T6.R3"><table:table-cell table:style-name="T6.R3_C0"><text:p text:style-name="P234"><text:span text:style-name="T145">데이터가 마지막 수정일</text:span></text:p></table:table-cell><table:table-cell table:style-name="T6.R3_C1"><text:p text:style-name="P235"><text:span text:style-name="T146">last_modified</text:span></text:p></table:table-cell><table:table-cell table:style-name="T6.R3_C2"><text:p text:style-name="P236"><text:span text:style-name="T147">date</text:span></text:p></table:table-cell><table:table-cell table:style-name="T6.R3_C3"><text:p text:style-name="P237"><text:span text:style-name="T148">“”</text:span></text:p></table:table-cell></table:table-row><table:table-row table:style-name="T6.R4"><table:table-cell table:style-name="T6.R4_C0"><text:p text:style-name="P238"/></table:table-cell><table:table-cell table:style-name="T6.R4_C1"><text:p text:style-name="P239"/></table:table-cell><table:table-cell table:style-name="T6.R4_C2"><text:p text:style-name="P240"/></table:table-cell><table:table-cell table:style-name="T6.R4_C3"><text:p text:style-name="P241"/></table:table-cell></table:table-row><table:table-row table:style-name="T6.R5"><table:table-cell table:style-name="T6.R5_C0"><text:p text:style-name="P242"/></table:table-cell><table:table-cell table:style-name="T6.R5_C1"><text:p text:style-name="P243"/></table:table-cell><table:table-cell table:style-name="T6.R5_C2"><text:p text:style-name="P244"/></table:table-cell><table:table-cell table:style-name="T6.R5_C3"><text:p text:style-name="P245"/></table:table-cell></table:table-row><table:table-row table:style-name="T6.R6"><table:table-cell table:style-name="T6.R6_C0"><text:p text:style-name="P246"/></table:table-cell><table:table-cell table:style-name="T6.R6_C1"><text:p text:style-name="P247"/></table:table-cell><table:table-cell table:style-name="T6.R6_C2"><text:p text:style-name="P248"/></table:table-cell><table:table-cell table:style-name="T6.R6_C3"><text:p text:style-name="P249"/></table:table-cell></table:table-row><table:table-row table:style-name="T6.R7"><table:table-cell table:style-name="T6.R7_C0"><text:p text:style-name="P250"/></table:table-cell><table:table-cell table:style-name="T6.R7_C1"><text:p text:style-name="P251"/></table:table-cell><table:table-cell table:style-name="T6.R7_C2"><text:p text:style-name="P252"/></table:table-cell><table:table-cell table:style-name="T6.R7_C3"><text:p text:style-name="P253"/></table:table-cell></table:table-row><table:table-row table:style-name="T6.R8"><table:table-cell table:style-name="T6.R8_C0"><text:p text:style-name="P254"/></table:table-cell><table:table-cell table:style-name="T6.R8_C1"><text:p text:style-name="P255"/></table:table-cell><table:table-cell table:style-name="T6.R8_C2"><text:p text:style-name="P256"/></table:table-cell><table:table-cell table:style-name="T6.R8_C3"><text:p text:style-name="P257"/></table:table-cell></table:table-row><table:table-row table:style-name="T6.R9"><table:table-cell table:style-name="T6.R9_C0"><text:p text:style-name="P258"/></table:table-cell><table:table-cell table:style-name="T6.R9_C1"><text:p text:style-name="P259"/></table:table-cell><table:table-cell table:style-name="T6.R9_C2"><text:p text:style-name="P260"/></table:table-cell><table:table-cell table:style-name="T6.R9_C3"><text:p text:style-name="P261"/></table:table-cell></table:table-row><table:table-row table:style-name="T6.R10"><table:table-cell table:style-name="T6.R10_C0"><text:p text:style-name="P262"/></table:table-cell><table:table-cell table:style-name="T6.R10_C1"><text:p text:style-name="P263"/></table:table-cell><table:table-cell table:style-name="T6.R10_C2"><text:p text:style-name="P264"/></table:table-cell><table:table-cell table:style-name="T6.R10_C3"><text:p text:style-name="P265"/></table:table-cell></table:table-row></table:table></draw:text-box></draw:frame></text:p>
      <text:p text:style-name="P266"/>
      <text:p text:style-name="P267"><text:span text:style-name="T149">p2s rlt Attributes</text:span></text:p>
      <text:p text:style-name="P268"/>
      <text:p text:style-name="P269"><draw:frame draw:style-name="fr7" draw:z-index="0" svg:width="16.801cm" svg:x="0.000cm" svg:y="-4.523cm" text:anchor-type="as-char"><draw:text-box fo:min-height="4.523cm"><table:table table:name="T7" table:style-name="T7" text:anchor-type="paragraph"><table:table-column table:style-name="T7.C89"/><table:table-column table:style-name="T7.C90"/><table:table-column table:style-name="T7.C91"/><table:table-column table:style-name="T7.C92"/><table:table-row table:style-name="T7.R1"><table:table-cell table:style-name="T7.R1_C0"><text:p text:style-name="P270"><text:span text:style-name="T150">DETAIL</text:span></text:p></table:table-cell><table:table-cell table:style-name="T7.R1_C1"><text:p text:style-name="P271"><text:span text:style-name="T151">LABEL</text:span></text:p></table:table-cell><table:table-cell table:style-name="T7.R1_C2"><text:p text:style-name="P272"><text:span text:style-name="T152">TYPE</text:span></text:p></table:table-cell><table:table-cell table:style-name="T7.R1_C3"><text:p text:style-name="P273"><text:span text:style-name="T153">cf</text:span></text:p></table:table-cell></table:table-row><table:table-row table:style-name="T7.R2"><table:table-cell table:style-name="T7.R2_C0"><text:p text:style-name="P274"><text:span text:style-name="T154">가고 싶어 하는지</text:span></text:p></table:table-cell><table:table-cell table:style-name="T7.R2_C1"><text:p text:style-name="P275"><text:span text:style-name="T155">wish_on</text:span></text:p></table:table-cell><table:table-cell table:style-name="T7.R2_C2"><text:p text:style-name="P276"><text:span text:style-name="T156">“0” : yes, “1” : no</text:span></text:p></table:table-cell><table:table-cell table:style-name="T7.R2_C3"><text:p text:style-name="P277"><text:span text:style-name="T157">0</text:span></text:p></table:table-cell></table:table-row><table:table-row table:style-name="T7.R3"><table:table-cell table:style-name="T7.R3_C0"><text:p text:style-name="P278"><text:span text:style-name="T158">몇 번 갔는지</text:span></text:p></table:table-cell><table:table-cell table:style-name="T7.R3_C1"><text:p text:style-name="P279"><text:span text:style-name="T159">got_in_num</text:span></text:p></table:table-cell><table:table-cell table:style-name="T7.R3_C2"><text:p text:style-name="P280"><text:span text:style-name="T160">int</text:span></text:p></table:table-cell><table:table-cell table:style-name="T7.R3_C3"><text:p text:style-name="P281"><text:span text:style-name="T161">22</text:span></text:p></table:table-cell></table:table-row><table:table-row table:style-name="T7.R4"><table:table-cell table:style-name="T7.R4_C0"><text:p text:style-name="P282"><text:span text:style-name="T162">데이터가 마지막 수정일</text:span></text:p></table:table-cell><table:table-cell table:style-name="T7.R4_C1"><text:p text:style-name="P283"><text:span text:style-name="T163">last_modified</text:span></text:p></table:table-cell><table:table-cell table:style-name="T7.R4_C2"><text:p text:style-name="P284"><text:span text:style-name="T164">date</text:span></text:p></table:table-cell><table:table-cell table:style-name="T7.R4_C3"><text:p text:style-name="P285"><text:span text:style-name="T165">“”</text:span></text:p></table:table-cell></table:table-row><table:table-row table:style-name="T7.R5"><table:table-cell table:style-name="T7.R5_C0"><text:p text:style-name="P286"/></table:table-cell><table:table-cell table:style-name="T7.R5_C1"><text:p text:style-name="P287"/></table:table-cell><table:table-cell table:style-name="T7.R5_C2"><text:p text:style-name="P288"/></table:table-cell><table:table-cell table:style-name="T7.R5_C3"><text:p text:style-name="P289"/></table:table-cell></table:table-row><table:table-row table:style-name="T7.R6"><table:table-cell table:style-name="T7.R6_C0"><text:p text:style-name="P290"/></table:table-cell><table:table-cell table:style-name="T7.R6_C1"><text:p text:style-name="P291"/></table:table-cell><table:table-cell table:style-name="T7.R6_C2"><text:p text:style-name="P292"/></table:table-cell><table:table-cell table:style-name="T7.R6_C3"><text:p text:style-name="P293"/></table:table-cell></table:table-row><table:table-row table:style-name="T7.R7"><table:table-cell table:style-name="T7.R7_C0"><text:p text:style-name="P294"/></table:table-cell><table:table-cell table:style-name="T7.R7_C1"><text:p text:style-name="P295"/></table:table-cell><table:table-cell table:style-name="T7.R7_C2"><text:p text:style-name="P296"/></table:table-cell><table:table-cell table:style-name="T7.R7_C3"><text:p text:style-name="P297"/></table:table-cell></table:table-row><table:table-row table:style-name="T7.R8"><table:table-cell table:style-name="T7.R8_C0"><text:p text:style-name="P298"/></table:table-cell><table:table-cell table:style-name="T7.R8_C1"><text:p text:style-name="P299"/></table:table-cell><table:table-cell table:style-name="T7.R8_C2"><text:p text:style-name="P300"/></table:table-cell><table:table-cell table:style-name="T7.R8_C3"><text:p text:style-name="P301"/></table:table-cell></table:table-row><table:table-row table:style-name="T7.R9"><table:table-cell table:style-name="T7.R9_C0"><text:p text:style-name="P302"/></table:table-cell><table:table-cell table:style-name="T7.R9_C1"><text:p text:style-name="P303"/></table:table-cell><table:table-cell table:style-name="T7.R9_C2"><text:p text:style-name="P304"/></table:table-cell><table:table-cell table:style-name="T7.R9_C3"><text:p text:style-name="P305"/></table:table-cell></table:table-row><table:table-row table:style-name="T7.R10"><table:table-cell table:style-name="T7.R10_C0"><text:p text:style-name="P306"/></table:table-cell><table:table-cell table:style-name="T7.R10_C1"><text:p text:style-name="P307"/></table:table-cell><table:table-cell table:style-name="T7.R10_C2"><text:p text:style-name="P308"/></table:table-cell><table:table-cell table:style-name="T7.R10_C3"><text:p text:style-name="P309"/></table:table-cell></table:table-row></table:table></draw:text-box></draw:frame></text:p>
      <text:p text:style-name="P310"/>
      <text:p text:style-name="P311"><text:span text:style-name="T166">p2i rlt Attributes</text:span></text:p>
      <text:p text:style-name="P312"/>
      <text:p text:style-name="P313"><draw:frame draw:style-name="fr8" draw:z-index="0" svg:width="16.801cm" svg:x="0.000cm" svg:y="-4.523cm" text:anchor-type="as-char"><draw:text-box fo:min-height="4.523cm"><table:table table:name="T8" table:style-name="T8" text:anchor-type="paragraph"><table:table-column table:style-name="T8.C93"/><table:table-column table:style-name="T8.C94"/><table:table-column table:style-name="T8.C95"/><table:table-column table:style-name="T8.C96"/><table:table-row table:style-name="T8.R1"><table:table-cell table:style-name="T8.R1_C0"><text:p text:style-name="P314"><text:span text:style-name="T167">DETAIL</text:span></text:p></table:table-cell><table:table-cell table:style-name="T8.R1_C1"><text:p text:style-name="P315"><text:span text:style-name="T168">LABEL</text:span></text:p></table:table-cell><table:table-cell table:style-name="T8.R1_C2"><text:p text:style-name="P316"><text:span text:style-name="T169">TYPE</text:span></text:p></table:table-cell><table:table-cell table:style-name="T8.R1_C3"><text:p text:style-name="P317"><text:span text:style-name="T170">cf</text:span></text:p></table:table-cell></table:table-row><table:table-row table:style-name="T8.R2"><table:table-cell table:style-name="T8.R2_C0"><text:p text:style-name="P318"><text:span text:style-name="T171">몇 번 먹었는지</text:span></text:p></table:table-cell><table:table-cell table:style-name="T8.R2_C1"><text:p text:style-name="P319"><text:span text:style-name="T172">get_num</text:span></text:p></table:table-cell><table:table-cell table:style-name="T8.R2_C2"><text:p text:style-name="P320"><text:span text:style-name="T173">int</text:span></text:p></table:table-cell><table:table-cell table:style-name="T8.R2_C3"><text:p text:style-name="P321"><text:span text:style-name="T174">12</text:span></text:p></table:table-cell></table:table-row><table:table-row table:style-name="T8.R3"><table:table-cell table:style-name="T8.R3_C0"><text:p text:style-name="P322"><text:span text:style-name="T175">데이터가 마지막 수정일</text:span></text:p></table:table-cell><table:table-cell table:style-name="T8.R3_C1"><text:p text:style-name="P323"><text:span text:style-name="T176">last_modified</text:span></text:p></table:table-cell><table:table-cell table:style-name="T8.R3_C2"><text:p text:style-name="P324"><text:span text:style-name="T177">date</text:span></text:p></table:table-cell><table:table-cell table:style-name="T8.R3_C3"><text:p text:style-name="P325"><text:span text:style-name="T178">“”</text:span></text:p></table:table-cell></table:table-row><table:table-row table:style-name="T8.R4"><table:table-cell table:style-name="T8.R4_C0"><text:p text:style-name="P326"/></table:table-cell><table:table-cell table:style-name="T8.R4_C1"><text:p text:style-name="P327"/></table:table-cell><table:table-cell table:style-name="T8.R4_C2"><text:p text:style-name="P328"/></table:table-cell><table:table-cell table:style-name="T8.R4_C3"><text:p text:style-name="P329"/></table:table-cell></table:table-row><table:table-row table:style-name="T8.R5"><table:table-cell table:style-name="T8.R5_C0"><text:p text:style-name="P330"/></table:table-cell><table:table-cell table:style-name="T8.R5_C1"><text:p text:style-name="P331"/></table:table-cell><table:table-cell table:style-name="T8.R5_C2"><text:p text:style-name="P332"/></table:table-cell><table:table-cell table:style-name="T8.R5_C3"><text:p text:style-name="P333"/></table:table-cell></table:table-row><table:table-row table:style-name="T8.R6"><table:table-cell table:style-name="T8.R6_C0"><text:p text:style-name="P334"/></table:table-cell><table:table-cell table:style-name="T8.R6_C1"><text:p text:style-name="P335"/></table:table-cell><table:table-cell table:style-name="T8.R6_C2"><text:p text:style-name="P336"/></table:table-cell><table:table-cell table:style-name="T8.R6_C3"><text:p text:style-name="P337"/></table:table-cell></table:table-row><table:table-row table:style-name="T8.R7"><table:table-cell table:style-name="T8.R7_C0"><text:p text:style-name="P338"/></table:table-cell><table:table-cell table:style-name="T8.R7_C1"><text:p text:style-name="P339"/></table:table-cell><table:table-cell table:style-name="T8.R7_C2"><text:p text:style-name="P340"/></table:table-cell><table:table-cell table:style-name="T8.R7_C3"><text:p text:style-name="P341"/></table:table-cell></table:table-row><table:table-row table:style-name="T8.R8"><table:table-cell table:style-name="T8.R8_C0"><text:p text:style-name="P342"/></table:table-cell><table:table-cell table:style-name="T8.R8_C1"><text:p text:style-name="P343"/></table:table-cell><table:table-cell table:style-name="T8.R8_C2"><text:p text:style-name="P344"/></table:table-cell><table:table-cell table:style-name="T8.R8_C3"><text:p text:style-name="P345"/></table:table-cell></table:table-row><table:table-row table:style-name="T8.R9"><table:table-cell table:style-name="T8.R9_C0"><text:p text:style-name="P346"/></table:table-cell><table:table-cell table:style-name="T8.R9_C1"><text:p text:style-name="P347"/></table:table-cell><table:table-cell table:style-name="T8.R9_C2"><text:p text:style-name="P348"/></table:table-cell><table:table-cell table:style-name="T8.R9_C3"><text:p text:style-name="P349"/></table:table-cell></table:table-row><table:table-row table:style-name="T8.R10"><table:table-cell table:style-name="T8.R10_C0"><text:p text:style-name="P350"/></table:table-cell><table:table-cell table:style-name="T8.R10_C1"><text:p text:style-name="P351"/></table:table-cell><table:table-cell table:style-name="T8.R10_C2"><text:p text:style-name="P352"/></table:table-cell><table:table-cell table:style-name="T8.R10_C3"><text:p text:style-name="P353"/></table:table-cell></table:table-row></table:table></draw:text-box></draw:frame></text:p>
      <text:p text:style-name="P354"><text:span text:style-name="T179">g2p rlt Attributes</text:span></text:p>
      <text:p text:style-name="P355"/>
      <text:p text:style-name="P356"><draw:frame draw:style-name="fr9" draw:z-index="0" svg:width="16.801cm" svg:x="0.000cm" svg:y="-4.523cm" text:anchor-type="as-char"><draw:text-box fo:min-height="4.523cm"><table:table table:name="T9" table:style-name="T9" text:anchor-type="paragraph"><table:table-column table:style-name="T9.C97"/><table:table-column table:style-name="T9.C98"/><table:table-column table:style-name="T9.C99"/><table:table-column table:style-name="T9.C100"/><table:table-row table:style-name="T9.R1"><table:table-cell table:style-name="T9.R1_C0"><text:p text:style-name="P357"><text:span text:style-name="T180">DETAIL</text:span></text:p></table:table-cell><table:table-cell table:style-name="T9.R1_C1"><text:p text:style-name="P358"><text:span text:style-name="T181">LABEL</text:span></text:p></table:table-cell><table:table-cell table:style-name="T9.R1_C2"><text:p text:style-name="P359"><text:span text:style-name="T182">TYPE</text:span></text:p></table:table-cell><table:table-cell table:style-name="T9.R1_C3"><text:p text:style-name="P360"><text:span text:style-name="T183">cf</text:span></text:p></table:table-cell></table:table-row><table:table-row table:style-name="T9.R2"><table:table-cell table:style-name="T9.R2_C0"><text:p text:style-name="P361"><text:span text:style-name="T184">함께 직공 구매한 횟수</text:span></text:p></table:table-cell><table:table-cell table:style-name="T9.R2_C1"><text:p text:style-name="P362"><text:span text:style-name="T185">with_num</text:span></text:p></table:table-cell><table:table-cell table:style-name="T9.R2_C2"><text:p text:style-name="P363"><text:span text:style-name="T186">int</text:span></text:p></table:table-cell><table:table-cell table:style-name="T9.R2_C3"><text:p text:style-name="P364"><text:span text:style-name="T187">12</text:span></text:p></table:table-cell></table:table-row><table:table-row table:style-name="T9.R3"><table:table-cell table:style-name="T9.R3_C0"><text:p text:style-name="P365"><text:span text:style-name="T188">데이터가 마지막 수정일</text:span></text:p></table:table-cell><table:table-cell table:style-name="T9.R3_C1"><text:p text:style-name="P366"><text:span text:style-name="T189">last_modified</text:span></text:p></table:table-cell><table:table-cell table:style-name="T9.R3_C2"><text:p text:style-name="P367"><text:span text:style-name="T190">date</text:span></text:p></table:table-cell><table:table-cell table:style-name="T9.R3_C3"><text:p text:style-name="P368"><text:span text:style-name="T191">“”</text:span></text:p></table:table-cell></table:table-row><table:table-row table:style-name="T9.R4"><table:table-cell table:style-name="T9.R4_C0"><text:p text:style-name="P369"/></table:table-cell><table:table-cell table:style-name="T9.R4_C1"><text:p text:style-name="P370"/></table:table-cell><table:table-cell table:style-name="T9.R4_C2"><text:p text:style-name="P371"/></table:table-cell><table:table-cell table:style-name="T9.R4_C3"><text:p text:style-name="P372"/></table:table-cell></table:table-row><table:table-row table:style-name="T9.R5"><table:table-cell table:style-name="T9.R5_C0"><text:p text:style-name="P373"/></table:table-cell><table:table-cell table:style-name="T9.R5_C1"><text:p text:style-name="P374"/></table:table-cell><table:table-cell table:style-name="T9.R5_C2"><text:p text:style-name="P375"/></table:table-cell><table:table-cell table:style-name="T9.R5_C3"><text:p text:style-name="P376"/></table:table-cell></table:table-row><table:table-row table:style-name="T9.R6"><table:table-cell table:style-name="T9.R6_C0"><text:p text:style-name="P377"/></table:table-cell><table:table-cell table:style-name="T9.R6_C1"><text:p text:style-name="P378"/></table:table-cell><table:table-cell table:style-name="T9.R6_C2"><text:p text:style-name="P379"/></table:table-cell><table:table-cell table:style-name="T9.R6_C3"><text:p text:style-name="P380"/></table:table-cell></table:table-row><table:table-row table:style-name="T9.R7"><table:table-cell table:style-name="T9.R7_C0"><text:p text:style-name="P381"/></table:table-cell><table:table-cell table:style-name="T9.R7_C1"><text:p text:style-name="P382"/></table:table-cell><table:table-cell table:style-name="T9.R7_C2"><text:p text:style-name="P383"/></table:table-cell><table:table-cell table:style-name="T9.R7_C3"><text:p text:style-name="P384"/></table:table-cell></table:table-row><table:table-row table:style-name="T9.R8"><table:table-cell table:style-name="T9.R8_C0"><text:p text:style-name="P385"/></table:table-cell><table:table-cell table:style-name="T9.R8_C1"><text:p text:style-name="P386"/></table:table-cell><table:table-cell table:style-name="T9.R8_C2"><text:p text:style-name="P387"/></table:table-cell><table:table-cell table:style-name="T9.R8_C3"><text:p text:style-name="P388"/></table:table-cell></table:table-row><table:table-row table:style-name="T9.R9"><table:table-cell table:style-name="T9.R9_C0"><text:p text:style-name="P389"/></table:table-cell><table:table-cell table:style-name="T9.R9_C1"><text:p text:style-name="P390"/></table:table-cell><table:table-cell table:style-name="T9.R9_C2"><text:p text:style-name="P391"/></table:table-cell><table:table-cell table:style-name="T9.R9_C3"><text:p text:style-name="P392"/></table:table-cell></table:table-row><table:table-row table:style-name="T9.R10"><table:table-cell table:style-name="T9.R10_C0"><text:p text:style-name="P393"/></table:table-cell><table:table-cell table:style-name="T9.R10_C1"><text:p text:style-name="P394"/></table:table-cell><table:table-cell table:style-name="T9.R10_C2"><text:p text:style-name="P395"/></table:table-cell><table:table-cell table:style-name="T9.R10_C3"><text:p text:style-name="P396"/></table:table-cell></table:table-row></table:table></draw:text-box></draw:frame></text:p>
      <text:p text:style-name="P397"/>
      <text:p text:style-name="P398"><text:span text:style-name="T192">g2g rlt Attributes</text:span></text:p>
      <text:p text:style-name="P399"/>
      <text:p text:style-name="P400"><draw:frame draw:style-name="fr10" draw:z-index="0" svg:width="16.801cm" svg:x="0.000cm" svg:y="-4.523cm" text:anchor-type="as-char"><draw:text-box fo:min-height="4.523cm"><table:table table:name="T10" table:style-name="T10" text:anchor-type="paragraph"><table:table-column table:style-name="T10.C101"/><table:table-column table:style-name="T10.C102"/><table:table-column table:style-name="T10.C103"/><table:table-column table:style-name="T10.C104"/><table:table-row table:style-name="T10.R1"><table:table-cell table:style-name="T10.R1_C0"><text:p text:style-name="P401"><text:span text:style-name="T193">DETAIL</text:span></text:p></table:table-cell><table:table-cell table:style-name="T10.R1_C1"><text:p text:style-name="P402"><text:span text:style-name="T194">LABEL</text:span></text:p></table:table-cell><table:table-cell table:style-name="T10.R1_C2"><text:p text:style-name="P403"><text:span text:style-name="T195">TYPE</text:span></text:p></table:table-cell><table:table-cell table:style-name="T10.R1_C3"><text:p text:style-name="P404"><text:span text:style-name="T196">cf</text:span></text:p></table:table-cell></table:table-row><table:table-row table:style-name="T10.R2"><table:table-cell table:style-name="T10.R2_C0"><text:p text:style-name="P405"><text:span text:style-name="T197">함께 직공 구매한 횟수</text:span></text:p></table:table-cell><table:table-cell table:style-name="T10.R2_C1"><text:p text:style-name="P406"><text:span text:style-name="T198">with_num</text:span></text:p></table:table-cell><table:table-cell table:style-name="T10.R2_C2"><text:p text:style-name="P407"><text:span text:style-name="T199">int</text:span></text:p></table:table-cell><table:table-cell table:style-name="T10.R2_C3"><text:p text:style-name="P408"><text:span text:style-name="T200">12</text:span></text:p></table:table-cell></table:table-row><table:table-row table:style-name="T10.R3"><table:table-cell table:style-name="T10.R3_C0"><text:p text:style-name="P409"><text:span text:style-name="T201">데이터가 마지막 수정일</text:span></text:p></table:table-cell><table:table-cell table:style-name="T10.R3_C1"><text:p text:style-name="P410"><text:span text:style-name="T202">last_modified</text:span></text:p></table:table-cell><table:table-cell table:style-name="T10.R3_C2"><text:p text:style-name="P411"><text:span text:style-name="T203">date</text:span></text:p></table:table-cell><table:table-cell table:style-name="T10.R3_C3"><text:p text:style-name="P412"><text:span text:style-name="T204">“”</text:span></text:p></table:table-cell></table:table-row><table:table-row table:style-name="T10.R4"><table:table-cell table:style-name="T10.R4_C0"><text:p text:style-name="P413"/></table:table-cell><table:table-cell table:style-name="T10.R4_C1"><text:p text:style-name="P414"/></table:table-cell><table:table-cell table:style-name="T10.R4_C2"><text:p text:style-name="P415"/></table:table-cell><table:table-cell table:style-name="T10.R4_C3"><text:p text:style-name="P416"/></table:table-cell></table:table-row><table:table-row table:style-name="T10.R5"><table:table-cell table:style-name="T10.R5_C0"><text:p text:style-name="P417"/></table:table-cell><table:table-cell table:style-name="T10.R5_C1"><text:p text:style-name="P418"/></table:table-cell><table:table-cell table:style-name="T10.R5_C2"><text:p text:style-name="P419"/></table:table-cell><table:table-cell table:style-name="T10.R5_C3"><text:p text:style-name="P420"/></table:table-cell></table:table-row><table:table-row table:style-name="T10.R6"><table:table-cell table:style-name="T10.R6_C0"><text:p text:style-name="P421"/></table:table-cell><table:table-cell table:style-name="T10.R6_C1"><text:p text:style-name="P422"/></table:table-cell><table:table-cell table:style-name="T10.R6_C2"><text:p text:style-name="P423"/></table:table-cell><table:table-cell table:style-name="T10.R6_C3"><text:p text:style-name="P424"/></table:table-cell></table:table-row><table:table-row table:style-name="T10.R7"><table:table-cell table:style-name="T10.R7_C0"><text:p text:style-name="P425"/></table:table-cell><table:table-cell table:style-name="T10.R7_C1"><text:p text:style-name="P426"/></table:table-cell><table:table-cell table:style-name="T10.R7_C2"><text:p text:style-name="P427"/></table:table-cell><table:table-cell table:style-name="T10.R7_C3"><text:p text:style-name="P428"/></table:table-cell></table:table-row><table:table-row table:style-name="T10.R8"><table:table-cell table:style-name="T10.R8_C0"><text:p text:style-name="P429"/></table:table-cell><table:table-cell table:style-name="T10.R8_C1"><text:p text:style-name="P430"/></table:table-cell><table:table-cell table:style-name="T10.R8_C2"><text:p text:style-name="P431"/></table:table-cell><table:table-cell table:style-name="T10.R8_C3"><text:p text:style-name="P432"/></table:table-cell></table:table-row><table:table-row table:style-name="T10.R9"><table:table-cell table:style-name="T10.R9_C0"><text:p text:style-name="P433"/></table:table-cell><table:table-cell table:style-name="T10.R9_C1"><text:p text:style-name="P434"/></table:table-cell><table:table-cell table:style-name="T10.R9_C2"><text:p text:style-name="P435"/></table:table-cell><table:table-cell table:style-name="T10.R9_C3"><text:p text:style-name="P436"/></table:table-cell></table:table-row><table:table-row table:style-name="T10.R10"><table:table-cell table:style-name="T10.R10_C0"><text:p text:style-name="P437"/></table:table-cell><table:table-cell table:style-name="T10.R10_C1"><text:p text:style-name="P438"/></table:table-cell><table:table-cell table:style-name="T10.R10_C2"><text:p text:style-name="P439"/></table:table-cell><table:table-cell table:style-name="T10.R10_C3"><text:p text:style-name="P440"/></table:table-cell></table:table-row></table:table></draw:text-box></draw:frame></text:p>
      <text:p text:style-name="P441"/>
      <text:p text:style-name="P442"><text:span text:style-name="T205">g2s rlt Attributes</text:span></text:p>
      <text:p text:style-name="P443"/>
      <text:p text:style-name="P444"><draw:frame draw:style-name="fr11" draw:z-index="0" svg:width="16.801cm" svg:x="0.000cm" svg:y="-4.523cm" text:anchor-type="as-char"><draw:text-box fo:min-height="4.523cm"><table:table table:name="T11" table:style-name="T11" text:anchor-type="paragraph"><table:table-column table:style-name="T11.C105"/><table:table-column table:style-name="T11.C106"/><table:table-column table:style-name="T11.C107"/><table:table-column table:style-name="T11.C108"/><table:table-row table:style-name="T11.R1"><table:table-cell table:style-name="T11.R1_C0"><text:p text:style-name="P445"><text:span text:style-name="T206">DETAIL</text:span></text:p></table:table-cell><table:table-cell table:style-name="T11.R1_C1"><text:p text:style-name="P446"><text:span text:style-name="T207">LABEL</text:span></text:p></table:table-cell><table:table-cell table:style-name="T11.R1_C2"><text:p text:style-name="P447"><text:span text:style-name="T208">TYPE</text:span></text:p></table:table-cell><table:table-cell table:style-name="T11.R1_C3"><text:p text:style-name="P448"><text:span text:style-name="T209">cf</text:span></text:p></table:table-cell></table:table-row><table:table-row table:style-name="T11.R2"><table:table-cell table:style-name="T11.R2_C0"><text:p text:style-name="P449"><text:span text:style-name="T210">함께 직공 구매한 횟수</text:span></text:p></table:table-cell><table:table-cell table:style-name="T11.R2_C1"><text:p text:style-name="P450"><text:span text:style-name="T211">with_num</text:span></text:p></table:table-cell><table:table-cell table:style-name="T11.R2_C2"><text:p text:style-name="P451"><text:span text:style-name="T212">int</text:span></text:p></table:table-cell><table:table-cell table:style-name="T11.R2_C3"><text:p text:style-name="P452"><text:span text:style-name="T213">12</text:span></text:p></table:table-cell></table:table-row><table:table-row table:style-name="T11.R3"><table:table-cell table:style-name="T11.R3_C0"><text:p text:style-name="P453"><text:span text:style-name="T214">데이터가 마지막 수정일</text:span></text:p></table:table-cell><table:table-cell table:style-name="T11.R3_C1"><text:p text:style-name="P454"><text:span text:style-name="T215">last_modified</text:span></text:p></table:table-cell><table:table-cell table:style-name="T11.R3_C2"><text:p text:style-name="P455"><text:span text:style-name="T216">date</text:span></text:p></table:table-cell><table:table-cell table:style-name="T11.R3_C3"><text:p text:style-name="P456"><text:span text:style-name="T217">“”</text:span></text:p></table:table-cell></table:table-row><table:table-row table:style-name="T11.R4"><table:table-cell table:style-name="T11.R4_C0"><text:p text:style-name="P457"/></table:table-cell><table:table-cell table:style-name="T11.R4_C1"><text:p text:style-name="P458"/></table:table-cell><table:table-cell table:style-name="T11.R4_C2"><text:p text:style-name="P459"/></table:table-cell><table:table-cell table:style-name="T11.R4_C3"><text:p text:style-name="P460"/></table:table-cell></table:table-row><table:table-row table:style-name="T11.R5"><table:table-cell table:style-name="T11.R5_C0"><text:p text:style-name="P461"/></table:table-cell><table:table-cell table:style-name="T11.R5_C1"><text:p text:style-name="P462"/></table:table-cell><table:table-cell table:style-name="T11.R5_C2"><text:p text:style-name="P463"/></table:table-cell><table:table-cell table:style-name="T11.R5_C3"><text:p text:style-name="P464"/></table:table-cell></table:table-row><table:table-row table:style-name="T11.R6"><table:table-cell table:style-name="T11.R6_C0"><text:p text:style-name="P465"/></table:table-cell><table:table-cell table:style-name="T11.R6_C1"><text:p text:style-name="P466"/></table:table-cell><table:table-cell table:style-name="T11.R6_C2"><text:p text:style-name="P467"/></table:table-cell><table:table-cell table:style-name="T11.R6_C3"><text:p text:style-name="P468"/></table:table-cell></table:table-row><table:table-row table:style-name="T11.R7"><table:table-cell table:style-name="T11.R7_C0"><text:p text:style-name="P469"/></table:table-cell><table:table-cell table:style-name="T11.R7_C1"><text:p text:style-name="P470"/></table:table-cell><table:table-cell table:style-name="T11.R7_C2"><text:p text:style-name="P471"/></table:table-cell><table:table-cell table:style-name="T11.R7_C3"><text:p text:style-name="P472"/></table:table-cell></table:table-row><table:table-row table:style-name="T11.R8"><table:table-cell table:style-name="T11.R8_C0"><text:p text:style-name="P473"/></table:table-cell><table:table-cell table:style-name="T11.R8_C1"><text:p text:style-name="P474"/></table:table-cell><table:table-cell table:style-name="T11.R8_C2"><text:p text:style-name="P475"/></table:table-cell><table:table-cell table:style-name="T11.R8_C3"><text:p text:style-name="P476"/></table:table-cell></table:table-row><table:table-row table:style-name="T11.R9"><table:table-cell table:style-name="T11.R9_C0"><text:p text:style-name="P477"/></table:table-cell><table:table-cell table:style-name="T11.R9_C1"><text:p text:style-name="P478"/></table:table-cell><table:table-cell table:style-name="T11.R9_C2"><text:p text:style-name="P479"/></table:table-cell><table:table-cell table:style-name="T11.R9_C3"><text:p text:style-name="P480"/></table:table-cell></table:table-row><table:table-row table:style-name="T11.R10"><table:table-cell table:style-name="T11.R10_C0"><text:p text:style-name="P481"/></table:table-cell><table:table-cell table:style-name="T11.R10_C1"><text:p text:style-name="P482"/></table:table-cell><table:table-cell table:style-name="T11.R10_C2"><text:p text:style-name="P483"/></table:table-cell><table:table-cell table:style-name="T11.R10_C3"><text:p text:style-name="P484"/></table:table-cell></table:table-row></table:table></draw:text-box></draw:frame></text:p>
      <text:p text:style-name="P485"/>
      <text:p text:style-name="P486"><text:span text:style-name="T218">g2i rlt Attributes</text:span></text:p>
      <text:p text:style-name="P487"/>
      <text:p text:style-name="P488"><draw:frame draw:style-name="fr12" draw:z-index="0" svg:width="16.801cm" svg:x="0.000cm" svg:y="-4.523cm" text:anchor-type="as-char"><draw:text-box fo:min-height="4.523cm"><table:table table:name="T12" table:style-name="T12" text:anchor-type="paragraph"><table:table-column table:style-name="T12.C109"/><table:table-column table:style-name="T12.C110"/><table:table-column table:style-name="T12.C111"/><table:table-column table:style-name="T12.C112"/><table:table-row table:style-name="T12.R1"><table:table-cell table:style-name="T12.R1_C0"><text:p text:style-name="P489"><text:span text:style-name="T219">DETAIL</text:span></text:p></table:table-cell><table:table-cell table:style-name="T12.R1_C1"><text:p text:style-name="P490"><text:span text:style-name="T220">LABEL</text:span></text:p></table:table-cell><table:table-cell table:style-name="T12.R1_C2"><text:p text:style-name="P491"><text:span text:style-name="T221">TYPE</text:span></text:p></table:table-cell><table:table-cell table:style-name="T12.R1_C3"><text:p text:style-name="P492"><text:span text:style-name="T222">cf</text:span></text:p></table:table-cell></table:table-row><table:table-row table:style-name="T12.R2"><table:table-cell table:style-name="T12.R2_C0"><text:p text:style-name="P493"><text:span text:style-name="T223">함께 직공 구매한 횟수</text:span></text:p></table:table-cell><table:table-cell table:style-name="T12.R2_C1"><text:p text:style-name="P494"><text:span text:style-name="T224">with_num</text:span></text:p></table:table-cell><table:table-cell table:style-name="T12.R2_C2"><text:p text:style-name="P495"><text:span text:style-name="T225">int</text:span></text:p></table:table-cell><table:table-cell table:style-name="T12.R2_C3"><text:p text:style-name="P496"><text:span text:style-name="T226">12</text:span></text:p></table:table-cell></table:table-row><table:table-row table:style-name="T12.R3"><table:table-cell table:style-name="T12.R3_C0"><text:p text:style-name="P497"><text:span text:style-name="T227">데이터가 마지막 수정일</text:span></text:p></table:table-cell><table:table-cell table:style-name="T12.R3_C1"><text:p text:style-name="P498"><text:span text:style-name="T228">last_modified</text:span></text:p></table:table-cell><table:table-cell table:style-name="T12.R3_C2"><text:p text:style-name="P499"><text:span text:style-name="T229">date</text:span></text:p></table:table-cell><table:table-cell table:style-name="T12.R3_C3"><text:p text:style-name="P500"><text:span text:style-name="T230">“”</text:span></text:p></table:table-cell></table:table-row><table:table-row table:style-name="T12.R4"><table:table-cell table:style-name="T12.R4_C0"><text:p text:style-name="P501"/></table:table-cell><table:table-cell table:style-name="T12.R4_C1"><text:p text:style-name="P502"/></table:table-cell><table:table-cell table:style-name="T12.R4_C2"><text:p text:style-name="P503"/></table:table-cell><table:table-cell table:style-name="T12.R4_C3"><text:p text:style-name="P504"/></table:table-cell></table:table-row><table:table-row table:style-name="T12.R5"><table:table-cell table:style-name="T12.R5_C0"><text:p text:style-name="P505"/></table:table-cell><table:table-cell table:style-name="T12.R5_C1"><text:p text:style-name="P506"/></table:table-cell><table:table-cell table:style-name="T12.R5_C2"><text:p text:style-name="P507"/></table:table-cell><table:table-cell table:style-name="T12.R5_C3"><text:p text:style-name="P508"/></table:table-cell></table:table-row><table:table-row table:style-name="T12.R6"><table:table-cell table:style-name="T12.R6_C0"><text:p text:style-name="P509"/></table:table-cell><table:table-cell table:style-name="T12.R6_C1"><text:p text:style-name="P510"/></table:table-cell><table:table-cell table:style-name="T12.R6_C2"><text:p text:style-name="P511"/></table:table-cell><table:table-cell table:style-name="T12.R6_C3"><text:p text:style-name="P512"/></table:table-cell></table:table-row><table:table-row table:style-name="T12.R7"><table:table-cell table:style-name="T12.R7_C0"><text:p text:style-name="P513"/></table:table-cell><table:table-cell table:style-name="T12.R7_C1"><text:p text:style-name="P514"/></table:table-cell><table:table-cell table:style-name="T12.R7_C2"><text:p text:style-name="P515"/></table:table-cell><table:table-cell table:style-name="T12.R7_C3"><text:p text:style-name="P516"/></table:table-cell></table:table-row><table:table-row table:style-name="T12.R8"><table:table-cell table:style-name="T12.R8_C0"><text:p text:style-name="P517"/></table:table-cell><table:table-cell table:style-name="T12.R8_C1"><text:p text:style-name="P518"/></table:table-cell><table:table-cell table:style-name="T12.R8_C2"><text:p text:style-name="P519"/></table:table-cell><table:table-cell table:style-name="T12.R8_C3"><text:p text:style-name="P520"/></table:table-cell></table:table-row><table:table-row table:style-name="T12.R9"><table:table-cell table:style-name="T12.R9_C0"><text:p text:style-name="P521"/></table:table-cell><table:table-cell table:style-name="T12.R9_C1"><text:p text:style-name="P522"/></table:table-cell><table:table-cell table:style-name="T12.R9_C2"><text:p text:style-name="P523"/></table:table-cell><table:table-cell table:style-name="T12.R9_C3"><text:p text:style-name="P524"/></table:table-cell></table:table-row><table:table-row table:style-name="T12.R10"><table:table-cell table:style-name="T12.R10_C0"><text:p text:style-name="P525"/></table:table-cell><table:table-cell table:style-name="T12.R10_C1"><text:p text:style-name="P526"/></table:table-cell><table:table-cell table:style-name="T12.R10_C2"><text:p text:style-name="P527"/></table:table-cell><table:table-cell table:style-name="T12.R10_C3"><text:p text:style-name="P528"/></table:table-cell></table:table-row></table:table></draw:text-box></draw:frame></text:p>
      <text:p text:style-name="P529"><text:span text:style-name="T231">s2p rlt Attributes</text:span></text:p>
      <text:p text:style-name="P530"/>
      <text:p text:style-name="P531"><draw:frame draw:style-name="fr13" draw:z-index="0" svg:width="16.801cm" svg:x="0.000cm" svg:y="-4.523cm" text:anchor-type="as-char"><draw:text-box fo:min-height="4.523cm"><table:table table:name="T13" table:style-name="T13" text:anchor-type="paragraph"><table:table-column table:style-name="T13.C113"/><table:table-column table:style-name="T13.C114"/><table:table-column table:style-name="T13.C115"/><table:table-column table:style-name="T13.C116"/><table:table-row table:style-name="T13.R1"><table:table-cell table:style-name="T13.R1_C0"><text:p text:style-name="P532"><text:span text:style-name="T232">DETAIL</text:span></text:p></table:table-cell><table:table-cell table:style-name="T13.R1_C1"><text:p text:style-name="P533"><text:span text:style-name="T233">LABEL</text:span></text:p></table:table-cell><table:table-cell table:style-name="T13.R1_C2"><text:p text:style-name="P534"><text:span text:style-name="T234">TYPE</text:span></text:p></table:table-cell><table:table-cell table:style-name="T13.R1_C3"><text:p text:style-name="P535"><text:span text:style-name="T235">cf</text:span></text:p></table:table-cell></table:table-row><table:table-row table:style-name="T13.R2"><table:table-cell table:style-name="T13.R2_C0"><text:p text:style-name="P536"><text:span text:style-name="T236">함께 직공 구매한 횟수</text:span></text:p></table:table-cell><table:table-cell table:style-name="T13.R2_C1"><text:p text:style-name="P537"><text:span text:style-name="T237">with_num</text:span></text:p></table:table-cell><table:table-cell table:style-name="T13.R2_C2"><text:p text:style-name="P538"><text:span text:style-name="T238">int</text:span></text:p></table:table-cell><table:table-cell table:style-name="T13.R2_C3"><text:p text:style-name="P539"><text:span text:style-name="T239">12</text:span></text:p></table:table-cell></table:table-row><table:table-row table:style-name="T13.R3"><table:table-cell table:style-name="T13.R3_C0"><text:p text:style-name="P540"><text:span text:style-name="T240">데이터가 마지막 수정일</text:span></text:p></table:table-cell><table:table-cell table:style-name="T13.R3_C1"><text:p text:style-name="P541"><text:span text:style-name="T241">last_modified</text:span></text:p></table:table-cell><table:table-cell table:style-name="T13.R3_C2"><text:p text:style-name="P542"><text:span text:style-name="T242">date</text:span></text:p></table:table-cell><table:table-cell table:style-name="T13.R3_C3"><text:p text:style-name="P543"><text:span text:style-name="T243">“”</text:span></text:p></table:table-cell></table:table-row><table:table-row table:style-name="T13.R4"><table:table-cell table:style-name="T13.R4_C0"><text:p text:style-name="P544"/></table:table-cell><table:table-cell table:style-name="T13.R4_C1"><text:p text:style-name="P545"/></table:table-cell><table:table-cell table:style-name="T13.R4_C2"><text:p text:style-name="P546"/></table:table-cell><table:table-cell table:style-name="T13.R4_C3"><text:p text:style-name="P547"/></table:table-cell></table:table-row><table:table-row table:style-name="T13.R5"><table:table-cell table:style-name="T13.R5_C0"><text:p text:style-name="P548"/></table:table-cell><table:table-cell table:style-name="T13.R5_C1"><text:p text:style-name="P549"/></table:table-cell><table:table-cell table:style-name="T13.R5_C2"><text:p text:style-name="P550"/></table:table-cell><table:table-cell table:style-name="T13.R5_C3"><text:p text:style-name="P551"/></table:table-cell></table:table-row><table:table-row table:style-name="T13.R6"><table:table-cell table:style-name="T13.R6_C0"><text:p text:style-name="P552"/></table:table-cell><table:table-cell table:style-name="T13.R6_C1"><text:p text:style-name="P553"/></table:table-cell><table:table-cell table:style-name="T13.R6_C2"><text:p text:style-name="P554"/></table:table-cell><table:table-cell table:style-name="T13.R6_C3"><text:p text:style-name="P555"/></table:table-cell></table:table-row><table:table-row table:style-name="T13.R7"><table:table-cell table:style-name="T13.R7_C0"><text:p text:style-name="P556"/></table:table-cell><table:table-cell table:style-name="T13.R7_C1"><text:p text:style-name="P557"/></table:table-cell><table:table-cell table:style-name="T13.R7_C2"><text:p text:style-name="P558"/></table:table-cell><table:table-cell table:style-name="T13.R7_C3"><text:p text:style-name="P559"/></table:table-cell></table:table-row><table:table-row table:style-name="T13.R8"><table:table-cell table:style-name="T13.R8_C0"><text:p text:style-name="P560"/></table:table-cell><table:table-cell table:style-name="T13.R8_C1"><text:p text:style-name="P561"/></table:table-cell><table:table-cell table:style-name="T13.R8_C2"><text:p text:style-name="P562"/></table:table-cell><table:table-cell table:style-name="T13.R8_C3"><text:p text:style-name="P563"/></table:table-cell></table:table-row><table:table-row table:style-name="T13.R9"><table:table-cell table:style-name="T13.R9_C0"><text:p text:style-name="P564"/></table:table-cell><table:table-cell table:style-name="T13.R9_C1"><text:p text:style-name="P565"/></table:table-cell><table:table-cell table:style-name="T13.R9_C2"><text:p text:style-name="P566"/></table:table-cell><table:table-cell table:style-name="T13.R9_C3"><text:p text:style-name="P567"/></table:table-cell></table:table-row><table:table-row table:style-name="T13.R10"><table:table-cell table:style-name="T13.R10_C0"><text:p text:style-name="P568"/></table:table-cell><table:table-cell table:style-name="T13.R10_C1"><text:p text:style-name="P569"/></table:table-cell><table:table-cell table:style-name="T13.R10_C2"><text:p text:style-name="P570"/></table:table-cell><table:table-cell table:style-name="T13.R10_C3"><text:p text:style-name="P571"/></table:table-cell></table:table-row></table:table></draw:text-box></draw:frame></text:p>
      <text:p text:style-name="P572"/>
      <text:p text:style-name="P573"><text:span text:style-name="T244">s2g rlt Attributes</text:span></text:p>
      <text:p text:style-name="P574"/>
      <text:p text:style-name="P575"><draw:frame draw:style-name="fr14" draw:z-index="0" svg:width="16.801cm" svg:x="0.000cm" svg:y="-4.523cm" text:anchor-type="as-char"><draw:text-box fo:min-height="4.523cm"><table:table table:name="T14" table:style-name="T14" text:anchor-type="paragraph"><table:table-column table:style-name="T14.C117"/><table:table-column table:style-name="T14.C118"/><table:table-column table:style-name="T14.C119"/><table:table-column table:style-name="T14.C120"/><table:table-row table:style-name="T14.R1"><table:table-cell table:style-name="T14.R1_C0"><text:p text:style-name="P576"><text:span text:style-name="T245">DETAIL</text:span></text:p></table:table-cell><table:table-cell table:style-name="T14.R1_C1"><text:p text:style-name="P577"><text:span text:style-name="T246">LABEL</text:span></text:p></table:table-cell><table:table-cell table:style-name="T14.R1_C2"><text:p text:style-name="P578"><text:span text:style-name="T247">TYPE</text:span></text:p></table:table-cell><table:table-cell table:style-name="T14.R1_C3"><text:p text:style-name="P579"><text:span text:style-name="T248">cf</text:span></text:p></table:table-cell></table:table-row><table:table-row table:style-name="T14.R2"><table:table-cell table:style-name="T14.R2_C0"><text:p text:style-name="P580"><text:span text:style-name="T249">함께 직공 구매한 횟수</text:span></text:p></table:table-cell><table:table-cell table:style-name="T14.R2_C1"><text:p text:style-name="P581"><text:span text:style-name="T250">with_num</text:span></text:p></table:table-cell><table:table-cell table:style-name="T14.R2_C2"><text:p text:style-name="P582"><text:span text:style-name="T251">int</text:span></text:p></table:table-cell><table:table-cell table:style-name="T14.R2_C3"><text:p text:style-name="P583"><text:span text:style-name="T252">12</text:span></text:p></table:table-cell></table:table-row><table:table-row table:style-name="T14.R3"><table:table-cell table:style-name="T14.R3_C0"><text:p text:style-name="P584"><text:span text:style-name="T253">데이터가 마지막 수정일</text:span></text:p></table:table-cell><table:table-cell table:style-name="T14.R3_C1"><text:p text:style-name="P585"><text:span text:style-name="T254">last_modified</text:span></text:p></table:table-cell><table:table-cell table:style-name="T14.R3_C2"><text:p text:style-name="P586"><text:span text:style-name="T255">date</text:span></text:p></table:table-cell><table:table-cell table:style-name="T14.R3_C3"><text:p text:style-name="P587"><text:span text:style-name="T256">“”</text:span></text:p></table:table-cell></table:table-row><table:table-row table:style-name="T14.R4"><table:table-cell table:style-name="T14.R4_C0"><text:p text:style-name="P588"/></table:table-cell><table:table-cell table:style-name="T14.R4_C1"><text:p text:style-name="P589"/></table:table-cell><table:table-cell table:style-name="T14.R4_C2"><text:p text:style-name="P590"/></table:table-cell><table:table-cell table:style-name="T14.R4_C3"><text:p text:style-name="P591"/></table:table-cell></table:table-row><table:table-row table:style-name="T14.R5"><table:table-cell table:style-name="T14.R5_C0"><text:p text:style-name="P592"/></table:table-cell><table:table-cell table:style-name="T14.R5_C1"><text:p text:style-name="P593"/></table:table-cell><table:table-cell table:style-name="T14.R5_C2"><text:p text:style-name="P594"/></table:table-cell><table:table-cell table:style-name="T14.R5_C3"><text:p text:style-name="P595"/></table:table-cell></table:table-row><table:table-row table:style-name="T14.R6"><table:table-cell table:style-name="T14.R6_C0"><text:p text:style-name="P596"/></table:table-cell><table:table-cell table:style-name="T14.R6_C1"><text:p text:style-name="P597"/></table:table-cell><table:table-cell table:style-name="T14.R6_C2"><text:p text:style-name="P598"/></table:table-cell><table:table-cell table:style-name="T14.R6_C3"><text:p text:style-name="P599"/></table:table-cell></table:table-row><table:table-row table:style-name="T14.R7"><table:table-cell table:style-name="T14.R7_C0"><text:p text:style-name="P600"/></table:table-cell><table:table-cell table:style-name="T14.R7_C1"><text:p text:style-name="P601"/></table:table-cell><table:table-cell table:style-name="T14.R7_C2"><text:p text:style-name="P602"/></table:table-cell><table:table-cell table:style-name="T14.R7_C3"><text:p text:style-name="P603"/></table:table-cell></table:table-row><table:table-row table:style-name="T14.R8"><table:table-cell table:style-name="T14.R8_C0"><text:p text:style-name="P604"/></table:table-cell><table:table-cell table:style-name="T14.R8_C1"><text:p text:style-name="P605"/></table:table-cell><table:table-cell table:style-name="T14.R8_C2"><text:p text:style-name="P606"/></table:table-cell><table:table-cell table:style-name="T14.R8_C3"><text:p text:style-name="P607"/></table:table-cell></table:table-row><table:table-row table:style-name="T14.R9"><table:table-cell table:style-name="T14.R9_C0"><text:p text:style-name="P608"/></table:table-cell><table:table-cell table:style-name="T14.R9_C1"><text:p text:style-name="P609"/></table:table-cell><table:table-cell table:style-name="T14.R9_C2"><text:p text:style-name="P610"/></table:table-cell><table:table-cell table:style-name="T14.R9_C3"><text:p text:style-name="P611"/></table:table-cell></table:table-row><table:table-row table:style-name="T14.R10"><table:table-cell table:style-name="T14.R10_C0"><text:p text:style-name="P612"/></table:table-cell><table:table-cell table:style-name="T14.R10_C1"><text:p text:style-name="P613"/></table:table-cell><table:table-cell table:style-name="T14.R10_C2"><text:p text:style-name="P614"/></table:table-cell><table:table-cell table:style-name="T14.R10_C3"><text:p text:style-name="P615"/></table:table-cell></table:table-row></table:table></draw:text-box></draw:frame></text:p>
      <text:p text:style-name="P616"/>
      <text:p text:style-name="P617"><text:span text:style-name="T257">s2s rlt Attributes</text:span></text:p>
      <text:p text:style-name="P618"/>
      <text:p text:style-name="P619"><draw:frame draw:style-name="fr15" draw:z-index="0" svg:width="16.801cm" svg:x="0.000cm" svg:y="-4.523cm" text:anchor-type="as-char"><draw:text-box fo:min-height="4.523cm"><table:table table:name="T15" table:style-name="T15" text:anchor-type="paragraph"><table:table-column table:style-name="T15.C121"/><table:table-column table:style-name="T15.C122"/><table:table-column table:style-name="T15.C123"/><table:table-column table:style-name="T15.C124"/><table:table-row table:style-name="T15.R1"><table:table-cell table:style-name="T15.R1_C0"><text:p text:style-name="P620"><text:span text:style-name="T258">DETAIL</text:span></text:p></table:table-cell><table:table-cell table:style-name="T15.R1_C1"><text:p text:style-name="P621"><text:span text:style-name="T259">LABEL</text:span></text:p></table:table-cell><table:table-cell table:style-name="T15.R1_C2"><text:p text:style-name="P622"><text:span text:style-name="T260">TYPE</text:span></text:p></table:table-cell><table:table-cell table:style-name="T15.R1_C3"><text:p text:style-name="P623"><text:span text:style-name="T261">cf</text:span></text:p></table:table-cell></table:table-row><table:table-row table:style-name="T15.R2"><table:table-cell table:style-name="T15.R2_C0"><text:p text:style-name="P624"><text:span text:style-name="T262">함께 직공 구매한 횟수</text:span></text:p></table:table-cell><table:table-cell table:style-name="T15.R2_C1"><text:p text:style-name="P625"><text:span text:style-name="T263">with_num</text:span></text:p></table:table-cell><table:table-cell table:style-name="T15.R2_C2"><text:p text:style-name="P626"><text:span text:style-name="T264">int</text:span></text:p></table:table-cell><table:table-cell table:style-name="T15.R2_C3"><text:p text:style-name="P627"><text:span text:style-name="T265">12</text:span></text:p></table:table-cell></table:table-row><table:table-row table:style-name="T15.R3"><table:table-cell table:style-name="T15.R3_C0"><text:p text:style-name="P628"><text:span text:style-name="T266">데이터가 마지막 수정일</text:span></text:p></table:table-cell><table:table-cell table:style-name="T15.R3_C1"><text:p text:style-name="P629"><text:span text:style-name="T267">last_modified</text:span></text:p></table:table-cell><table:table-cell table:style-name="T15.R3_C2"><text:p text:style-name="P630"><text:span text:style-name="T268">date</text:span></text:p></table:table-cell><table:table-cell table:style-name="T15.R3_C3"><text:p text:style-name="P631"><text:span text:style-name="T269">“”</text:span></text:p></table:table-cell></table:table-row><table:table-row table:style-name="T15.R4"><table:table-cell table:style-name="T15.R4_C0"><text:p text:style-name="P632"/></table:table-cell><table:table-cell table:style-name="T15.R4_C1"><text:p text:style-name="P633"/></table:table-cell><table:table-cell table:style-name="T15.R4_C2"><text:p text:style-name="P634"/></table:table-cell><table:table-cell table:style-name="T15.R4_C3"><text:p text:style-name="P635"/></table:table-cell></table:table-row><table:table-row table:style-name="T15.R5"><table:table-cell table:style-name="T15.R5_C0"><text:p text:style-name="P636"/></table:table-cell><table:table-cell table:style-name="T15.R5_C1"><text:p text:style-name="P637"/></table:table-cell><table:table-cell table:style-name="T15.R5_C2"><text:p text:style-name="P638"/></table:table-cell><table:table-cell table:style-name="T15.R5_C3"><text:p text:style-name="P639"/></table:table-cell></table:table-row><table:table-row table:style-name="T15.R6"><table:table-cell table:style-name="T15.R6_C0"><text:p text:style-name="P640"/></table:table-cell><table:table-cell table:style-name="T15.R6_C1"><text:p text:style-name="P641"/></table:table-cell><table:table-cell table:style-name="T15.R6_C2"><text:p text:style-name="P642"/></table:table-cell><table:table-cell table:style-name="T15.R6_C3"><text:p text:style-name="P643"/></table:table-cell></table:table-row><table:table-row table:style-name="T15.R7"><table:table-cell table:style-name="T15.R7_C0"><text:p text:style-name="P644"/></table:table-cell><table:table-cell table:style-name="T15.R7_C1"><text:p text:style-name="P645"/></table:table-cell><table:table-cell table:style-name="T15.R7_C2"><text:p text:style-name="P646"/></table:table-cell><table:table-cell table:style-name="T15.R7_C3"><text:p text:style-name="P647"/></table:table-cell></table:table-row><table:table-row table:style-name="T15.R8"><table:table-cell table:style-name="T15.R8_C0"><text:p text:style-name="P648"/></table:table-cell><table:table-cell table:style-name="T15.R8_C1"><text:p text:style-name="P649"/></table:table-cell><table:table-cell table:style-name="T15.R8_C2"><text:p text:style-name="P650"/></table:table-cell><table:table-cell table:style-name="T15.R8_C3"><text:p text:style-name="P651"/></table:table-cell></table:table-row><table:table-row table:style-name="T15.R9"><table:table-cell table:style-name="T15.R9_C0"><text:p text:style-name="P652"/></table:table-cell><table:table-cell table:style-name="T15.R9_C1"><text:p text:style-name="P653"/></table:table-cell><table:table-cell table:style-name="T15.R9_C2"><text:p text:style-name="P654"/></table:table-cell><table:table-cell table:style-name="T15.R9_C3"><text:p text:style-name="P655"/></table:table-cell></table:table-row><table:table-row table:style-name="T15.R10"><table:table-cell table:style-name="T15.R10_C0"><text:p text:style-name="P656"/></table:table-cell><table:table-cell table:style-name="T15.R10_C1"><text:p text:style-name="P657"/></table:table-cell><table:table-cell table:style-name="T15.R10_C2"><text:p text:style-name="P658"/></table:table-cell><table:table-cell table:style-name="T15.R10_C3"><text:p text:style-name="P659"/></table:table-cell></table:table-row></table:table></draw:text-box></draw:frame></text:p>
      <text:p text:style-name="P660"/>
      <text:p text:style-name="P661"><text:span text:style-name="T270">s2i rlt Attributes</text:span></text:p>
      <text:p text:style-name="P662"/>
      <text:p text:style-name="P663"><draw:frame draw:style-name="fr16" draw:z-index="0" svg:width="16.801cm" svg:x="0.000cm" svg:y="-4.523cm" text:anchor-type="as-char"><draw:text-box fo:min-height="4.523cm"><table:table table:name="T16" table:style-name="T16" text:anchor-type="paragraph"><table:table-column table:style-name="T16.C125"/><table:table-column table:style-name="T16.C126"/><table:table-column table:style-name="T16.C127"/><table:table-column table:style-name="T16.C128"/><table:table-row table:style-name="T16.R1"><table:table-cell table:style-name="T16.R1_C0"><text:p text:style-name="P664"><text:span text:style-name="T271">DETAIL</text:span></text:p></table:table-cell><table:table-cell table:style-name="T16.R1_C1"><text:p text:style-name="P665"><text:span text:style-name="T272">LABEL</text:span></text:p></table:table-cell><table:table-cell table:style-name="T16.R1_C2"><text:p text:style-name="P666"><text:span text:style-name="T273">TYPE</text:span></text:p></table:table-cell><table:table-cell table:style-name="T16.R1_C3"><text:p text:style-name="P667"><text:span text:style-name="T274">cf</text:span></text:p></table:table-cell></table:table-row><table:table-row table:style-name="T16.R2"><table:table-cell table:style-name="T16.R2_C0"><text:p text:style-name="P668"><text:span text:style-name="T275">함께 직공 구매한 횟수</text:span></text:p></table:table-cell><table:table-cell table:style-name="T16.R2_C1"><text:p text:style-name="P669"><text:span text:style-name="T276">with_num</text:span></text:p></table:table-cell><table:table-cell table:style-name="T16.R2_C2"><text:p text:style-name="P670"><text:span text:style-name="T277">int</text:span></text:p></table:table-cell><table:table-cell table:style-name="T16.R2_C3"><text:p text:style-name="P671"><text:span text:style-name="T278">12</text:span></text:p></table:table-cell></table:table-row><table:table-row table:style-name="T16.R3"><table:table-cell table:style-name="T16.R3_C0"><text:p text:style-name="P672"><text:span text:style-name="T279">데이터가 마지막 수정일</text:span></text:p></table:table-cell><table:table-cell table:style-name="T16.R3_C1"><text:p text:style-name="P673"><text:span text:style-name="T280">last_modified</text:span></text:p></table:table-cell><table:table-cell table:style-name="T16.R3_C2"><text:p text:style-name="P674"><text:span text:style-name="T281">date</text:span></text:p></table:table-cell><table:table-cell table:style-name="T16.R3_C3"><text:p text:style-name="P675"><text:span text:style-name="T282">“”</text:span></text:p></table:table-cell></table:table-row><table:table-row table:style-name="T16.R4"><table:table-cell table:style-name="T16.R4_C0"><text:p text:style-name="P676"/></table:table-cell><table:table-cell table:style-name="T16.R4_C1"><text:p text:style-name="P677"/></table:table-cell><table:table-cell table:style-name="T16.R4_C2"><text:p text:style-name="P678"/></table:table-cell><table:table-cell table:style-name="T16.R4_C3"><text:p text:style-name="P679"/></table:table-cell></table:table-row><table:table-row table:style-name="T16.R5"><table:table-cell table:style-name="T16.R5_C0"><text:p text:style-name="P680"/></table:table-cell><table:table-cell table:style-name="T16.R5_C1"><text:p text:style-name="P681"/></table:table-cell><table:table-cell table:style-name="T16.R5_C2"><text:p text:style-name="P682"/></table:table-cell><table:table-cell table:style-name="T16.R5_C3"><text:p text:style-name="P683"/></table:table-cell></table:table-row><table:table-row table:style-name="T16.R6"><table:table-cell table:style-name="T16.R6_C0"><text:p text:style-name="P684"/></table:table-cell><table:table-cell table:style-name="T16.R6_C1"><text:p text:style-name="P685"/></table:table-cell><table:table-cell table:style-name="T16.R6_C2"><text:p text:style-name="P686"/></table:table-cell><table:table-cell table:style-name="T16.R6_C3"><text:p text:style-name="P687"/></table:table-cell></table:table-row><table:table-row table:style-name="T16.R7"><table:table-cell table:style-name="T16.R7_C0"><text:p text:style-name="P688"/></table:table-cell><table:table-cell table:style-name="T16.R7_C1"><text:p text:style-name="P689"/></table:table-cell><table:table-cell table:style-name="T16.R7_C2"><text:p text:style-name="P690"/></table:table-cell><table:table-cell table:style-name="T16.R7_C3"><text:p text:style-name="P691"/></table:table-cell></table:table-row><table:table-row table:style-name="T16.R8"><table:table-cell table:style-name="T16.R8_C0"><text:p text:style-name="P692"/></table:table-cell><table:table-cell table:style-name="T16.R8_C1"><text:p text:style-name="P693"/></table:table-cell><table:table-cell table:style-name="T16.R8_C2"><text:p text:style-name="P694"/></table:table-cell><table:table-cell table:style-name="T16.R8_C3"><text:p text:style-name="P695"/></table:table-cell></table:table-row><table:table-row table:style-name="T16.R9"><table:table-cell table:style-name="T16.R9_C0"><text:p text:style-name="P696"/></table:table-cell><table:table-cell table:style-name="T16.R9_C1"><text:p text:style-name="P697"/></table:table-cell><table:table-cell table:style-name="T16.R9_C2"><text:p text:style-name="P698"/></table:table-cell><table:table-cell table:style-name="T16.R9_C3"><text:p text:style-name="P699"/></table:table-cell></table:table-row><table:table-row table:style-name="T16.R10"><table:table-cell table:style-name="T16.R10_C0"><text:p text:style-name="P700"/></table:table-cell><table:table-cell table:style-name="T16.R10_C1"><text:p text:style-name="P701"/></table:table-cell><table:table-cell table:style-name="T16.R10_C2"><text:p text:style-name="P702"/></table:table-cell><table:table-cell table:style-name="T16.R10_C3"><text:p text:style-name="P703"/></table:table-cell></table:table-row></table:table></draw:text-box></draw:frame></text:p>
      <text:p text:style-name="P704"><text:span text:style-name="T283">i2p rlt Attributes</text:span></text:p>
      <text:p text:style-name="P705"/>
      <text:p text:style-name="P706"><draw:frame draw:style-name="fr17" draw:z-index="0" svg:width="16.801cm" svg:x="0.000cm" svg:y="-4.523cm" text:anchor-type="as-char"><draw:text-box fo:min-height="4.523cm"><table:table table:name="T17" table:style-name="T17" text:anchor-type="paragraph"><table:table-column table:style-name="T17.C129"/><table:table-column table:style-name="T17.C130"/><table:table-column table:style-name="T17.C131"/><table:table-column table:style-name="T17.C132"/><table:table-row table:style-name="T17.R1"><table:table-cell table:style-name="T17.R1_C0"><text:p text:style-name="P707"><text:span text:style-name="T284">DETAIL</text:span></text:p></table:table-cell><table:table-cell table:style-name="T17.R1_C1"><text:p text:style-name="P708"><text:span text:style-name="T285">LABEL</text:span></text:p></table:table-cell><table:table-cell table:style-name="T17.R1_C2"><text:p text:style-name="P709"><text:span text:style-name="T286">TYPE</text:span></text:p></table:table-cell><table:table-cell table:style-name="T17.R1_C3"><text:p text:style-name="P710"><text:span text:style-name="T287">cf</text:span></text:p></table:table-cell></table:table-row><table:table-row table:style-name="T17.R2"><table:table-cell table:style-name="T17.R2_C0"><text:p text:style-name="P711"><text:span text:style-name="T288">함께 직공 구매한 횟수</text:span></text:p></table:table-cell><table:table-cell table:style-name="T17.R2_C1"><text:p text:style-name="P712"><text:span text:style-name="T289">with_num</text:span></text:p></table:table-cell><table:table-cell table:style-name="T17.R2_C2"><text:p text:style-name="P713"><text:span text:style-name="T290">int</text:span></text:p></table:table-cell><table:table-cell table:style-name="T17.R2_C3"><text:p text:style-name="P714"><text:span text:style-name="T291">12</text:span></text:p></table:table-cell></table:table-row><table:table-row table:style-name="T17.R3"><table:table-cell table:style-name="T17.R3_C0"><text:p text:style-name="P715"><text:span text:style-name="T292">데이터가 마지막 수정일</text:span></text:p></table:table-cell><table:table-cell table:style-name="T17.R3_C1"><text:p text:style-name="P716"><text:span text:style-name="T293">last_modified</text:span></text:p></table:table-cell><table:table-cell table:style-name="T17.R3_C2"><text:p text:style-name="P717"><text:span text:style-name="T294">date</text:span></text:p></table:table-cell><table:table-cell table:style-name="T17.R3_C3"><text:p text:style-name="P718"><text:span text:style-name="T295">“”</text:span></text:p></table:table-cell></table:table-row><table:table-row table:style-name="T17.R4"><table:table-cell table:style-name="T17.R4_C0"><text:p text:style-name="P719"/></table:table-cell><table:table-cell table:style-name="T17.R4_C1"><text:p text:style-name="P720"/></table:table-cell><table:table-cell table:style-name="T17.R4_C2"><text:p text:style-name="P721"/></table:table-cell><table:table-cell table:style-name="T17.R4_C3"><text:p text:style-name="P722"/></table:table-cell></table:table-row><table:table-row table:style-name="T17.R5"><table:table-cell table:style-name="T17.R5_C0"><text:p text:style-name="P723"/></table:table-cell><table:table-cell table:style-name="T17.R5_C1"><text:p text:style-name="P724"/></table:table-cell><table:table-cell table:style-name="T17.R5_C2"><text:p text:style-name="P725"/></table:table-cell><table:table-cell table:style-name="T17.R5_C3"><text:p text:style-name="P726"/></table:table-cell></table:table-row><table:table-row table:style-name="T17.R6"><table:table-cell table:style-name="T17.R6_C0"><text:p text:style-name="P727"/></table:table-cell><table:table-cell table:style-name="T17.R6_C1"><text:p text:style-name="P728"/></table:table-cell><table:table-cell table:style-name="T17.R6_C2"><text:p text:style-name="P729"/></table:table-cell><table:table-cell table:style-name="T17.R6_C3"><text:p text:style-name="P730"/></table:table-cell></table:table-row><table:table-row table:style-name="T17.R7"><table:table-cell table:style-name="T17.R7_C0"><text:p text:style-name="P731"/></table:table-cell><table:table-cell table:style-name="T17.R7_C1"><text:p text:style-name="P732"/></table:table-cell><table:table-cell table:style-name="T17.R7_C2"><text:p text:style-name="P733"/></table:table-cell><table:table-cell table:style-name="T17.R7_C3"><text:p text:style-name="P734"/></table:table-cell></table:table-row><table:table-row table:style-name="T17.R8"><table:table-cell table:style-name="T17.R8_C0"><text:p text:style-name="P735"/></table:table-cell><table:table-cell table:style-name="T17.R8_C1"><text:p text:style-name="P736"/></table:table-cell><table:table-cell table:style-name="T17.R8_C2"><text:p text:style-name="P737"/></table:table-cell><table:table-cell table:style-name="T17.R8_C3"><text:p text:style-name="P738"/></table:table-cell></table:table-row><table:table-row table:style-name="T17.R9"><table:table-cell table:style-name="T17.R9_C0"><text:p text:style-name="P739"/></table:table-cell><table:table-cell table:style-name="T17.R9_C1"><text:p text:style-name="P740"/></table:table-cell><table:table-cell table:style-name="T17.R9_C2"><text:p text:style-name="P741"/></table:table-cell><table:table-cell table:style-name="T17.R9_C3"><text:p text:style-name="P742"/></table:table-cell></table:table-row><table:table-row table:style-name="T17.R10"><table:table-cell table:style-name="T17.R10_C0"><text:p text:style-name="P743"/></table:table-cell><table:table-cell table:style-name="T17.R10_C1"><text:p text:style-name="P744"/></table:table-cell><table:table-cell table:style-name="T17.R10_C2"><text:p text:style-name="P745"/></table:table-cell><table:table-cell table:style-name="T17.R10_C3"><text:p text:style-name="P746"/></table:table-cell></table:table-row></table:table></draw:text-box></draw:frame></text:p>
      <text:p text:style-name="P747"/>
      <text:p text:style-name="P748"><text:span text:style-name="T296">i2g rlt Attributes</text:span></text:p>
      <text:p text:style-name="P749"/>
      <text:p text:style-name="P750"><draw:frame draw:style-name="fr18" draw:z-index="0" svg:width="16.801cm" svg:x="0.000cm" svg:y="-4.523cm" text:anchor-type="as-char"><draw:text-box fo:min-height="4.523cm"><table:table table:name="T18" table:style-name="T18" text:anchor-type="paragraph"><table:table-column table:style-name="T18.C133"/><table:table-column table:style-name="T18.C134"/><table:table-column table:style-name="T18.C135"/><table:table-column table:style-name="T18.C136"/><table:table-row table:style-name="T18.R1"><table:table-cell table:style-name="T18.R1_C0"><text:p text:style-name="P751"><text:span text:style-name="T297">DETAIL</text:span></text:p></table:table-cell><table:table-cell table:style-name="T18.R1_C1"><text:p text:style-name="P752"><text:span text:style-name="T298">LABEL</text:span></text:p></table:table-cell><table:table-cell table:style-name="T18.R1_C2"><text:p text:style-name="P753"><text:span text:style-name="T299">TYPE</text:span></text:p></table:table-cell><table:table-cell table:style-name="T18.R1_C3"><text:p text:style-name="P754"><text:span text:style-name="T300">cf</text:span></text:p></table:table-cell></table:table-row><table:table-row table:style-name="T18.R2"><table:table-cell table:style-name="T18.R2_C0"><text:p text:style-name="P755"><text:span text:style-name="T301">함께 직공 구매한 횟수</text:span></text:p></table:table-cell><table:table-cell table:style-name="T18.R2_C1"><text:p text:style-name="P756"><text:span text:style-name="T302">with_num</text:span></text:p></table:table-cell><table:table-cell table:style-name="T18.R2_C2"><text:p text:style-name="P757"><text:span text:style-name="T303">int</text:span></text:p></table:table-cell><table:table-cell table:style-name="T18.R2_C3"><text:p text:style-name="P758"><text:span text:style-name="T304">12</text:span></text:p></table:table-cell></table:table-row><table:table-row table:style-name="T18.R3"><table:table-cell table:style-name="T18.R3_C0"><text:p text:style-name="P759"><text:span text:style-name="T305">데이터가 마지막 수정일</text:span></text:p></table:table-cell><table:table-cell table:style-name="T18.R3_C1"><text:p text:style-name="P760"><text:span text:style-name="T306">last_modified</text:span></text:p></table:table-cell><table:table-cell table:style-name="T18.R3_C2"><text:p text:style-name="P761"><text:span text:style-name="T307">date</text:span></text:p></table:table-cell><table:table-cell table:style-name="T18.R3_C3"><text:p text:style-name="P762"><text:span text:style-name="T308">“”</text:span></text:p></table:table-cell></table:table-row><table:table-row table:style-name="T18.R4"><table:table-cell table:style-name="T18.R4_C0"><text:p text:style-name="P763"/></table:table-cell><table:table-cell table:style-name="T18.R4_C1"><text:p text:style-name="P764"/></table:table-cell><table:table-cell table:style-name="T18.R4_C2"><text:p text:style-name="P765"/></table:table-cell><table:table-cell table:style-name="T18.R4_C3"><text:p text:style-name="P766"/></table:table-cell></table:table-row><table:table-row table:style-name="T18.R5"><table:table-cell table:style-name="T18.R5_C0"><text:p text:style-name="P767"/></table:table-cell><table:table-cell table:style-name="T18.R5_C1"><text:p text:style-name="P768"/></table:table-cell><table:table-cell table:style-name="T18.R5_C2"><text:p text:style-name="P769"/></table:table-cell><table:table-cell table:style-name="T18.R5_C3"><text:p text:style-name="P770"/></table:table-cell></table:table-row><table:table-row table:style-name="T18.R6"><table:table-cell table:style-name="T18.R6_C0"><text:p text:style-name="P771"/></table:table-cell><table:table-cell table:style-name="T18.R6_C1"><text:p text:style-name="P772"/></table:table-cell><table:table-cell table:style-name="T18.R6_C2"><text:p text:style-name="P773"/></table:table-cell><table:table-cell table:style-name="T18.R6_C3"><text:p text:style-name="P774"/></table:table-cell></table:table-row><table:table-row table:style-name="T18.R7"><table:table-cell table:style-name="T18.R7_C0"><text:p text:style-name="P775"/></table:table-cell><table:table-cell table:style-name="T18.R7_C1"><text:p text:style-name="P776"/></table:table-cell><table:table-cell table:style-name="T18.R7_C2"><text:p text:style-name="P777"/></table:table-cell><table:table-cell table:style-name="T18.R7_C3"><text:p text:style-name="P778"/></table:table-cell></table:table-row><table:table-row table:style-name="T18.R8"><table:table-cell table:style-name="T18.R8_C0"><text:p text:style-name="P779"/></table:table-cell><table:table-cell table:style-name="T18.R8_C1"><text:p text:style-name="P780"/></table:table-cell><table:table-cell table:style-name="T18.R8_C2"><text:p text:style-name="P781"/></table:table-cell><table:table-cell table:style-name="T18.R8_C3"><text:p text:style-name="P782"/></table:table-cell></table:table-row><table:table-row table:style-name="T18.R9"><table:table-cell table:style-name="T18.R9_C0"><text:p text:style-name="P783"/></table:table-cell><table:table-cell table:style-name="T18.R9_C1"><text:p text:style-name="P784"/></table:table-cell><table:table-cell table:style-name="T18.R9_C2"><text:p text:style-name="P785"/></table:table-cell><table:table-cell table:style-name="T18.R9_C3"><text:p text:style-name="P786"/></table:table-cell></table:table-row><table:table-row table:style-name="T18.R10"><table:table-cell table:style-name="T18.R10_C0"><text:p text:style-name="P787"/></table:table-cell><table:table-cell table:style-name="T18.R10_C1"><text:p text:style-name="P788"/></table:table-cell><table:table-cell table:style-name="T18.R10_C2"><text:p text:style-name="P789"/></table:table-cell><table:table-cell table:style-name="T18.R10_C3"><text:p text:style-name="P790"/></table:table-cell></table:table-row></table:table></draw:text-box></draw:frame></text:p>
      <text:p text:style-name="P791"/>
      <text:p text:style-name="P792"><text:span text:style-name="T309">i2s rlt Attributes</text:span></text:p>
      <text:p text:style-name="P793"/>
      <text:p text:style-name="P794"><draw:frame draw:style-name="fr19" draw:z-index="0" svg:width="16.801cm" svg:x="0.000cm" svg:y="-4.523cm" text:anchor-type="as-char"><draw:text-box fo:min-height="4.523cm"><table:table table:name="T19" table:style-name="T19" text:anchor-type="paragraph"><table:table-column table:style-name="T19.C137"/><table:table-column table:style-name="T19.C138"/><table:table-column table:style-name="T19.C139"/><table:table-column table:style-name="T19.C140"/><table:table-row table:style-name="T19.R1"><table:table-cell table:style-name="T19.R1_C0"><text:p text:style-name="P795"><text:span text:style-name="T310">DETAIL</text:span></text:p></table:table-cell><table:table-cell table:style-name="T19.R1_C1"><text:p text:style-name="P796"><text:span text:style-name="T311">LABEL</text:span></text:p></table:table-cell><table:table-cell table:style-name="T19.R1_C2"><text:p text:style-name="P797"><text:span text:style-name="T312">TYPE</text:span></text:p></table:table-cell><table:table-cell table:style-name="T19.R1_C3"><text:p text:style-name="P798"><text:span text:style-name="T313">cf</text:span></text:p></table:table-cell></table:table-row><table:table-row table:style-name="T19.R2"><table:table-cell table:style-name="T19.R2_C0"><text:p text:style-name="P799"><text:span text:style-name="T314">함께 직공 구매한 횟수</text:span></text:p></table:table-cell><table:table-cell table:style-name="T19.R2_C1"><text:p text:style-name="P800"><text:span text:style-name="T315">with_num</text:span></text:p></table:table-cell><table:table-cell table:style-name="T19.R2_C2"><text:p text:style-name="P801"><text:span text:style-name="T316">int</text:span></text:p></table:table-cell><table:table-cell table:style-name="T19.R2_C3"><text:p text:style-name="P802"><text:span text:style-name="T317">12</text:span></text:p></table:table-cell></table:table-row><table:table-row table:style-name="T19.R3"><table:table-cell table:style-name="T19.R3_C0"><text:p text:style-name="P803"><text:span text:style-name="T318">데이터가 마지막 수정일</text:span></text:p></table:table-cell><table:table-cell table:style-name="T19.R3_C1"><text:p text:style-name="P804"><text:span text:style-name="T319">last_modified</text:span></text:p></table:table-cell><table:table-cell table:style-name="T19.R3_C2"><text:p text:style-name="P805"><text:span text:style-name="T320">date</text:span></text:p></table:table-cell><table:table-cell table:style-name="T19.R3_C3"><text:p text:style-name="P806"><text:span text:style-name="T321">“”</text:span></text:p></table:table-cell></table:table-row><table:table-row table:style-name="T19.R4"><table:table-cell table:style-name="T19.R4_C0"><text:p text:style-name="P807"/></table:table-cell><table:table-cell table:style-name="T19.R4_C1"><text:p text:style-name="P808"/></table:table-cell><table:table-cell table:style-name="T19.R4_C2"><text:p text:style-name="P809"/></table:table-cell><table:table-cell table:style-name="T19.R4_C3"><text:p text:style-name="P810"/></table:table-cell></table:table-row><table:table-row table:style-name="T19.R5"><table:table-cell table:style-name="T19.R5_C0"><text:p text:style-name="P811"/></table:table-cell><table:table-cell table:style-name="T19.R5_C1"><text:p text:style-name="P812"/></table:table-cell><table:table-cell table:style-name="T19.R5_C2"><text:p text:style-name="P813"/></table:table-cell><table:table-cell table:style-name="T19.R5_C3"><text:p text:style-name="P814"/></table:table-cell></table:table-row><table:table-row table:style-name="T19.R6"><table:table-cell table:style-name="T19.R6_C0"><text:p text:style-name="P815"/></table:table-cell><table:table-cell table:style-name="T19.R6_C1"><text:p text:style-name="P816"/></table:table-cell><table:table-cell table:style-name="T19.R6_C2"><text:p text:style-name="P817"/></table:table-cell><table:table-cell table:style-name="T19.R6_C3"><text:p text:style-name="P818"/></table:table-cell></table:table-row><table:table-row table:style-name="T19.R7"><table:table-cell table:style-name="T19.R7_C0"><text:p text:style-name="P819"/></table:table-cell><table:table-cell table:style-name="T19.R7_C1"><text:p text:style-name="P820"/></table:table-cell><table:table-cell table:style-name="T19.R7_C2"><text:p text:style-name="P821"/></table:table-cell><table:table-cell table:style-name="T19.R7_C3"><text:p text:style-name="P822"/></table:table-cell></table:table-row><table:table-row table:style-name="T19.R8"><table:table-cell table:style-name="T19.R8_C0"><text:p text:style-name="P823"/></table:table-cell><table:table-cell table:style-name="T19.R8_C1"><text:p text:style-name="P824"/></table:table-cell><table:table-cell table:style-name="T19.R8_C2"><text:p text:style-name="P825"/></table:table-cell><table:table-cell table:style-name="T19.R8_C3"><text:p text:style-name="P826"/></table:table-cell></table:table-row><table:table-row table:style-name="T19.R9"><table:table-cell table:style-name="T19.R9_C0"><text:p text:style-name="P827"/></table:table-cell><table:table-cell table:style-name="T19.R9_C1"><text:p text:style-name="P828"/></table:table-cell><table:table-cell table:style-name="T19.R9_C2"><text:p text:style-name="P829"/></table:table-cell><table:table-cell table:style-name="T19.R9_C3"><text:p text:style-name="P830"/></table:table-cell></table:table-row><table:table-row table:style-name="T19.R10"><table:table-cell table:style-name="T19.R10_C0"><text:p text:style-name="P831"/></table:table-cell><table:table-cell table:style-name="T19.R10_C1"><text:p text:style-name="P832"/></table:table-cell><table:table-cell table:style-name="T19.R10_C2"><text:p text:style-name="P833"/></table:table-cell><table:table-cell table:style-name="T19.R10_C3"><text:p text:style-name="P834"/></table:table-cell></table:table-row></table:table></draw:text-box></draw:frame></text:p>
      <text:p text:style-name="P835"/>
      <text:p text:style-name="P836"><text:span text:style-name="T322">i2i rlt Attributes</text:span></text:p>
      <text:p text:style-name="P837"/>
      <text:p text:style-name="P838"><draw:frame draw:style-name="fr20" draw:z-index="0" svg:width="16.801cm" svg:x="0.000cm" svg:y="-4.523cm" text:anchor-type="as-char"><draw:text-box fo:min-height="4.523cm"><table:table table:name="T20" table:style-name="T20" text:anchor-type="paragraph"><table:table-column table:style-name="T20.C141"/><table:table-column table:style-name="T20.C142"/><table:table-column table:style-name="T20.C143"/><table:table-column table:style-name="T20.C144"/><table:table-row table:style-name="T20.R1"><table:table-cell table:style-name="T20.R1_C0"><text:p text:style-name="P839"><text:span text:style-name="T323">DETAIL</text:span></text:p></table:table-cell><table:table-cell table:style-name="T20.R1_C1"><text:p text:style-name="P840"><text:span text:style-name="T324">LABEL</text:span></text:p></table:table-cell><table:table-cell table:style-name="T20.R1_C2"><text:p text:style-name="P841"><text:span text:style-name="T325">TYPE</text:span></text:p></table:table-cell><table:table-cell table:style-name="T20.R1_C3"><text:p text:style-name="P842"><text:span text:style-name="T326">cf</text:span></text:p></table:table-cell></table:table-row><table:table-row table:style-name="T20.R2"><table:table-cell table:style-name="T20.R2_C0"><text:p text:style-name="P843"><text:span text:style-name="T327">함께 직공 구매한 횟수</text:span></text:p></table:table-cell><table:table-cell table:style-name="T20.R2_C1"><text:p text:style-name="P844"><text:span text:style-name="T328">with_num</text:span></text:p></table:table-cell><table:table-cell table:style-name="T20.R2_C2"><text:p text:style-name="P845"><text:span text:style-name="T329">int</text:span></text:p></table:table-cell><table:table-cell table:style-name="T20.R2_C3"><text:p text:style-name="P846"><text:span text:style-name="T330">12</text:span></text:p></table:table-cell></table:table-row><table:table-row table:style-name="T20.R3"><table:table-cell table:style-name="T20.R3_C0"><text:p text:style-name="P847"><text:span text:style-name="T331">데이터가 마지막 수정일</text:span></text:p></table:table-cell><table:table-cell table:style-name="T20.R3_C1"><text:p text:style-name="P848"><text:span text:style-name="T332">last_modified</text:span></text:p></table:table-cell><table:table-cell table:style-name="T20.R3_C2"><text:p text:style-name="P849"><text:span text:style-name="T333">date</text:span></text:p></table:table-cell><table:table-cell table:style-name="T20.R3_C3"><text:p text:style-name="P850"><text:span text:style-name="T334">“”</text:span></text:p></table:table-cell></table:table-row><table:table-row table:style-name="T20.R4"><table:table-cell table:style-name="T20.R4_C0"><text:p text:style-name="P851"/></table:table-cell><table:table-cell table:style-name="T20.R4_C1"><text:p text:style-name="P852"/></table:table-cell><table:table-cell table:style-name="T20.R4_C2"><text:p text:style-name="P853"/></table:table-cell><table:table-cell table:style-name="T20.R4_C3"><text:p text:style-name="P854"/></table:table-cell></table:table-row><table:table-row table:style-name="T20.R5"><table:table-cell table:style-name="T20.R5_C0"><text:p text:style-name="P855"/></table:table-cell><table:table-cell table:style-name="T20.R5_C1"><text:p text:style-name="P856"/></table:table-cell><table:table-cell table:style-name="T20.R5_C2"><text:p text:style-name="P857"/></table:table-cell><table:table-cell table:style-name="T20.R5_C3"><text:p text:style-name="P858"/></table:table-cell></table:table-row><table:table-row table:style-name="T20.R6"><table:table-cell table:style-name="T20.R6_C0"><text:p text:style-name="P859"/></table:table-cell><table:table-cell table:style-name="T20.R6_C1"><text:p text:style-name="P860"/></table:table-cell><table:table-cell table:style-name="T20.R6_C2"><text:p text:style-name="P861"/></table:table-cell><table:table-cell table:style-name="T20.R6_C3"><text:p text:style-name="P862"/></table:table-cell></table:table-row><table:table-row table:style-name="T20.R7"><table:table-cell table:style-name="T20.R7_C0"><text:p text:style-name="P863"/></table:table-cell><table:table-cell table:style-name="T20.R7_C1"><text:p text:style-name="P864"/></table:table-cell><table:table-cell table:style-name="T20.R7_C2"><text:p text:style-name="P865"/></table:table-cell><table:table-cell table:style-name="T20.R7_C3"><text:p text:style-name="P866"/></table:table-cell></table:table-row><table:table-row table:style-name="T20.R8"><table:table-cell table:style-name="T20.R8_C0"><text:p text:style-name="P867"/></table:table-cell><table:table-cell table:style-name="T20.R8_C1"><text:p text:style-name="P868"/></table:table-cell><table:table-cell table:style-name="T20.R8_C2"><text:p text:style-name="P869"/></table:table-cell><table:table-cell table:style-name="T20.R8_C3"><text:p text:style-name="P870"/></table:table-cell></table:table-row><table:table-row table:style-name="T20.R9"><table:table-cell table:style-name="T20.R9_C0"><text:p text:style-name="P871"/></table:table-cell><table:table-cell table:style-name="T20.R9_C1"><text:p text:style-name="P872"/></table:table-cell><table:table-cell table:style-name="T20.R9_C2"><text:p text:style-name="P873"/></table:table-cell><table:table-cell table:style-name="T20.R9_C3"><text:p text:style-name="P874"/></table:table-cell></table:table-row><table:table-row table:style-name="T20.R10"><table:table-cell table:style-name="T20.R10_C0"><text:p text:style-name="P875"/></table:table-cell><table:table-cell table:style-name="T20.R10_C1"><text:p text:style-name="P876"/></table:table-cell><table:table-cell table:style-name="T20.R10_C2"><text:p text:style-name="P877"/></table:table-cell><table:table-cell table:style-name="T20.R10_C3"><text:p text:style-name="P878"/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automatic-styles>
    <style:page-layout style:name="pm1">
      <style:page-layout-properties fo:margin-bottom="1.000cm" fo:margin-left="1.000cm" fo:margin-right="1.000cm" fo:margin-top="1.000cm" fo:page-height="29.700cm" fo:page-width="21.000cm" style:print-orientation="portrait"/>
      <style:header-style>
        <style:header-footer-properties fo:margin-bottom="0cm" fo:margin-left="0cm" fo:margin-right="0cm" fo:margin-top="0cm" fo:min-height="0.000cm"/>
      </style:header-style>
      <style:footer-style>
        <style:header-footer-properties fo:margin-bottom="0cm" fo:margin-left="0cm" fo:margin-right="0cm" fo:margin-top="0cm" fo:min-height="0.000cm"/>
      </style:footer-style>
    </style:page-layout>
  </office:automatic-styles>
  <office:master-styles>
    <style:master-page style:name="Standard" style:page-layout-name="pm1">
      <style:header>
        <text:p text:style-name="바탕글"/>
      </style:header>
      <style:footer>
        <text:p text:style-name="바탕글"/>
      </style:footer>
    </style:master-page>
  </office:master-styles>
  <office:styles>
    <style:style style:class="text" style:family="paragraph" style:name="0" style:parent-style-name="Standard">
      <style:paragraph-properties fo:line-height="160%" fo:padding-bottom="0.000cm" fo:padding-left="0.000cm" fo:padding-right="0.000cm" fo:padding-top="0.000cm" fo:text-align="left" style:snap-to-layout-grid="true" style:vertical-align="baseline"/>
      <style:text-properties fo:color="#000000" fo:font-size="10.0pt" style:font-name="함초롬바탕" style:font-name-asian="함초롬바탕" style:font-size-asian="10.0pt"/>
    </style:style>
    <draw:stroke-dash draw:display-name="Ultrafine Dashed" draw:distance="200%" draw:dots1="1" draw:dots1-length="400%" draw:dots2="1" draw:dots2-length="400%" draw:name="Hwp_Dash" draw:style="rect"/>
    <draw:stroke-dash draw:display-name="Ultrafine Dotted (var)" draw:distance="200%" draw:dots1="1" draw:dots1-length="100%" draw:name="Hwp_Dot" draw:style="rect"/>
    <draw:stroke-dash draw:display-name="1 Dots 1 Dash" draw:distance="200%" draw:dots1="1" draw:dots1-length="400%" draw:dots2="1" draw:dots2-length="100%" draw:name="Hwp_Dash_Dot" draw:style="rect"/>
    <draw:stroke-dash draw:display-name="2 Dots 1 Dash" draw:distance="200%" draw:dots1="1" draw:dots1-length="400%" draw:dots2="2" draw:dots2-length="100%" draw:name="Hwp_Dash_Dot_Dot" draw:style="rect"/>
    <draw:stroke-dash draw:display-name="Long Dash" draw:distance="200%" draw:dots1="1" draw:dots1-length="600%" draw:dots2="1" draw:dots2-length="100%" draw:name="Hwp_LongDash" draw:style="rect"/>
    <draw:stroke-dash draw:display-name="Long Dash 1Dot" draw:distance="200%" draw:dots1="1" draw:dots1-length="600%" draw:dots2="1" draw:dots2-length="100%" draw:name="Hwp_LongDash_Dot" draw:style="rect"/>
    <draw:stroke-dash draw:display-name="Long Dash 2 Dots" draw:distance="200%" draw:dots1="1" draw:dots1-length="600%" draw:dots2="2" draw:dots2-length="100%" draw:name="Hwp_LongDash_Dot_Dot" draw:style="rect"/>
    <draw:stroke-dash draw:display-name="Circle" draw:distance="200%" draw:dots1="1" draw:dots1-length="100%" draw:dots2="1" draw:dots2-length="100%" draw:name="Hwp_Circle" draw:style="round"/>
    <draw:marker draw:display-name="Hwp_Arrow" draw:name="Hwp_Arrow" svg:d="m10 0-10 30h20z" svg:viewBox="0 0 20 30"/>
    <draw:marker draw:display-name="Hwp_Line_Arrow" draw:name="Hwp_Line_Arrow" svg:d="m0 2108v17 17l12 42 30 34 38 21 43 4 29-8 30-21 25-26 13-34 343-1532 339 1520 13 42 29 34 39 21 42 4 42-12 34-30 21-42v-39-12l-4 4-440-1998-9-42-25-39-38-25-43-8-42 8-38 25-26 39-8 42z" svg:viewBox="0 0 1122 2243"/>
    <draw:marker draw:display-name="Hwp_Line_Arrow_Concave" draw:name="Hwp_Line_Arrow_Concave" svg:d="m1013 1491 118 89-567-1580-564 1580 114-85 136-68 148-46 161-17 161 13 153 46z" svg:viewBox="0 0 1131 1580"/>
    <draw:marker draw:display-name="Hwp_Square_45" draw:name="Hwp_Square_45" svg:d="m0 564 564 567 567-567-567-564z" svg:viewBox="0 0 1131 1131"/>
    <draw:marker draw:display-name="Hwp_Circle" draw:name="Hwp_Circle" svg:d="m462 1118-102-29-102-51-93-72-72-93-51-102-29-102-13-105 13-102 29-106 51-102 72-89 93-72 102-50 102-34 106-9 101 9 106 34 98 50 93 72 72 89 51 102 29 106 13 102-13 105-29 102-51 102-72 93-93 72-98 51-106 29-101 13z" svg:viewBox="0 0 1131 1131"/>
    <draw:marker draw:display-name="Hwp_Square" draw:name="Hwp_Square" svg:d="m0 0h10v10h-10z" svg:viewBox="0 0 10 10"/>
  </office:styles>
</office:document-styles>
</file>

<file path=meta.xml><?xml version="1.0" encoding="utf-8"?>
<office:document-meta xmlns:office="urn:oasis:names:tc:opendocument:xmlns:office:1.0" xmlns:dc="http://purl.org/dc/elements/1.1/" xmlns:meta="urn:oasis:names:tc:opendocument:xmlns:meta:1.0" xmlns:ooo="http://openoffice.org/2004/office" xmlns:xlink="http://www.w3.org/1999/xlink" office:version="1.0">
  <office:meta>
    <meta:generator>Hwp 9, 0, 0, 562</meta:generator>
    <meta:creation-date>2017년 5월 25일 목요일 오후 3:07:30</meta:creation-date>
    <dc:title>Person Node Attributes</dc:title>
    <dc:creator>minseok</dc:creator>
    <dc:date>2017년 5월 26일 금요일 오후 4:01:09</dc:date>
    <dc:language>euc-KR</dc:language>
    <meta:print-date/>
    <dc:subject/>
    <dc:description/>
    <meta:keyword/>
    <meta:document-statistic meta:character-count="6" meta:image-count="0" meta:object-count="0" meta:page-count="1" meta:paragraph-count="1" meta:table-count="0" meta:word-count="1"/>
  </office:meta>
</office:document-meta>
</file>